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7" style:family="table">
      <style:table-properties style:width="25.7cm" table:align="margins"/>
    </style:style>
    <style:style style:name="Tabla17.A" style:family="table-column">
      <style:table-column-properties style:column-width="8.567cm" style:rel-column-width="21845*"/>
    </style:style>
    <style:style style:name="Tabla17.A1" style:family="table-cell">
      <style:table-cell-properties fo:background-color="#e0e0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7.C1" style:family="table-cell">
      <style:table-cell-properties fo:background-color="#e0e0e0" fo:padding="0.097cm" fo:border="0.5pt solid #000000">
        <style:background-image/>
      </style:table-cell-properties>
    </style:style>
    <style:style style:name="Tabla17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17.B2" style:family="table-cell">
      <style:table-cell-properties fo:padding="0.097cm" fo:border-left="0.5pt solid #000000" fo:border-right="none" fo:border-top="none" fo:border-bottom="0.5pt solid #000000"/>
    </style:style>
    <style:style style:name="Tabla1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7.B3" style:family="table-cell">
      <style:table-cell-properties fo:padding="0.097cm" fo:border-left="0.5pt solid #000000" fo:border-right="none" fo:border-top="none" fo:border-bottom="0.5pt solid #000000"/>
    </style:style>
    <style:style style:name="Tab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la17.B4" style:family="table-cell">
      <style:table-cell-properties fo:padding="0.097cm" fo:border-left="0.5pt solid #000000" fo:border-right="none" fo:border-top="none" fo:border-bottom="0.5pt solid #000000"/>
    </style:style>
    <style:style style:name="Tab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la17.B5" style:family="table-cell">
      <style:table-cell-properties fo:padding="0.097cm" fo:border-left="0.5pt solid #000000" fo:border-right="none" fo:border-top="none" fo:border-bottom="0.5pt solid #000000"/>
    </style:style>
    <style:style style:name="Tab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la17.B6" style:family="table-cell">
      <style:table-cell-properties fo:padding="0.097cm" fo:border-left="0.5pt solid #000000" fo:border-right="none" fo:border-top="none" fo:border-bottom="0.5pt solid #000000"/>
    </style:style>
    <style:style style:name="Tab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la17.B7" style:family="table-cell">
      <style:table-cell-properties fo:padding="0.097cm" fo:border-left="0.5pt solid #000000" fo:border-right="none" fo:border-top="none" fo:border-bottom="0.5pt solid #000000"/>
    </style:style>
    <style:style style:name="Tabla17.C7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5.7cm" style:rel-width="100%" table:align="center" style:may-break-between-rows="false"/>
    </style:style>
    <style:style style:name="Tabla2.A" style:family="table-column">
      <style:table-column-properties style:column-width="8.565cm" style:rel-column-width="4856*"/>
    </style:style>
    <style:style style:name="Tabla2.B" style:family="table-column">
      <style:table-column-properties style:column-width="8.567cm" style:rel-column-width="4857*"/>
    </style:style>
    <style:style style:name="Tabla2.A1" style:family="table-cell">
      <style:table-cell-properties fo:background-color="#bdbdb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bdbdbd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ef535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#ef535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A7" style:family="table-cell">
      <style:table-cell-properties fo:background-color="#fff17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7" style:family="table-cell">
      <style:table-cell-properties fo:background-color="#fff17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A13" style:family="table-cell">
      <style:table-cell-properties fo:background-color="#81c784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13" style:family="table-cell">
      <style:table-cell-properties fo:background-color="#81c78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24.927cm" style:rel-width="97%" fo:margin-left="0.513cm" table:align="left" style:may-break-between-rows="false"/>
    </style:style>
    <style:style style:name="Tabla3.A" style:family="table-column">
      <style:table-column-properties style:column-width="3.016cm" style:rel-column-width="1710*"/>
    </style:style>
    <style:style style:name="Tabla3.B" style:family="table-column">
      <style:table-column-properties style:column-width="1.309cm" style:rel-column-width="742*"/>
    </style:style>
    <style:style style:name="Tabla3.C" style:family="table-column">
      <style:table-column-properties style:column-width="1.194cm" style:rel-column-width="677*"/>
    </style:style>
    <style:style style:name="Tabla3.E" style:family="table-column">
      <style:table-column-properties style:column-width="3.112cm" style:rel-column-width="1764*"/>
    </style:style>
    <style:style style:name="Tabla3.F" style:family="table-column">
      <style:table-column-properties style:column-width="2.94cm" style:rel-column-width="1667*"/>
    </style:style>
    <style:style style:name="Tabla3.G" style:family="table-column">
      <style:table-column-properties style:column-width="1.884cm" style:rel-column-width="1068*"/>
    </style:style>
    <style:style style:name="Tabla3.H" style:family="table-column">
      <style:table-column-properties style:column-width="2.424cm" style:rel-column-width="1374*"/>
    </style:style>
    <style:style style:name="Tabla3.I" style:family="table-column">
      <style:table-column-properties style:column-width="2.981cm" style:rel-column-width="1690*"/>
    </style:style>
    <style:style style:name="Tabla3.J" style:family="table-column">
      <style:table-column-properties style:column-width="2.108cm" style:rel-column-width="1195*"/>
    </style:style>
    <style:style style:name="Tabla3.K" style:family="table-column">
      <style:table-column-properties style:column-width="2.653cm" style:rel-column-width="1504*"/>
    </style:style>
    <style:style style:name="Tabla3.1" style:family="table-row">
      <style:table-row-properties style:min-row-height="0.714cm"/>
    </style:style>
    <style:style style:name="Tab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J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17" style:family="table-row">
      <style:table-row-properties style:min-row-height="0.312cm"/>
    </style:style>
    <style:style style:name="Tabla1" style:family="table">
      <style:table-properties style:width="6.294cm" fo:margin-left="9.208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2.58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7.9cm" fo:margin-left="8.885cm" table:align="left"/>
    </style:style>
    <style:style style:name="Tabla5.A" style:family="table-column">
      <style:table-column-properties style:column-width="3.969cm"/>
    </style:style>
    <style:style style:name="Tabla5.B" style:family="table-column">
      <style:table-column-properties style:column-width="3.932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5.B1" style:family="table-cell">
      <style:table-cell-properties fo:padding="0.097cm" fo:border="0.5pt solid #000000" style:writing-mode="page"/>
    </style:style>
    <style:style style:name="Tabla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2.976cm" style:rel-column-width="7588*"/>
    </style:style>
    <style:style style:name="Tabla9.B" style:family="table-column">
      <style:table-column-properties style:column-width="9.447cm" style:rel-column-width="24091*"/>
    </style:style>
    <style:style style:name="Tabla9.C" style:family="table-column">
      <style:table-column-properties style:column-width="13.277cm" style:rel-column-width="33856*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3.04cm" fo:margin-left="5.729cm" table:align="left"/>
    </style:style>
    <style:style style:name="Tabla10.A" style:family="table-column">
      <style:table-column-properties style:column-width="3.006cm"/>
    </style:style>
    <style:style style:name="Tabla10.B" style:family="table-column">
      <style:table-column-properties style:column-width="3.704cm"/>
    </style:style>
    <style:style style:name="Tabla10.C" style:family="table-column">
      <style:table-column-properties style:column-width="6.331cm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22.036cm" fo:margin-left="2.346cm" table:align="left"/>
    </style:style>
    <style:style style:name="Tabla11.A" style:family="table-column">
      <style:table-column-properties style:column-width="2.344cm"/>
    </style:style>
    <style:style style:name="Tabla11.B" style:family="table-column">
      <style:table-column-properties style:column-width="4.383cm"/>
    </style:style>
    <style:style style:name="Tabla11.C" style:family="table-column">
      <style:table-column-properties style:column-width="3.949cm"/>
    </style:style>
    <style:style style:name="Tabla11.D" style:family="table-column">
      <style:table-column-properties style:column-width="3.951cm"/>
    </style:style>
    <style:style style:name="Tabla11.E" style:family="table-column">
      <style:table-column-properties style:column-width="7.408cm"/>
    </style:style>
    <style:style style:name="Tabla11.1" style:family="table-row">
      <style:table-row-properties style:min-row-height="0.349cm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5.002cm" fo:margin-left="3.186cm" table:align="left"/>
    </style:style>
    <style:style style:name="Tabla12.A" style:family="table-column">
      <style:table-column-properties style:column-width="1.508cm"/>
    </style:style>
    <style:style style:name="Tabla12.B" style:family="table-column">
      <style:table-column-properties style:column-width="2.872cm"/>
    </style:style>
    <style:style style:name="Tabla12.C" style:family="table-column">
      <style:table-column-properties style:column-width="3.313cm"/>
    </style:style>
    <style:style style:name="Tabla12.D" style:family="table-column">
      <style:table-column-properties style:column-width="3.314cm"/>
    </style:style>
    <style:style style:name="Tabla12.E" style:family="table-column">
      <style:table-column-properties style:column-width="3.995cm"/>
    </style:style>
    <style:style style:name="Tabla12.1" style:family="table-row">
      <style:table-row-properties style:min-row-height="0.593cm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5.002cm" fo:margin-left="3.186cm" table:align="left"/>
    </style:style>
    <style:style style:name="Tabla6.A" style:family="table-column">
      <style:table-column-properties style:column-width="1.508cm"/>
    </style:style>
    <style:style style:name="Tabla6.B" style:family="table-column">
      <style:table-column-properties style:column-width="2.609cm"/>
    </style:style>
    <style:style style:name="Tabla6.C" style:family="table-column">
      <style:table-column-properties style:column-width="3.445cm"/>
    </style:style>
    <style:style style:name="Tabla6.E" style:family="table-column">
      <style:table-column-properties style:column-width="3.995cm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9.768cm" fo:margin-left="2.997cm" table:align="left"/>
    </style:style>
    <style:style style:name="Tabla7.A" style:family="table-column">
      <style:table-column-properties style:column-width="1.676cm"/>
    </style:style>
    <style:style style:name="Tabla7.B" style:family="table-column">
      <style:table-column-properties style:column-width="4.41cm"/>
    </style:style>
    <style:style style:name="Tabla7.C" style:family="table-column">
      <style:table-column-properties style:column-width="4.057cm"/>
    </style:style>
    <style:style style:name="Tabla7.E" style:family="table-column">
      <style:table-column-properties style:column-width="5.569cm"/>
    </style:style>
    <style:style style:name="Tabla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9.768cm" fo:margin-left="2.997cm" table:align="left"/>
    </style:style>
    <style:style style:name="Tabla8.A" style:family="table-column">
      <style:table-column-properties style:column-width="1.676cm"/>
    </style:style>
    <style:style style:name="Tabla8.B" style:family="table-column">
      <style:table-column-properties style:column-width="3.911cm"/>
    </style:style>
    <style:style style:name="Tabla8.C" style:family="table-column">
      <style:table-column-properties style:column-width="4.306cm"/>
    </style:style>
    <style:style style:name="Tabla8.D" style:family="table-column">
      <style:table-column-properties style:column-width="4.307cm"/>
    </style:style>
    <style:style style:name="Tabla8.E" style:family="table-column">
      <style:table-column-properties style:column-width="5.569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9.768cm" fo:margin-left="2.997cm" table:align="left"/>
    </style:style>
    <style:style style:name="Tabla13.A" style:family="table-column">
      <style:table-column-properties style:column-width="1.676cm"/>
    </style:style>
    <style:style style:name="Tabla13.B" style:family="table-column">
      <style:table-column-properties style:column-width="3.881cm"/>
    </style:style>
    <style:style style:name="Tabla13.C" style:family="table-column">
      <style:table-column-properties style:column-width="4.306cm"/>
    </style:style>
    <style:style style:name="Tabla13.D" style:family="table-column">
      <style:table-column-properties style:column-width="4.307cm"/>
    </style:style>
    <style:style style:name="Tabla13.E" style:family="table-column">
      <style:table-column-properties style:column-width="5.599cm"/>
    </style:style>
    <style:style style:name="Tabla13.1" style:family="table-row">
      <style:table-row-properties style:min-row-height="0.593cm"/>
    </style:style>
    <style:style style:name="Tabla1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9.786cm" fo:margin-left="2.997cm" table:align="left"/>
    </style:style>
    <style:style style:name="Tabla14.A" style:family="table-column">
      <style:table-column-properties style:column-width="1.676cm"/>
    </style:style>
    <style:style style:name="Tabla14.B" style:family="table-column">
      <style:table-column-properties style:column-width="3.911cm"/>
    </style:style>
    <style:style style:name="Tabla14.C" style:family="table-column">
      <style:table-column-properties style:column-width="4.306cm"/>
    </style:style>
    <style:style style:name="Tabla14.D" style:family="table-column">
      <style:table-column-properties style:column-width="4.307cm"/>
    </style:style>
    <style:style style:name="Tabla14.E" style:family="table-column">
      <style:table-column-properties style:column-width="5.586cm"/>
    </style:style>
    <style:style style:name="Tabla14.1" style:family="table-row">
      <style:table-row-properties style:min-row-height="0.593cm"/>
    </style:style>
    <style:style style:name="Tabla1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4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9.786cm" fo:margin-left="2.997cm" table:align="left"/>
    </style:style>
    <style:style style:name="Tabla15.A" style:family="table-column">
      <style:table-column-properties style:column-width="1.676cm"/>
    </style:style>
    <style:style style:name="Tabla15.B" style:family="table-column">
      <style:table-column-properties style:column-width="3.911cm"/>
    </style:style>
    <style:style style:name="Tabla15.C" style:family="table-column">
      <style:table-column-properties style:column-width="4.306cm"/>
    </style:style>
    <style:style style:name="Tabla15.D" style:family="table-column">
      <style:table-column-properties style:column-width="4.307cm"/>
    </style:style>
    <style:style style:name="Tabla15.E" style:family="table-column">
      <style:table-column-properties style:column-width="5.586cm"/>
    </style:style>
    <style:style style:name="Tabla15.1" style:family="table-row">
      <style:table-row-properties style:min-row-height="0.593cm"/>
    </style:style>
    <style:style style:name="Tabla1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5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9.768cm" fo:margin-left="2.997cm" table:align="left"/>
    </style:style>
    <style:style style:name="Tabla4.A" style:family="table-column">
      <style:table-column-properties style:column-width="1.676cm"/>
    </style:style>
    <style:style style:name="Tabla4.B" style:family="table-column">
      <style:table-column-properties style:column-width="3.911cm"/>
    </style:style>
    <style:style style:name="Tabla4.C" style:family="table-column">
      <style:table-column-properties style:column-width="4.306cm"/>
    </style:style>
    <style:style style:name="Tabla4.D" style:family="table-column">
      <style:table-column-properties style:column-width="4.307cm"/>
    </style:style>
    <style:style style:name="Tabla4.E" style:family="table-column">
      <style:table-column-properties style:column-width="5.569cm"/>
    </style:style>
    <style:style style:name="Tabla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3bac5" officeooo:paragraph-rsid="007e1401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080b28" officeooo:paragraph-rsid="007e1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080b28" officeooo:paragraph-rsid="00b5e0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86dd" officeooo:paragraph-rsid="007872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86dd" officeooo:paragraph-rsid="00819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86dd" officeooo:paragraph-rsid="01067d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19dc7" officeooo:paragraph-rsid="00819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19dc7" officeooo:paragraph-rsid="009834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19dc7" officeooo:paragraph-rsid="00cb48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19dc7" officeooo:paragraph-rsid="01067d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a41d1b" officeooo:paragraph-rsid="00a41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c3f439" officeooo:paragraph-rsid="00c3f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966379" officeooo:paragraph-rsid="009663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966379" officeooo:paragraph-rsid="00c98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ca042c" officeooo:paragraph-rsid="00ca04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cb2842" officeooo:paragraph-rsid="00cb2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cf58c5" officeooo:paragraph-rsid="00cf5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ae79df" officeooo:paragraph-rsid="00a47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178e7" officeooo:paragraph-rsid="00d178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1ebcd" officeooo:paragraph-rsid="00d1eb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29e8b" officeooo:paragraph-rsid="00d29e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cd69b2" officeooo:paragraph-rsid="00cd6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4ceb6" officeooo:paragraph-rsid="00d4ce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652eb" officeooo:paragraph-rsid="00d65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91e49" officeooo:paragraph-rsid="00d91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a188e" officeooo:paragraph-rsid="00da18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b2e82" officeooo:paragraph-rsid="00db2e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b2e82" officeooo:paragraph-rsid="00db2e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b51a6" officeooo:paragraph-rsid="00db51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f4060" officeooo:paragraph-rsid="00df4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f4060" officeooo:paragraph-rsid="00e0bb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df4060" officeooo:paragraph-rsid="01067d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e28faf" officeooo:paragraph-rsid="00e28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e3df8b" officeooo:paragraph-rsid="00e3df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e3df8b" officeooo:paragraph-rsid="00e54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e54f8d" officeooo:paragraph-rsid="00e54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e96cf2" officeooo:paragraph-rsid="00e96c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067d9d" officeooo:paragraph-rsid="01067d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7a53b2" officeooo:paragraph-rsid="007a5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a24494" officeooo:paragraph-rsid="00a244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b1db37" officeooo:paragraph-rsid="00b1db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b18f25" officeooo:paragraph-rsid="00b18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080366" officeooo:paragraph-rsid="007872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080366" officeooo:paragraph-rsid="00b5e0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0a4493" officeooo:paragraph-rsid="00b5e0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19dc7" officeooo:paragraph-rsid="00819dc7" fo:background-color="#77bc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c98caa" officeooo:paragraph-rsid="00c98caa" fo:background-color="#77bc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080b28" officeooo:paragraph-rsid="007e1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819dc7" officeooo:paragraph-rsid="00819d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819dc7" officeooo:paragraph-rsid="0078722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b5b1c" officeooo:paragraph-rsid="0078722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cb4851" officeooo:paragraph-rsid="00cb48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7a53b2" officeooo:paragraph-rsid="007a53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7a53b2" officeooo:paragraph-rsid="0078722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7e1401" officeooo:paragraph-rsid="007e140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7e1401" officeooo:paragraph-rsid="00be18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c27c2" officeooo:paragraph-rsid="00bc27c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c27c2" officeooo:paragraph-rsid="00be18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c27c2" officeooo:paragraph-rsid="00bfa86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d866a" officeooo:paragraph-rsid="00bd866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d866a" officeooo:paragraph-rsid="00bfa86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e18f5" officeooo:paragraph-rsid="00be18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e18f5" officeooo:paragraph-rsid="00bfa86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bfa860" officeooo:paragraph-rsid="00bfa86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c0aaa8" officeooo:paragraph-rsid="00c0aaa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c25f6e" officeooo:paragraph-rsid="00c25f6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0c9cb2" officeooo:paragraph-rsid="0078722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7c3045" officeooo:paragraph-rsid="007c30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7c3045" officeooo:paragraph-rsid="007e140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7f3baf" officeooo:paragraph-rsid="007f3b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be18f5" officeooo:paragraph-rsid="00be18f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0c9cb2" officeooo:paragraph-rsid="007872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00e85" officeooo:paragraph-rsid="007e14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05840" officeooo:paragraph-rsid="007872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e1401" officeooo:paragraph-rsid="007e14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e1401" officeooo:paragraph-rsid="00bbad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b9bbe5" officeooo:paragraph-rsid="00b9bb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bbad13" officeooo:paragraph-rsid="00bbad1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bc27c2" officeooo:paragraph-rsid="00bc27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bd866a" officeooo:paragraph-rsid="00bd866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be18f5" officeooo:paragraph-rsid="00be18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bfa860" officeooo:paragraph-rsid="00bfa8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c0aaa8" officeooo:paragraph-rsid="00c0aaa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c25f6e" officeooo:paragraph-rsid="00c25f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819dc7" officeooo:paragraph-rsid="00819dc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6" style:family="paragraph" style:parent-style-name="Standard">
      <style:text-properties style:font-name="Arial" officeooo:rsid="00080b28" officeooo:paragraph-rsid="0078722b"/>
    </style:style>
    <style:style style:name="P87" style:family="paragraph" style:parent-style-name="Standard">
      <style:text-properties style:font-name="Arial" officeooo:rsid="00080b28" officeooo:paragraph-rsid="007c3045"/>
    </style:style>
    <style:style style:name="P88" style:family="paragraph" style:parent-style-name="Standard">
      <style:paragraph-properties fo:text-align="justify" style:justify-single-word="false"/>
      <style:text-properties style:font-name="Arial" officeooo:rsid="00080b28" officeooo:paragraph-rsid="003d3cec"/>
    </style:style>
    <style:style style:name="P89" style:family="paragraph" style:parent-style-name="Standard">
      <style:text-properties style:font-name="Arial" officeooo:rsid="00049ada" officeooo:paragraph-rsid="0078722b"/>
    </style:style>
    <style:style style:name="P90" style:family="paragraph" style:parent-style-name="Standard">
      <style:paragraph-properties fo:text-align="justify" style:justify-single-word="false"/>
      <style:text-properties style:font-name="Arial" officeooo:rsid="00049ada" officeooo:paragraph-rsid="0078722b"/>
    </style:style>
    <style:style style:name="P91" style:family="paragraph" style:parent-style-name="Standard">
      <style:text-properties style:font-name="Arial" officeooo:rsid="00049ada" officeooo:paragraph-rsid="007e1401"/>
    </style:style>
    <style:style style:name="P92" style:family="paragraph" style:parent-style-name="Standard">
      <style:text-properties style:font-name="Arial" officeooo:rsid="00049ada" officeooo:paragraph-rsid="007c3045"/>
    </style:style>
    <style:style style:name="P93" style:family="paragraph" style:parent-style-name="Standard">
      <style:paragraph-properties fo:text-align="justify" style:justify-single-word="false"/>
      <style:text-properties style:font-name="Arial" officeooo:rsid="0005a58a" officeooo:paragraph-rsid="007c3045"/>
    </style:style>
    <style:style style:name="P94" style:family="paragraph" style:parent-style-name="Standard">
      <style:paragraph-properties fo:text-align="justify" style:justify-single-word="false"/>
      <style:text-properties style:font-name="Arial" officeooo:rsid="00145e9e" officeooo:paragraph-rsid="0078722b"/>
    </style:style>
    <style:style style:name="P95" style:family="paragraph" style:parent-style-name="Standard">
      <style:paragraph-properties fo:text-align="justify" style:justify-single-word="false"/>
      <style:text-properties style:font-name="Arial" officeooo:rsid="002b5b1c" officeooo:paragraph-rsid="0078722b"/>
    </style:style>
    <style:style style:name="P96" style:family="paragraph" style:parent-style-name="Standard">
      <style:paragraph-properties fo:text-align="justify" style:justify-single-word="false"/>
      <style:text-properties style:font-name="Arial" style:text-underline-style="none" officeooo:rsid="002b5b1c" officeooo:paragraph-rsid="0078722b"/>
    </style:style>
    <style:style style:name="P97" style:family="paragraph" style:parent-style-name="Standard">
      <style:paragraph-properties fo:text-align="justify" style:justify-single-word="false"/>
      <style:text-properties style:font-name="Arial" style:text-underline-style="none" officeooo:rsid="003286dd" officeooo:paragraph-rsid="0078722b"/>
    </style:style>
    <style:style style:name="P98" style:family="paragraph" style:parent-style-name="Standard">
      <style:paragraph-properties fo:text-align="justify" style:justify-single-word="false" fo:break-before="page"/>
      <style:text-properties style:font-name="Arial" style:text-underline-style="none" officeooo:rsid="003286dd" officeooo:paragraph-rsid="0078722b"/>
    </style:style>
    <style:style style:name="P99" style:family="paragraph" style:parent-style-name="Standard">
      <style:paragraph-properties fo:text-align="justify" style:justify-single-word="false"/>
      <style:text-properties style:font-name="Arial" style:text-underline-style="none" officeooo:rsid="0033b76e" officeooo:paragraph-rsid="0078722b"/>
    </style:style>
    <style:style style:name="P100" style:family="paragraph" style:parent-style-name="Standard">
      <style:paragraph-properties fo:text-align="justify" style:justify-single-word="false"/>
      <style:text-properties style:font-name="Arial" style:text-underline-style="none" officeooo:rsid="0033b76e" officeooo:paragraph-rsid="00819dc7"/>
    </style:style>
    <style:style style:name="P101" style:family="paragraph" style:parent-style-name="Standard">
      <style:paragraph-properties fo:text-align="justify" style:justify-single-word="false"/>
      <style:text-properties style:font-name="Arial" style:text-underline-style="none" officeooo:rsid="0033b76e" officeooo:paragraph-rsid="01067d9d"/>
    </style:style>
    <style:style style:name="P102" style:family="paragraph" style:parent-style-name="Standard">
      <style:paragraph-properties fo:text-align="justify" style:justify-single-word="false"/>
      <style:text-properties style:font-name="Arial" style:text-underline-style="none" officeooo:rsid="003356ab" officeooo:paragraph-rsid="0078722b"/>
    </style:style>
    <style:style style:name="P103" style:family="paragraph" style:parent-style-name="Standard">
      <style:paragraph-properties fo:text-align="justify" style:justify-single-word="false"/>
      <style:text-properties style:font-name="Arial" style:text-underline-style="none" officeooo:rsid="003634a7" officeooo:paragraph-rsid="0078722b"/>
    </style:style>
    <style:style style:name="P104" style:family="paragraph" style:parent-style-name="Standard">
      <style:paragraph-properties fo:text-align="justify" style:justify-single-word="false"/>
      <style:text-properties style:font-name="Arial" style:text-underline-style="none" officeooo:rsid="0039e776" officeooo:paragraph-rsid="0078722b"/>
    </style:style>
    <style:style style:name="P105" style:family="paragraph" style:parent-style-name="Standard">
      <style:paragraph-properties fo:text-align="justify" style:justify-single-word="false"/>
      <style:text-properties style:font-name="Arial" style:text-underline-style="none" officeooo:rsid="0036b14d" officeooo:paragraph-rsid="00841422"/>
    </style:style>
    <style:style style:name="P106" style:family="paragraph" style:parent-style-name="Standard">
      <style:paragraph-properties fo:text-align="justify" style:justify-single-word="false"/>
      <style:text-properties style:font-name="Arial" style:text-underline-style="none" officeooo:rsid="0036b14d" officeooo:paragraph-rsid="0078722b"/>
    </style:style>
    <style:style style:name="P107" style:family="paragraph" style:parent-style-name="Standard">
      <style:paragraph-properties fo:text-align="justify" style:justify-single-word="false"/>
      <style:text-properties style:font-name="Arial" style:text-underline-style="none" officeooo:rsid="003ca6af" officeooo:paragraph-rsid="0078722b"/>
    </style:style>
    <style:style style:name="P108" style:family="paragraph" style:parent-style-name="Standard">
      <style:paragraph-properties fo:text-align="justify" style:justify-single-word="false"/>
      <style:text-properties style:font-name="Arial" style:text-underline-style="none" officeooo:rsid="00080b28" officeooo:paragraph-rsid="007e1401"/>
    </style:style>
    <style:style style:name="P109" style:family="paragraph" style:parent-style-name="Standard">
      <style:paragraph-properties fo:text-align="justify" style:justify-single-word="false"/>
      <style:text-properties style:font-name="Arial" style:text-underline-style="none" officeooo:rsid="00819dc7" officeooo:paragraph-rsid="00819dc7"/>
    </style:style>
    <style:style style:name="P110" style:family="paragraph" style:parent-style-name="Standard">
      <style:paragraph-properties fo:text-align="justify" style:justify-single-word="false"/>
      <style:text-properties style:font-name="Arial" style:text-underline-style="none" officeooo:rsid="00819dc7" officeooo:paragraph-rsid="008a2943"/>
    </style:style>
    <style:style style:name="P111" style:family="paragraph" style:parent-style-name="Standard" style:master-page-name="">
      <loext:graphic-properties draw:fill-gradient-name="gradient" draw:fill-hatch-name="hatch"/>
      <style:paragraph-properties fo:text-align="justify" style:justify-single-word="false" style:page-number="auto" fo:break-before="auto" fo:break-after="auto"/>
      <style:text-properties style:font-name="Arial" style:text-underline-style="none" officeooo:rsid="00819dc7" officeooo:paragraph-rsid="008a2943"/>
    </style:style>
    <style:style style:name="P112" style:family="paragraph" style:parent-style-name="Standard">
      <style:paragraph-properties fo:text-align="justify" style:justify-single-word="false"/>
      <style:text-properties style:font-name="Arial" style:text-underline-style="none" officeooo:rsid="00819dc7" officeooo:paragraph-rsid="0078722b"/>
    </style:style>
    <style:style style:name="P113" style:family="paragraph" style:parent-style-name="Standard">
      <style:paragraph-properties fo:text-align="justify" style:justify-single-word="false"/>
      <style:text-properties style:font-name="Arial" style:text-underline-style="none" officeooo:rsid="003248dd" officeooo:paragraph-rsid="0078722b"/>
    </style:style>
    <style:style style:name="P114" style:family="paragraph" style:parent-style-name="Standard">
      <style:paragraph-properties fo:text-align="justify" style:justify-single-word="false"/>
      <style:text-properties style:font-name="Arial" style:text-underline-style="none" officeooo:rsid="008333aa" officeooo:paragraph-rsid="008333aa"/>
    </style:style>
    <style:style style:name="P115" style:family="paragraph" style:parent-style-name="Standard">
      <style:paragraph-properties fo:text-align="justify" style:justify-single-word="false"/>
      <style:text-properties style:font-name="Arial" style:text-underline-style="none" officeooo:rsid="00841422" officeooo:paragraph-rsid="00841422"/>
    </style:style>
    <style:style style:name="P116" style:family="paragraph" style:parent-style-name="Standard">
      <style:paragraph-properties fo:text-align="justify" style:justify-single-word="false"/>
      <style:text-properties style:font-name="Arial" style:text-underline-style="none" officeooo:rsid="00841422" officeooo:paragraph-rsid="0101abcf"/>
    </style:style>
    <style:style style:name="P117" style:family="paragraph" style:parent-style-name="Standard">
      <style:paragraph-properties fo:text-align="justify" style:justify-single-word="false"/>
      <style:text-properties style:font-name="Arial" style:text-underline-style="none" officeooo:rsid="00966379" officeooo:paragraph-rsid="00966379"/>
    </style:style>
    <style:style style:name="P118" style:family="paragraph" style:parent-style-name="Standard">
      <style:paragraph-properties fo:text-align="justify" style:justify-single-word="false"/>
      <style:text-properties style:font-name="Arial" style:text-underline-style="none" officeooo:rsid="009a0cfd" officeooo:paragraph-rsid="009a0cfd"/>
    </style:style>
    <style:style style:name="P119" style:family="paragraph" style:parent-style-name="Standard">
      <style:paragraph-properties fo:text-align="justify" style:justify-single-word="false"/>
      <style:text-properties style:font-name="Arial" style:text-underline-style="none" officeooo:rsid="009a0cfd" officeooo:paragraph-rsid="0100556d"/>
    </style:style>
    <style:style style:name="P120" style:family="paragraph" style:parent-style-name="Standard">
      <style:paragraph-properties fo:text-align="justify" style:justify-single-word="false"/>
      <style:text-properties style:font-name="Arial" style:text-underline-style="none" officeooo:rsid="003a60b9" officeooo:paragraph-rsid="0078722b"/>
    </style:style>
    <style:style style:name="P121" style:family="paragraph" style:parent-style-name="Standard">
      <style:paragraph-properties fo:text-align="justify" style:justify-single-word="false"/>
      <style:text-properties style:font-name="Arial" style:text-underline-style="none" officeooo:rsid="009ab6ec" officeooo:paragraph-rsid="009ab6ec"/>
    </style:style>
    <style:style style:name="P122" style:family="paragraph" style:parent-style-name="Standard">
      <style:paragraph-properties fo:text-align="justify" style:justify-single-word="false"/>
      <style:text-properties style:font-name="Arial" style:text-underline-style="none" officeooo:rsid="009a0cfd" officeooo:paragraph-rsid="009a0cfd" fo:background-color="transparent"/>
    </style:style>
    <style:style style:name="P123" style:family="paragraph" style:parent-style-name="Standard">
      <style:paragraph-properties fo:text-align="justify" style:justify-single-word="false"/>
      <style:text-properties style:font-name="Arial" style:text-underline-style="none" officeooo:rsid="008a2943" officeooo:paragraph-rsid="008a2943"/>
    </style:style>
    <style:style style:name="P124" style:family="paragraph" style:parent-style-name="Standard">
      <style:paragraph-properties fo:text-align="justify" style:justify-single-word="false" fo:break-before="page"/>
      <style:text-properties style:font-name="Arial" style:text-underline-style="none" officeooo:rsid="008a2943" officeooo:paragraph-rsid="008a2943"/>
    </style:style>
    <style:style style:name="P125" style:family="paragraph" style:parent-style-name="Standard">
      <style:paragraph-properties fo:text-align="justify" style:justify-single-word="false"/>
      <style:text-properties style:font-name="Arial" style:text-underline-style="none" officeooo:rsid="00ea8a74" officeooo:paragraph-rsid="00edcbe0"/>
    </style:style>
    <style:style style:name="P126" style:family="paragraph" style:parent-style-name="Standard">
      <style:paragraph-properties fo:text-align="justify" style:justify-single-word="false"/>
      <style:text-properties style:font-name="Arial" style:text-underline-style="none" officeooo:rsid="00384e6a" officeooo:paragraph-rsid="0078722b"/>
    </style:style>
    <style:style style:name="P127" style:family="paragraph" style:parent-style-name="Standard">
      <style:paragraph-properties fo:text-align="justify" style:justify-single-word="false"/>
      <style:text-properties style:font-name="Arial" style:text-underline-style="none" officeooo:rsid="00fc47b4" officeooo:paragraph-rsid="00fc47b4"/>
    </style:style>
    <style:style style:name="P128" style:family="paragraph" style:parent-style-name="Standard">
      <style:paragraph-properties fo:text-align="justify" style:justify-single-word="false"/>
      <style:text-properties style:font-name="Arial" style:text-underline-style="none" officeooo:rsid="00fc47b4" officeooo:paragraph-rsid="00fd2c19"/>
    </style:style>
    <style:style style:name="P129" style:family="paragraph" style:parent-style-name="Standard">
      <style:paragraph-properties fo:text-align="justify" style:justify-single-word="false"/>
      <style:text-properties style:font-name="Arial" style:text-underline-style="none" officeooo:rsid="0101abcf" officeooo:paragraph-rsid="0101abcf"/>
    </style:style>
    <style:style style:name="P130" style:family="paragraph" style:parent-style-name="Standard">
      <style:text-properties style:font-name="Arial" officeooo:rsid="007e1401" officeooo:paragraph-rsid="007e1401"/>
    </style:style>
    <style:style style:name="P131" style:family="paragraph" style:parent-style-name="Standard">
      <style:paragraph-properties fo:text-align="justify" style:justify-single-word="false"/>
      <style:text-properties style:font-name="Arial" officeooo:rsid="007e1401" officeooo:paragraph-rsid="007e1401"/>
    </style:style>
    <style:style style:name="P132" style:family="paragraph" style:parent-style-name="Table_20_Contents">
      <style:paragraph-properties fo:text-align="center" style:justify-single-word="false"/>
      <style:text-properties style:font-name="Arial" officeooo:rsid="008a2943" officeooo:paragraph-rsid="008a2943"/>
    </style:style>
    <style:style style:name="P133" style:family="paragraph" style:parent-style-name="Table_20_Contents">
      <style:paragraph-properties fo:text-align="center" style:justify-single-word="false"/>
      <style:text-properties style:font-name="Arial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weight="bold" officeooo:rsid="008a2943" officeooo:paragraph-rsid="008a2943" style:font-weight-asian="bold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weight="bold" officeooo:rsid="00b018ab" officeooo:paragraph-rsid="00b018ab" style:font-weight-asian="bold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font-name="Arial" officeooo:rsid="000a5fd5" officeooo:paragraph-rsid="00a41d1b"/>
    </style:style>
    <style:style style:name="P137" style:family="paragraph" style:parent-style-name="Standard">
      <style:text-properties style:font-name="Arial" officeooo:rsid="0003bac5" officeooo:paragraph-rsid="007c3045"/>
    </style:style>
    <style:style style:name="P138" style:family="paragraph" style:parent-style-name="Standard">
      <style:paragraph-properties fo:text-align="center" style:justify-single-word="false"/>
      <style:text-properties style:font-name="Arial" officeooo:rsid="0003bac5" officeooo:paragraph-rsid="00af020d"/>
    </style:style>
    <style:style style:name="P139" style:family="paragraph" style:parent-style-name="Standard">
      <style:paragraph-properties fo:text-align="justify" style:justify-single-word="false"/>
      <style:text-properties style:font-name="Arial" officeooo:rsid="007c3045" officeooo:paragraph-rsid="007c3045"/>
    </style:style>
    <style:style style:name="P140" style:family="paragraph" style:parent-style-name="Table_20_Contents">
      <style:paragraph-properties fo:text-align="center" style:justify-single-word="false"/>
      <style:text-properties style:font-name="Arial" officeooo:rsid="00b018ab" officeooo:paragraph-rsid="00b018ab"/>
    </style:style>
    <style:style style:name="P141" style:family="paragraph" style:parent-style-name="Table_20_Contents">
      <style:paragraph-properties fo:text-align="center" style:justify-single-word="false"/>
      <style:text-properties style:font-name="Arial" officeooo:rsid="00b12eec" officeooo:paragraph-rsid="00b12eec"/>
    </style:style>
    <style:style style:name="P142" style:family="paragraph" style:parent-style-name="Table_20_Contents">
      <style:paragraph-properties fo:text-align="center" style:justify-single-word="false"/>
      <style:text-properties style:font-name="Arial" officeooo:rsid="00c41b4c" officeooo:paragraph-rsid="00c41b4c"/>
    </style:style>
    <style:style style:name="P143" style:family="paragraph" style:parent-style-name="Standard">
      <style:text-properties style:font-name="Arial" officeooo:rsid="000c9cb2" officeooo:paragraph-rsid="007c3045"/>
    </style:style>
    <style:style style:name="P144" style:family="paragraph" style:parent-style-name="Standard">
      <style:text-properties style:font-name="Arial" fo:font-size="12pt" officeooo:rsid="000c9cb2" officeooo:paragraph-rsid="007c3045" style:font-size-asian="12pt" style:font-size-complex="12pt"/>
    </style:style>
    <style:style style:name="P145" style:family="paragraph" style:parent-style-name="Standard">
      <style:paragraph-properties fo:text-align="justify" style:justify-single-word="false"/>
      <style:text-properties style:font-name="Arial" fo:font-size="12pt" officeooo:rsid="00049ada" officeooo:paragraph-rsid="007c3045" style:font-size-asian="12pt" style:font-size-complex="12pt"/>
    </style:style>
    <style:style style:name="P146" style:family="paragraph" style:parent-style-name="Standard">
      <style:paragraph-properties fo:text-align="justify" style:justify-single-word="false"/>
      <style:text-properties officeooo:rsid="000a5fd5" officeooo:paragraph-rsid="003d3cec"/>
    </style:style>
    <style:style style:name="P147" style:family="paragraph" style:parent-style-name="Standard">
      <style:paragraph-properties fo:text-align="justify" style:justify-single-word="false"/>
      <style:text-properties officeooo:paragraph-rsid="00819dc7"/>
    </style:style>
    <style:style style:name="P148" style:family="paragraph" style:parent-style-name="Standard">
      <style:paragraph-properties fo:text-align="center" style:justify-single-word="false" fo:break-before="page"/>
      <style:text-properties style:use-window-font-color="true" loext:opacity="0%" style:font-name="Arial" officeooo:paragraph-rsid="00e7f071"/>
    </style:style>
    <style:style style:name="P149" style:family="paragraph" style:parent-style-name="Standard">
      <style:paragraph-properties fo:text-align="center" style:justify-single-word="false" fo:break-before="page"/>
      <style:text-properties style:use-window-font-color="true" loext:opacity="0%" style:font-name="Arial" style:text-underline-style="none" officeooo:rsid="0033b76e" officeooo:paragraph-rsid="00e7f071"/>
    </style:style>
    <style:style style:name="P1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819dc7" officeooo:paragraph-rsid="00819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3286dd" officeooo:paragraph-rsid="00819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7f071" officeooo:paragraph-rsid="00e7f0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justify" style:justify-single-word="false"/>
      <style:text-properties fo:color="#c9211e" loext:opacity="100%" style:font-name="Arial" style:text-underline-style="none" officeooo:rsid="01040e51" officeooo:paragraph-rsid="01040e51"/>
    </style:style>
    <style:style style:name="P154" style:family="paragraph" style:parent-style-name="Standard">
      <style:paragraph-properties fo:text-align="justify" style:justify-single-word="false"/>
      <style:text-properties fo:color="#c9211e" loext:opacity="100%" style:font-name="Arial" style:text-underline-style="none" officeooo:rsid="01040e51" officeooo:paragraph-rsid="01057b39"/>
    </style:style>
    <style:style style:name="P155" style:family="paragraph" style:parent-style-name="Standard">
      <style:paragraph-properties fo:text-align="justify" style:justify-single-word="false"/>
      <style:text-properties fo:color="#c9211e" loext:opacity="100%" style:font-name="Arial" style:text-underline-style="none" fo:font-weight="bold" officeooo:rsid="0100556d" officeooo:paragraph-rsid="0100556d" style:font-weight-asian="bold" style:font-weight-complex="bold"/>
    </style:style>
    <style:style style:name="P156" style:family="paragraph" style:parent-style-name="Standard" style:list-style-name="L1">
      <style:text-properties style:font-name="Arial" fo:font-size="12pt" officeooo:rsid="00049ada" officeooo:paragraph-rsid="007c3045" style:font-size-asian="12pt" style:font-size-complex="12pt"/>
    </style:style>
    <style:style style:name="P157" style:family="paragraph" style:parent-style-name="Standard" style:list-style-name="L1">
      <style:text-properties style:font-name="Arial" fo:font-size="12pt" officeooo:rsid="00049ada" officeooo:paragraph-rsid="0111a357" style:font-size-asian="12pt" style:font-size-complex="12pt"/>
    </style:style>
    <style:style style:name="P158" style:family="paragraph" style:parent-style-name="Standard" style:list-style-name="L1">
      <style:paragraph-properties fo:text-align="justify" style:justify-single-word="false"/>
      <style:text-properties style:font-name="Arial" fo:font-size="12pt" officeooo:rsid="00049ada" officeooo:paragraph-rsid="007c3045" style:font-size-asian="12pt" style:font-size-complex="12pt"/>
    </style:style>
    <style:style style:name="P159" style:family="paragraph" style:parent-style-name="Standard" style:list-style-name="L2">
      <style:paragraph-properties fo:text-align="justify" style:justify-single-word="false"/>
      <style:text-properties style:font-name="Arial" style:text-underline-style="none" officeooo:rsid="00819dc7" officeooo:paragraph-rsid="00819dc7"/>
    </style:style>
    <style:style style:name="P160" style:family="paragraph" style:parent-style-name="Standard" style:list-style-name="L6">
      <style:paragraph-properties fo:text-align="justify" style:justify-single-word="false"/>
      <style:text-properties style:font-name="Arial" style:text-underline-style="none" officeooo:rsid="00819dc7" officeooo:paragraph-rsid="00819dc7"/>
    </style:style>
    <style:style style:name="P161" style:family="paragraph" style:parent-style-name="Standard" style:list-style-name="L3">
      <style:paragraph-properties fo:text-align="justify" style:justify-single-word="false"/>
      <style:text-properties style:font-name="Arial" style:text-underline-style="none" officeooo:rsid="00966379" officeooo:paragraph-rsid="00966379"/>
    </style:style>
    <style:style style:name="P162" style:family="paragraph" style:parent-style-name="Standard" style:list-style-name="L6">
      <style:paragraph-properties fo:text-align="justify" style:justify-single-word="false"/>
      <style:text-properties style:font-name="Arial" style:text-underline-style="none" officeooo:rsid="0033b76e" officeooo:paragraph-rsid="00819dc7"/>
    </style:style>
    <style:style style:name="P163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3634a7" officeooo:paragraph-rsid="01134df4"/>
    </style:style>
    <style:style style:name="P164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3634a7" officeooo:paragraph-rsid="009ab6ec"/>
    </style:style>
    <style:style style:name="P165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3634a7" officeooo:paragraph-rsid="00edcbe0"/>
    </style:style>
    <style:style style:name="P166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3634a7" officeooo:paragraph-rsid="00841422"/>
    </style:style>
    <style:style style:name="P167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3634a7" officeooo:paragraph-rsid="00eee497"/>
    </style:style>
    <style:style style:name="P168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3634a7" officeooo:paragraph-rsid="00f2f190"/>
    </style:style>
    <style:style style:name="P169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3634a7" officeooo:paragraph-rsid="00f35d8a"/>
    </style:style>
    <style:style style:name="P170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3634a7" officeooo:paragraph-rsid="00f64166"/>
    </style:style>
    <style:style style:name="P171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841422" officeooo:paragraph-rsid="00841422"/>
    </style:style>
    <style:style style:name="P172" style:family="paragraph" style:parent-style-name="Standard" style:list-style-name="L13">
      <style:paragraph-properties fo:text-align="justify" style:justify-single-word="false"/>
      <style:text-properties style:font-name="Arial" style:text-underline-style="none" officeooo:rsid="00841422" officeooo:paragraph-rsid="00841422"/>
    </style:style>
    <style:style style:name="P173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e96cf2" officeooo:paragraph-rsid="00ea8a74"/>
    </style:style>
    <style:style style:name="P174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ea8a74" officeooo:paragraph-rsid="00ea8a74"/>
    </style:style>
    <style:style style:name="P175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ea8a74" officeooo:paragraph-rsid="00ec4bde"/>
    </style:style>
    <style:style style:name="P176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ea8a74" officeooo:paragraph-rsid="00edcbe0"/>
    </style:style>
    <style:style style:name="P177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ea8a74" officeooo:paragraph-rsid="00f11c27"/>
    </style:style>
    <style:style style:name="P178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ea8a74" officeooo:paragraph-rsid="00f35d8a"/>
    </style:style>
    <style:style style:name="P179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ea8a74" officeooo:paragraph-rsid="00ef3e47" fo:background-color="transparent"/>
    </style:style>
    <style:style style:name="P180" style:family="paragraph" style:parent-style-name="Standard" style:list-style-name="L11">
      <style:paragraph-properties fo:text-align="justify" style:justify-single-word="false"/>
      <style:text-properties style:font-name="Arial" style:text-underline-style="none" officeooo:rsid="003634a7" officeooo:paragraph-rsid="00841422" fo:background-color="transparent"/>
    </style:style>
    <style:style style:name="P181" style:family="paragraph" style:parent-style-name="Standard">
      <style:paragraph-properties fo:text-align="justify" style:justify-single-word="false"/>
      <style:text-properties style:font-name="Arial" style:text-underline-style="none" officeooo:rsid="00fc47b4" officeooo:paragraph-rsid="00fc47b4"/>
    </style:style>
    <style:style style:name="P182" style:family="paragraph" style:parent-style-name="Standard">
      <style:paragraph-properties fo:text-align="justify" style:justify-single-word="false"/>
      <style:text-properties style:font-name="Arial" style:text-underline-style="none" officeooo:rsid="00fc47b4" officeooo:paragraph-rsid="00fd2c19"/>
    </style:style>
    <style:style style:name="P183" style:family="paragraph" style:parent-style-name="Standard" style:list-style-name="L12">
      <style:paragraph-properties fo:text-align="justify" style:justify-single-word="false"/>
      <style:text-properties style:font-name="Arial" style:text-underline-style="none" officeooo:rsid="00384e6a" officeooo:paragraph-rsid="0078722b"/>
    </style:style>
    <style:style style:name="P184" style:family="paragraph" style:parent-style-name="Standard" style:list-style-name="L12">
      <style:paragraph-properties fo:text-align="justify" style:justify-single-word="false"/>
      <style:text-properties style:font-name="Arial" style:text-underline-style="none" officeooo:rsid="00384e6a" officeooo:paragraph-rsid="00fd2c19"/>
    </style:style>
    <style:style style:name="P185" style:family="paragraph" style:parent-style-name="Standard" style:list-style-name="L12">
      <style:paragraph-properties fo:text-align="justify" style:justify-single-word="false"/>
      <style:text-properties style:font-name="Arial" style:text-underline-style="none" officeooo:rsid="00384e6a" officeooo:paragraph-rsid="00fec43d"/>
    </style:style>
    <style:style style:name="P186" style:family="paragraph" style:parent-style-name="Standard" style:list-style-name="L12">
      <style:paragraph-properties fo:text-align="justify" style:justify-single-word="false"/>
      <style:text-properties style:font-name="Arial" style:text-underline-style="none" officeooo:rsid="00384e6a" officeooo:paragraph-rsid="00ff12ef"/>
    </style:style>
    <style:style style:name="P187" style:family="paragraph" style:parent-style-name="Standard" style:list-style-name="L13">
      <style:text-properties style:font-name="Arial" officeooo:rsid="0109a3d9" officeooo:paragraph-rsid="0109a3d9"/>
    </style:style>
    <style:style style:name="P188" style:family="paragraph" style:parent-style-name="Standard" style:list-style-name="L13">
      <style:text-properties style:font-name="Arial" fo:font-weight="normal" officeooo:rsid="0109a3d9" officeooo:paragraph-rsid="010f397b" fo:background-color="transparent" style:font-weight-asian="normal" style:font-weight-complex="normal"/>
    </style:style>
    <style:style style:name="P189" style:family="paragraph" style:parent-style-name="Standard" style:list-style-name="L13">
      <style:text-properties style:font-name="Arial" fo:font-weight="normal" officeooo:rsid="0109a3d9" officeooo:paragraph-rsid="010d0d5a" fo:background-color="transparent" style:font-weight-asian="normal" style:font-weight-complex="normal"/>
    </style:style>
    <style:style style:name="P190" style:family="paragraph" style:parent-style-name="Standard" style:list-style-name="L13">
      <style:text-properties style:font-name="Arial" fo:font-weight="normal" officeooo:rsid="0109a3d9" officeooo:paragraph-rsid="010dc35e" fo:background-color="transparent" style:font-weight-asian="normal" style:font-weight-complex="normal"/>
    </style:style>
    <style:style style:name="P191" style:family="paragraph" style:parent-style-name="Standard" style:list-style-name="L13">
      <style:text-properties style:font-name="Arial" fo:font-weight="normal" officeooo:rsid="0109a3d9" officeooo:paragraph-rsid="010fb8b6" fo:background-color="transparent" style:font-weight-asian="normal" style:font-weight-complex="normal"/>
    </style:style>
    <style:style style:name="P192" style:family="paragraph" style:parent-style-name="Standard" style:list-style-name="L4">
      <style:paragraph-properties fo:text-align="justify" style:justify-single-word="false"/>
      <style:text-properties officeooo:paragraph-rsid="0078722b"/>
    </style:style>
    <style:style style:name="P193" style:family="paragraph" style:parent-style-name="Standard" style:list-style-name="L5">
      <style:paragraph-properties fo:text-align="justify" style:justify-single-word="false"/>
      <style:text-properties officeooo:paragraph-rsid="00819dc7"/>
    </style:style>
    <style:style style:name="P194" style:family="paragraph" style:parent-style-name="Standard" style:list-style-name="L6">
      <style:paragraph-properties fo:text-align="justify" style:justify-single-word="false" fo:break-before="page"/>
      <style:text-properties officeooo:paragraph-rsid="00819dc7"/>
    </style:style>
    <style:style style:name="P195" style:family="paragraph" style:parent-style-name="Standard" style:list-style-name="L7">
      <style:paragraph-properties fo:text-align="justify" style:justify-single-word="false"/>
      <style:text-properties officeooo:paragraph-rsid="00819dc7"/>
    </style:style>
    <style:style style:name="P196" style:family="paragraph" style:parent-style-name="Standard" style:list-style-name="L8">
      <style:paragraph-properties fo:text-align="justify" style:justify-single-word="false"/>
      <style:text-properties officeooo:paragraph-rsid="00819dc7"/>
    </style:style>
    <style:style style:name="P197" style:family="paragraph" style:parent-style-name="Standard" style:list-style-name="L9">
      <style:paragraph-properties fo:text-align="justify" style:justify-single-word="false"/>
      <style:text-properties officeooo:paragraph-rsid="00819dc7"/>
    </style:style>
    <style:style style:name="P198" style:family="paragraph" style:parent-style-name="Standard" style:list-style-name="L10">
      <style:paragraph-properties fo:text-align="justify" style:justify-single-word="false" fo:break-before="page"/>
      <style:text-properties officeooo:paragraph-rsid="00819dc7"/>
    </style:style>
    <style:style style:name="P199" style:family="paragraph" style:parent-style-name="Standard" style:list-style-name="L11">
      <style:paragraph-properties fo:text-align="justify" style:justify-single-word="false"/>
      <style:text-properties officeooo:paragraph-rsid="00f35d8a"/>
    </style:style>
    <style:style style:name="P200" style:family="paragraph" style:parent-style-name="Standard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c3045" style:font-weight-asian="bold" style:font-weight-complex="bold"/>
    </style:style>
    <style:style style:name="T3" style:family="text">
      <style:text-properties fo:font-weight="bold" officeooo:rsid="007f3baf" style:font-weight-asian="bold" style:font-weight-complex="bold"/>
    </style:style>
    <style:style style:name="T4" style:family="text">
      <style:text-properties fo:font-weight="bold" officeooo:rsid="00a24494" style:font-weight-asian="bold" style:font-weight-complex="bold"/>
    </style:style>
    <style:style style:name="T5" style:family="text">
      <style:text-properties fo:font-weight="bold" officeooo:rsid="00a41d1b" style:font-weight-asian="bold" style:font-weight-complex="bold"/>
    </style:style>
    <style:style style:name="T6" style:family="text">
      <style:text-properties fo:font-weight="bold" officeooo:rsid="00b5e056" style:font-weight-asian="bold" style:font-weight-complex="bold"/>
    </style:style>
    <style:style style:name="T7" style:family="text">
      <style:text-properties fo:font-weight="bold" officeooo:rsid="00f2f190" style:font-weight-asian="bold" style:font-weight-complex="bold"/>
    </style:style>
    <style:style style:name="T8" style:family="text">
      <style:text-properties fo:font-weight="bold" fo:background-color="#ff5722" loext:char-shading-value="0" style:font-weight-asian="bold" style:font-weight-complex="bold"/>
    </style:style>
    <style:style style:name="T9" style:family="text">
      <style:text-properties fo:font-weight="bold" officeooo:rsid="00ff12ef" fo:background-color="#ff5722" loext:char-shading-value="0" style:font-weight-asian="bold" style:font-weight-complex="bold"/>
    </style:style>
    <style:style style:name="T10" style:family="text">
      <style:text-properties fo:font-weight="bold" officeooo:rsid="00fec43d" fo:background-color="#ff5722" loext:char-shading-value="0" style:font-weight-asian="bold" style:font-weight-complex="bold"/>
    </style:style>
    <style:style style:name="T11" style:family="text">
      <style:text-properties fo:font-weight="bold" officeooo:rsid="00fe7e4d" fo:background-color="#ff5722" loext:char-shading-value="0" style:font-weight-asian="bold" style:font-weight-complex="bold"/>
    </style:style>
    <style:style style:name="T12" style:family="text">
      <style:text-properties fo:font-weight="bold" officeooo:rsid="00f35d8a" fo:background-color="#ff5722" loext:char-shading-value="0" style:font-weight-asian="bold" style:font-weight-complex="bold"/>
    </style:style>
    <style:style style:name="T13" style:family="text">
      <style:text-properties fo:font-weight="bold" officeooo:rsid="00f11c27" fo:background-color="#ff5722" loext:char-shading-value="0" style:font-weight-asian="bold" style:font-weight-complex="bold"/>
    </style:style>
    <style:style style:name="T14" style:family="text">
      <style:text-properties fo:font-weight="bold" officeooo:rsid="00eee497" fo:background-color="#ff5722" loext:char-shading-value="0" style:font-weight-asian="bold" style:font-weight-complex="bold"/>
    </style:style>
    <style:style style:name="T15" style:family="text">
      <style:text-properties fo:font-weight="bold" officeooo:rsid="01067d9d" fo:background-color="#ff5722" loext:char-shading-value="0" style:font-weight-asian="bold" style:font-weight-complex="bold"/>
    </style:style>
    <style:style style:name="T16" style:family="text">
      <style:text-properties fo:font-weight="bold" officeooo:rsid="0108ea76" fo:background-color="#ff5722" loext:char-shading-value="0" style:font-weight-asian="bold" style:font-weight-complex="bold"/>
    </style:style>
    <style:style style:name="T17" style:family="text">
      <style:text-properties fo:font-weight="bold" officeooo:rsid="0109a3d9" fo:background-color="#ff5722" loext:char-shading-value="0" style:font-weight-asian="bold" style:font-weight-complex="bold"/>
    </style:style>
    <style:style style:name="T18" style:family="text">
      <style:text-properties fo:font-weight="bold" officeooo:rsid="010d0d5a" fo:background-color="#ff5722" loext:char-shading-value="0" style:font-weight-asian="bold" style:font-weight-complex="bold"/>
    </style:style>
    <style:style style:name="T19" style:family="text">
      <style:text-properties fo:font-weight="bold" officeooo:rsid="010dc35e" fo:background-color="#ff5722" loext:char-shading-value="0" style:font-weight-asian="bold" style:font-weight-complex="bold"/>
    </style:style>
    <style:style style:name="T20" style:family="text">
      <style:text-properties fo:font-weight="bold" officeooo:rsid="010fb8b6" fo:background-color="#ff5722" loext:char-shading-value="0" style:font-weight-asian="bold" style:font-weight-complex="bold"/>
    </style:style>
    <style:style style:name="T21" style:family="text">
      <style:text-properties fo:font-weight="bold" officeooo:rsid="0036b14d" fo:background-color="#ff5722" loext:char-shading-value="0" style:font-weight-asian="bold" style:font-weight-complex="bold"/>
    </style:style>
    <style:style style:name="T22" style:family="text">
      <style:text-properties fo:font-weight="bold" officeooo:rsid="00ea8a74" fo:background-color="#ff7043" loext:char-shading-value="0" style:font-weight-asian="bold" style:font-weight-complex="bold"/>
    </style:style>
    <style:style style:name="T23" style:family="text">
      <style:text-properties fo:font-weight="bold" officeooo:rsid="01134df4" fo:background-color="transparent" loext:char-shading-value="0" style:font-weight-asian="bold" style:font-weight-complex="bold"/>
    </style:style>
    <style:style style:name="T24" style:family="text">
      <style:text-properties fo:font-weight="bold" fo:background-color="#ffeb3b" loext:char-shading-value="0" style:font-weight-asian="bold" style:font-weight-complex="bold"/>
    </style:style>
    <style:style style:name="T25" style:family="text">
      <style:text-properties fo:font-weight="bold" officeooo:rsid="0108ea76" fo:background-color="#ffeb3b" loext:char-shading-value="0" style:font-weight-asian="bold" style:font-weight-complex="bold"/>
    </style:style>
    <style:style style:name="T26" style:family="text">
      <style:text-properties fo:font-weight="bold" officeooo:rsid="0109a3d9" fo:background-color="#ffeb3b" loext:char-shading-value="0" style:font-weight-asian="bold" style:font-weight-complex="bold"/>
    </style:style>
    <style:style style:name="T27" style:family="text">
      <style:text-properties fo:font-weight="bold" officeooo:rsid="010d0d5a" fo:background-color="#ffeb3b" loext:char-shading-value="0" style:font-weight-asian="bold" style:font-weight-complex="bold"/>
    </style:style>
    <style:style style:name="T28" style:family="text">
      <style:text-properties fo:font-weight="bold" officeooo:rsid="010dc35e" fo:background-color="#ffeb3b" loext:char-shading-value="0" style:font-weight-asian="bold" style:font-weight-complex="bold"/>
    </style:style>
    <style:style style:name="T29" style:family="text">
      <style:text-properties fo:font-weight="bold" officeooo:rsid="010fb8b6" fo:background-color="#ffeb3b" loext:char-shading-value="0" style:font-weight-asian="bold" style:font-weight-complex="bold"/>
    </style:style>
    <style:style style:name="T30" style:family="text">
      <style:text-properties fo:font-weight="bold" officeooo:rsid="0100556d" fo:background-color="#ffeb3b" loext:char-shading-value="0" style:font-weight-asian="bold" style:font-weight-complex="bold"/>
    </style:style>
    <style:style style:name="T31" style:family="text">
      <style:text-properties fo:font-weight="bold" officeooo:rsid="00ff12ef" fo:background-color="#ffeb3b" loext:char-shading-value="0" style:font-weight-asian="bold" style:font-weight-complex="bold"/>
    </style:style>
    <style:style style:name="T32" style:family="text">
      <style:text-properties fo:font-weight="bold" officeooo:rsid="00fec43d" fo:background-color="#ffeb3b" loext:char-shading-value="0" style:font-weight-asian="bold" style:font-weight-complex="bold"/>
    </style:style>
    <style:style style:name="T33" style:family="text">
      <style:text-properties fo:font-weight="bold" officeooo:rsid="00fe7e4d" fo:background-color="#ffeb3b" loext:char-shading-value="0" style:font-weight-asian="bold" style:font-weight-complex="bold"/>
    </style:style>
    <style:style style:name="T34" style:family="text">
      <style:text-properties fo:font-weight="bold" officeooo:rsid="00ef3e47" fo:background-color="#ffeb3b" loext:char-shading-value="0" style:font-weight-asian="bold" style:font-weight-complex="bold"/>
    </style:style>
    <style:style style:name="T35" style:family="text">
      <style:text-properties fo:font-weight="bold" officeooo:rsid="0036b14d" fo:background-color="#ffeb3b" loext:char-shading-value="0" style:font-weight-asian="bold" style:font-weight-complex="bold"/>
    </style:style>
    <style:style style:name="T36" style:family="text">
      <style:text-properties fo:font-weight="bold" officeooo:rsid="00eee497" fo:background-color="#ffeb3b" loext:char-shading-value="0" style:font-weight-asian="bold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b5e056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officeooo:rsid="007c3045"/>
    </style:style>
    <style:style style:name="T41" style:family="text">
      <style:text-properties style:font-name="Arial"/>
    </style:style>
    <style:style style:name="T42" style:family="text">
      <style:text-properties style:font-name="Arial" fo:font-weight="bold" officeooo:rsid="007a53b2" style:font-weight-asian="bold" style:font-weight-complex="bold"/>
    </style:style>
    <style:style style:name="T43" style:family="text">
      <style:text-properties style:font-name="Arial" fo:font-weight="bold" officeooo:rsid="007e1401" style:font-weight-asian="bold" style:font-weight-complex="bold"/>
    </style:style>
    <style:style style:name="T44" style:family="text">
      <style:text-properties style:font-name="Arial" fo:font-weight="bold" officeooo:rsid="00a24494" style:font-weight-asian="bold" style:font-weight-complex="bold"/>
    </style:style>
    <style:style style:name="T45" style:family="text">
      <style:text-properties style:font-name="Arial" fo:font-weight="bold" officeooo:rsid="00a41d1b" style:font-weight-asian="bold" style:font-weight-complex="bold"/>
    </style:style>
    <style:style style:name="T46" style:family="text">
      <style:text-properties style:font-name="Arial" officeooo:rsid="003d3cec"/>
    </style:style>
    <style:style style:name="T47" style:family="text">
      <style:text-properties style:font-name="Arial" officeooo:rsid="007a53b2"/>
    </style:style>
    <style:style style:name="T48" style:family="text">
      <style:text-properties style:font-name="Arial" officeooo:rsid="00819dc7"/>
    </style:style>
    <style:style style:name="T49" style:family="text">
      <style:text-properties style:font-name="Arial" style:text-underline-style="none" officeooo:rsid="00819dc7"/>
    </style:style>
    <style:style style:name="T50" style:family="text">
      <style:text-properties style:font-name="Arial" style:text-underline-style="none" officeooo:rsid="0033b76e"/>
    </style:style>
    <style:style style:name="T51" style:family="text">
      <style:text-properties style:font-name="Arial" style:text-underline-style="none" officeooo:rsid="003532e5"/>
    </style:style>
    <style:style style:name="T52" style:family="text">
      <style:text-properties style:font-name="Arial" style:text-underline-style="none" officeooo:rsid="00cc3575"/>
    </style:style>
    <style:style style:name="T53" style:family="text">
      <style:text-properties style:font-name="Arial" style:text-underline-style="none" officeooo:rsid="00cd69b2"/>
    </style:style>
    <style:style style:name="T54" style:family="text">
      <style:text-properties style:font-name="Arial" style:text-underline-style="none" officeooo:rsid="00d3c1fc"/>
    </style:style>
    <style:style style:name="T55" style:family="text">
      <style:text-properties style:font-name="Arial" style:text-underline-style="none" officeooo:rsid="00d796f8"/>
    </style:style>
    <style:style style:name="T56" style:family="text">
      <style:text-properties style:font-name="Arial" style:text-underline-style="none" officeooo:rsid="00df4060"/>
    </style:style>
    <style:style style:name="T57" style:family="text">
      <style:text-properties style:font-name="Arial" style:text-underline-style="none" officeooo:rsid="00e28faf"/>
    </style:style>
    <style:style style:name="T58" style:family="text">
      <style:text-properties style:font-name="Arial" style:text-underline-style="none" officeooo:rsid="00e54f8d"/>
    </style:style>
    <style:style style:name="T59" style:family="text">
      <style:text-properties style:font-name="Arial" style:text-underline-style="none" officeooo:rsid="00e7f071"/>
    </style:style>
    <style:style style:name="T60" style:family="text">
      <style:text-properties style:font-name="Arial" style:text-underline-style="none" officeooo:rsid="00ef3e47" fo:background-color="transparent" loext:char-shading-value="0"/>
    </style:style>
    <style:style style:name="T61" style:family="text">
      <style:text-properties style:font-name="Arial" style:text-underline-style="none" officeooo:rsid="00edcbe0" fo:background-color="transparent" loext:char-shading-value="0"/>
    </style:style>
    <style:style style:name="T62" style:family="text">
      <style:text-properties style:font-name="Arial" style:text-underline-style="none" officeooo:rsid="00f35d8a" fo:background-color="transparent" loext:char-shading-value="0"/>
    </style:style>
    <style:style style:name="T63" style:family="text">
      <style:text-properties style:font-name="Arial" style:text-underline-style="none" officeooo:rsid="00ec4bde" fo:background-color="transparent" loext:char-shading-value="0"/>
    </style:style>
    <style:style style:name="T64" style:family="text">
      <style:text-properties style:font-name="Arial" style:text-underline-style="none" officeooo:rsid="00f4bdbb" fo:background-color="transparent" loext:char-shading-value="0"/>
    </style:style>
    <style:style style:name="T65" style:family="text">
      <style:text-properties style:font-name="Arial" style:text-underline-style="none" officeooo:rsid="00eee497" fo:background-color="transparent" loext:char-shading-value="0"/>
    </style:style>
    <style:style style:name="T66" style:family="text">
      <style:text-properties style:font-name="Arial" style:text-underline-style="none" officeooo:rsid="00f11c27" fo:background-color="transparent" loext:char-shading-value="0"/>
    </style:style>
    <style:style style:name="T67" style:family="text">
      <style:text-properties style:font-name="Arial" style:text-underline-style="none" officeooo:rsid="00f35d8a" fo:background-color="#4caf50" loext:char-shading-value="0"/>
    </style:style>
    <style:style style:name="T68" style:family="text">
      <style:text-properties style:font-name="Arial" style:text-underline-style="none" officeooo:rsid="00ec4bde" fo:background-color="#4caf50" loext:char-shading-value="0"/>
    </style:style>
    <style:style style:name="T69" style:family="text">
      <style:text-properties style:font-name="Arial" style:text-underline-style="none" officeooo:rsid="00eee497" fo:background-color="#4caf50" loext:char-shading-value="0"/>
    </style:style>
    <style:style style:name="T70" style:family="text">
      <style:text-properties style:font-name="Arial" style:text-underline-style="none" officeooo:rsid="00f4bdbb" fo:background-color="#4caf50" loext:char-shading-value="0"/>
    </style:style>
    <style:style style:name="T71" style:family="text">
      <style:text-properties style:font-name="Arial" style:text-underline-style="none" officeooo:rsid="00841422"/>
    </style:style>
    <style:style style:name="T72" style:family="text">
      <style:text-properties style:font-name="Arial" style:text-underline-style="none" officeooo:rsid="010cc280"/>
    </style:style>
    <style:style style:name="T73" style:family="text">
      <style:text-properties fo:color="#ff0000" loext:opacity="100%" fo:font-weight="bold" style:font-weight-asian="bold" style:font-weight-complex="bold"/>
    </style:style>
    <style:style style:name="T74" style:family="text">
      <style:text-properties fo:color="#ff0000" loext:opacity="100%" fo:font-weight="bold" officeooo:rsid="007f3baf" style:font-weight-asian="bold" style:font-weight-complex="bold"/>
    </style:style>
    <style:style style:name="T75" style:family="text">
      <style:text-properties fo:color="#ff0000" loext:opacity="100%" style:font-name="Arial" fo:font-weight="bold" style:font-weight-asian="bold" style:font-weight-complex="bold"/>
    </style:style>
    <style:style style:name="T76" style:family="text">
      <style:text-properties officeooo:rsid="0012aea2"/>
    </style:style>
    <style:style style:name="T77" style:family="text">
      <style:text-properties officeooo:rsid="0036b14d"/>
    </style:style>
    <style:style style:name="T78" style:family="text">
      <style:text-properties officeooo:rsid="00412d10"/>
    </style:style>
    <style:style style:name="T79" style:family="text">
      <style:text-properties officeooo:rsid="003ca6af"/>
    </style:style>
    <style:style style:name="T80" style:family="text">
      <style:text-properties officeooo:rsid="007a53b2"/>
    </style:style>
    <style:style style:name="T81" style:family="text">
      <style:text-properties officeooo:rsid="007c3045"/>
    </style:style>
    <style:style style:name="T82" style:family="text">
      <style:text-properties officeooo:rsid="007e1401"/>
    </style:style>
    <style:style style:name="T83" style:family="text">
      <style:text-properties style:text-position="super 58%"/>
    </style:style>
    <style:style style:name="T84" style:family="text">
      <style:text-properties style:text-position="super 58%" style:font-name="Arial" style:text-underline-style="none" officeooo:rsid="010cc280"/>
    </style:style>
    <style:style style:name="T85" style:family="text">
      <style:text-properties style:text-position="super 58%" style:text-underline-style="none" officeooo:rsid="010f397b"/>
    </style:style>
    <style:style style:name="T86" style:family="text">
      <style:text-properties style:text-position="super 58%" officeooo:rsid="010fb8b6"/>
    </style:style>
    <style:style style:name="T87" style:family="text">
      <style:text-properties officeooo:rsid="007f3baf"/>
    </style:style>
    <style:style style:name="T88" style:family="text">
      <style:text-properties officeooo:rsid="00819dc7"/>
    </style:style>
    <style:style style:name="T89" style:family="text">
      <style:text-properties officeooo:rsid="00841422"/>
    </style:style>
    <style:style style:name="T90" style:family="text">
      <style:text-properties fo:background-color="#3faf46" loext:char-shading-value="0"/>
    </style:style>
    <style:style style:name="T91" style:family="text">
      <style:text-properties officeooo:rsid="00841422" fo:background-color="#3faf46" loext:char-shading-value="0"/>
    </style:style>
    <style:style style:name="T92" style:family="text">
      <style:text-properties officeooo:rsid="00855fbf"/>
    </style:style>
    <style:style style:name="T93" style:family="text">
      <style:text-properties officeooo:rsid="008a2943"/>
    </style:style>
    <style:style style:name="T94" style:family="text">
      <style:text-properties officeooo:rsid="00c41b4c" fo:background-color="#5983b0" loext:char-shading-value="0"/>
    </style:style>
    <style:style style:name="T95" style:family="text">
      <style:text-properties officeooo:rsid="00c498d0" fo:background-color="#5983b0" loext:char-shading-value="0"/>
    </style:style>
    <style:style style:name="T96" style:family="text">
      <style:text-properties fo:background-color="#77bc65" loext:char-shading-value="0"/>
    </style:style>
    <style:style style:name="T97" style:family="text">
      <style:text-properties officeooo:rsid="00c498d0" fo:background-color="#77bc65" loext:char-shading-value="0"/>
    </style:style>
    <style:style style:name="T98" style:family="text">
      <style:text-properties officeooo:rsid="00c98caa" fo:background-color="#77bc65" loext:char-shading-value="0"/>
    </style:style>
    <style:style style:name="T99" style:family="text">
      <style:text-properties officeooo:rsid="00c9b34b" fo:background-color="#77bc65" loext:char-shading-value="0"/>
    </style:style>
    <style:style style:name="T100" style:family="text">
      <style:text-properties fo:background-color="#ffff00" loext:char-shading-value="0"/>
    </style:style>
    <style:style style:name="T101" style:family="text">
      <style:text-properties officeooo:rsid="00c498d0" fo:background-color="#ffff00" loext:char-shading-value="0"/>
    </style:style>
    <style:style style:name="T102" style:family="text">
      <style:text-properties officeooo:rsid="00384e6a" fo:background-color="#ffff00" loext:char-shading-value="0"/>
    </style:style>
    <style:style style:name="T103" style:family="text">
      <style:text-properties officeooo:rsid="008b931d"/>
    </style:style>
    <style:style style:name="T104" style:family="text">
      <style:text-properties officeooo:rsid="00966379"/>
    </style:style>
    <style:style style:name="T105" style:family="text">
      <style:text-properties fo:background-color="#b4c7dc" loext:char-shading-value="0"/>
    </style:style>
    <style:style style:name="T106" style:family="text">
      <style:text-properties officeooo:rsid="009834e2"/>
    </style:style>
    <style:style style:name="T107" style:family="text">
      <style:text-properties officeooo:rsid="009a0cfd"/>
    </style:style>
    <style:style style:name="T108" style:family="text">
      <style:text-properties fo:background-color="#729fcf" loext:char-shading-value="0"/>
    </style:style>
    <style:style style:name="T109" style:family="text">
      <style:text-properties fo:background-color="transparent" loext:char-shading-value="0"/>
    </style:style>
    <style:style style:name="T110" style:family="text">
      <style:text-properties officeooo:rsid="00ec4bde" fo:background-color="transparent" loext:char-shading-value="0"/>
    </style:style>
    <style:style style:name="T111" style:family="text">
      <style:text-properties officeooo:rsid="00eee497" fo:background-color="transparent" loext:char-shading-value="0"/>
    </style:style>
    <style:style style:name="T112" style:family="text">
      <style:text-properties officeooo:rsid="00ef3e47" fo:background-color="transparent" loext:char-shading-value="0"/>
    </style:style>
    <style:style style:name="T113" style:family="text">
      <style:text-properties officeooo:rsid="00f2f190" fo:background-color="transparent" loext:char-shading-value="0"/>
    </style:style>
    <style:style style:name="T114" style:family="text">
      <style:text-properties officeooo:rsid="003ca6af" fo:background-color="transparent" loext:char-shading-value="0"/>
    </style:style>
    <style:style style:name="T115" style:family="text">
      <style:text-properties officeooo:rsid="009ab6ec"/>
    </style:style>
    <style:style style:name="T116" style:family="text">
      <style:text-properties officeooo:rsid="00a24494"/>
    </style:style>
    <style:style style:name="T117" style:family="text">
      <style:text-properties officeooo:rsid="00a41d1b"/>
    </style:style>
    <style:style style:name="T118" style:family="text">
      <style:text-properties officeooo:rsid="00ab9922"/>
    </style:style>
    <style:style style:name="T119" style:family="text">
      <style:text-properties fo:color="#c9211e" loext:opacity="100%"/>
    </style:style>
    <style:style style:name="T120" style:family="text">
      <style:text-properties fo:color="#c9211e" loext:opacity="100%" officeooo:rsid="00b65d49"/>
    </style:style>
    <style:style style:name="T121" style:family="text">
      <style:text-properties fo:color="#c9211e" loext:opacity="100%" fo:font-weight="bold" style:font-weight-asian="bold" style:font-weight-complex="bold"/>
    </style:style>
    <style:style style:name="T122" style:family="text">
      <style:text-properties fo:color="#c9211e" loext:opacity="100%" fo:font-weight="bold" officeooo:rsid="00b6916a" style:font-weight-asian="bold" style:font-weight-complex="bold"/>
    </style:style>
    <style:style style:name="T123" style:family="text">
      <style:text-properties fo:color="#c9211e" loext:opacity="100%" fo:font-weight="bold" officeooo:rsid="00ec4bde" style:font-weight-asian="bold" style:font-weight-complex="bold"/>
    </style:style>
    <style:style style:name="T124" style:family="text">
      <style:text-properties fo:color="#c9211e" loext:opacity="100%" fo:font-weight="bold" officeooo:rsid="00ec4bde" fo:background-color="transparent" loext:char-shading-value="0" style:font-weight-asian="bold" style:font-weight-complex="bold"/>
    </style:style>
    <style:style style:name="T125" style:family="text">
      <style:text-properties fo:color="#c9211e" loext:opacity="100%" officeooo:rsid="00b6916a"/>
    </style:style>
    <style:style style:name="T126" style:family="text">
      <style:text-properties fo:color="#c9211e" loext:opacity="100%" officeooo:rsid="00d4b558"/>
    </style:style>
    <style:style style:name="T127" style:family="text">
      <style:text-properties fo:color="#c9211e" loext:opacity="100%" style:font-name="Arial" style:text-underline-style="none" officeooo:rsid="010cc280"/>
    </style:style>
    <style:style style:name="T128" style:family="text">
      <style:text-properties fo:color="#c9211e" loext:opacity="100%" officeooo:rsid="01119576"/>
    </style:style>
    <style:style style:name="T129" style:family="text">
      <style:text-properties fo:color="#c9211e" loext:opacity="100%" officeooo:rsid="0111a357"/>
    </style:style>
    <style:style style:name="T130" style:family="text">
      <style:text-properties officeooo:rsid="00b6916a"/>
    </style:style>
    <style:style style:name="T131" style:family="text">
      <style:text-properties officeooo:rsid="00be18f5"/>
    </style:style>
    <style:style style:name="T132" style:family="text">
      <style:text-properties officeooo:rsid="00bfa860"/>
    </style:style>
    <style:style style:name="T133" style:family="text">
      <style:text-properties officeooo:rsid="00c3f439"/>
    </style:style>
    <style:style style:name="T134" style:family="text">
      <style:text-properties officeooo:rsid="00c41b4c"/>
    </style:style>
    <style:style style:name="T135" style:family="text">
      <style:text-properties officeooo:rsid="00c498d0"/>
    </style:style>
    <style:style style:name="T136" style:family="text">
      <style:text-properties officeooo:rsid="00c5e606"/>
    </style:style>
    <style:style style:name="T137" style:family="text">
      <style:text-properties officeooo:rsid="00c98caa"/>
    </style:style>
    <style:style style:name="T138" style:family="text">
      <style:text-properties officeooo:rsid="00c9b34b"/>
    </style:style>
    <style:style style:name="T139" style:family="text">
      <style:text-properties officeooo:rsid="00ca042c"/>
    </style:style>
    <style:style style:name="T140" style:family="text">
      <style:text-properties officeooo:rsid="00cb2842"/>
    </style:style>
    <style:style style:name="T141" style:family="text">
      <style:text-properties officeooo:rsid="00cf58c5"/>
    </style:style>
    <style:style style:name="T142" style:family="text">
      <style:text-properties officeooo:rsid="00d1ebcd"/>
    </style:style>
    <style:style style:name="T143" style:family="text">
      <style:text-properties officeooo:rsid="00d4b558"/>
    </style:style>
    <style:style style:name="T144" style:family="text">
      <style:text-properties officeooo:rsid="00db51a6"/>
    </style:style>
    <style:style style:name="T145" style:family="text">
      <style:text-properties officeooo:rsid="00de176e"/>
    </style:style>
    <style:style style:name="T146" style:family="text">
      <style:text-properties officeooo:rsid="00e0bb87"/>
    </style:style>
    <style:style style:name="T147" style:family="text">
      <style:text-properties officeooo:rsid="00e28faf"/>
    </style:style>
    <style:style style:name="T148" style:family="text">
      <style:text-properties officeooo:rsid="00e3df8b"/>
    </style:style>
    <style:style style:name="T149" style:family="text">
      <style:text-properties officeooo:rsid="00e54f8d"/>
    </style:style>
    <style:style style:name="T150" style:family="text">
      <style:text-properties officeooo:rsid="00e74382"/>
    </style:style>
    <style:style style:name="T151" style:family="text">
      <style:text-properties style:text-underline-style="none" officeooo:rsid="0033b76e"/>
    </style:style>
    <style:style style:name="T152" style:family="text">
      <style:text-properties style:text-underline-style="none" officeooo:rsid="00e7f071"/>
    </style:style>
    <style:style style:name="T153" style:family="text">
      <style:text-properties style:text-underline-style="none" officeooo:rsid="00e96cf2"/>
    </style:style>
    <style:style style:name="T154" style:family="text">
      <style:text-properties style:text-underline-style="none" officeooo:rsid="010cc280"/>
    </style:style>
    <style:style style:name="T155" style:family="text">
      <style:text-properties officeooo:rsid="00ea8a74"/>
    </style:style>
    <style:style style:name="T156" style:family="text">
      <style:text-properties officeooo:rsid="00ec4bde"/>
    </style:style>
    <style:style style:name="T157" style:family="text">
      <style:text-properties officeooo:rsid="00ec4bde" fo:background-color="#4caf50" loext:char-shading-value="0"/>
    </style:style>
    <style:style style:name="T158" style:family="text">
      <style:text-properties officeooo:rsid="00841422" fo:background-color="#4caf50" loext:char-shading-value="0"/>
    </style:style>
    <style:style style:name="T159" style:family="text">
      <style:text-properties officeooo:rsid="00eee497" fo:background-color="#4caf50" loext:char-shading-value="0"/>
    </style:style>
    <style:style style:name="T160" style:family="text">
      <style:text-properties officeooo:rsid="00f2f190" fo:background-color="#4caf50" loext:char-shading-value="0"/>
    </style:style>
    <style:style style:name="T161" style:family="text">
      <style:text-properties officeooo:rsid="00f35d8a" fo:background-color="#4caf50" loext:char-shading-value="0"/>
    </style:style>
    <style:style style:name="T162" style:family="text">
      <style:text-properties officeooo:rsid="00fe7e4d" fo:background-color="#4caf50" loext:char-shading-value="0"/>
    </style:style>
    <style:style style:name="T163" style:family="text">
      <style:text-properties officeooo:rsid="00fec43d" fo:background-color="#4caf50" loext:char-shading-value="0"/>
    </style:style>
    <style:style style:name="T164" style:family="text">
      <style:text-properties officeooo:rsid="00ff12ef" fo:background-color="#4caf50" loext:char-shading-value="0"/>
    </style:style>
    <style:style style:name="T165" style:family="text">
      <style:text-properties officeooo:rsid="00edcbe0"/>
    </style:style>
    <style:style style:name="T166" style:family="text">
      <style:text-properties officeooo:rsid="00eee497"/>
    </style:style>
    <style:style style:name="T167" style:family="text">
      <style:text-properties officeooo:rsid="0036b14d" fo:background-color="#ff5722" loext:char-shading-value="0"/>
    </style:style>
    <style:style style:name="T168" style:family="text">
      <style:text-properties officeooo:rsid="00ef3e47"/>
    </style:style>
    <style:style style:name="T169" style:family="text">
      <style:text-properties officeooo:rsid="00f11c27"/>
    </style:style>
    <style:style style:name="T170" style:family="text">
      <style:text-properties officeooo:rsid="00f2f190"/>
    </style:style>
    <style:style style:name="T171" style:family="text">
      <style:text-properties officeooo:rsid="00f35d8a"/>
    </style:style>
    <style:style style:name="T172" style:family="text">
      <style:text-properties officeooo:rsid="00384e6a"/>
    </style:style>
    <style:style style:name="T173" style:family="text">
      <style:text-properties officeooo:rsid="00fd2c19"/>
    </style:style>
    <style:style style:name="T174" style:family="text">
      <style:text-properties officeooo:rsid="00fe7e4d"/>
    </style:style>
    <style:style style:name="T175" style:family="text">
      <style:text-properties officeooo:rsid="00fec43d"/>
    </style:style>
    <style:style style:name="T176" style:family="text">
      <style:text-properties officeooo:rsid="00ff12ef"/>
    </style:style>
    <style:style style:name="T177" style:family="text">
      <style:text-properties fo:background-color="#ffeb3b" loext:char-shading-value="0"/>
    </style:style>
    <style:style style:name="T178" style:family="text">
      <style:text-properties officeooo:rsid="003ca6af" fo:background-color="#ffeb3b" loext:char-shading-value="0"/>
    </style:style>
    <style:style style:name="T179" style:family="text">
      <style:text-properties fo:background-color="#64b5f6" loext:char-shading-value="0"/>
    </style:style>
    <style:style style:name="T180" style:family="text">
      <style:text-properties officeooo:rsid="003ca6af" fo:background-color="#64b5f6" loext:char-shading-value="0"/>
    </style:style>
    <style:style style:name="T181" style:family="text">
      <style:text-properties fo:background-color="#81c784" loext:char-shading-value="0"/>
    </style:style>
    <style:style style:name="T182" style:family="text">
      <style:text-properties officeooo:rsid="003ca6af" fo:background-color="#81c784" loext:char-shading-value="0"/>
    </style:style>
    <style:style style:name="T183" style:family="text">
      <style:text-properties officeooo:rsid="01057b39"/>
    </style:style>
    <style:style style:name="T184" style:family="text">
      <style:text-properties officeooo:rsid="01088289"/>
    </style:style>
    <style:style style:name="T185" style:family="text">
      <style:text-properties officeooo:rsid="010b1d60"/>
    </style:style>
    <style:style style:name="T186" style:family="text">
      <style:text-properties style:text-position="0% 100%" style:font-name="Arial" style:text-underline-style="none" officeooo:rsid="010cc280"/>
    </style:style>
    <style:style style:name="T187" style:family="text">
      <style:text-properties style:text-position="0% 100%" style:text-underline-style="none" officeooo:rsid="010cc280"/>
    </style:style>
    <style:style style:name="T188" style:family="text">
      <style:text-properties style:text-position="0% 100%" style:text-underline-style="none" officeooo:rsid="010f397b"/>
    </style:style>
    <style:style style:name="T189" style:family="text">
      <style:text-properties style:text-position="0% 100%" style:text-underline-style="none" officeooo:rsid="010fb8b6"/>
    </style:style>
    <style:style style:name="T190" style:family="text">
      <style:text-properties style:text-position="0% 100%" officeooo:rsid="010cc280"/>
    </style:style>
    <style:style style:name="T191" style:family="text">
      <style:text-properties style:text-position="0% 100%" officeooo:rsid="010fb8b6"/>
    </style:style>
    <style:style style:name="T192" style:family="text">
      <style:text-properties style:text-position="0% 100%" officeooo:rsid="010fb8b6" fo:background-color="#ffff00" loext:char-shading-value="0"/>
    </style:style>
    <style:style style:name="T193" style:family="text">
      <style:text-properties officeooo:rsid="010d0d5a"/>
    </style:style>
    <style:style style:name="T194" style:family="text">
      <style:text-properties officeooo:rsid="010dc35e"/>
    </style:style>
    <style:style style:name="T195" style:family="text">
      <style:text-properties officeooo:rsid="010f397b"/>
    </style:style>
    <style:style style:name="T196" style:family="text">
      <style:text-properties officeooo:rsid="010fb8b6"/>
    </style:style>
    <style:style style:name="T197" style:family="text">
      <style:text-properties officeooo:rsid="0110282e"/>
    </style:style>
    <style:style style:name="T198" style:family="text">
      <style:text-properties officeooo:rsid="010cc28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6"><text:span text:style-name="T75">Ejercicio 1:</text:span><text:span text:style-name="T41"> </text:span><text:span text:style-name="T42">Direcciones IP</text:span><text:span text:style-name="T43">v4 </text:span><text:span text:style-name="T44">(puntos 1.1 a 1.5 de </text:span><text:span text:style-name="T45">la unidad</text:span><text:span text:style-name="T44">)</text:span></text:p>
      <text:p text:style-name="P88"/>
      <text:p text:style-name="P87"><text:span text:style-name="T82">a</text:span><text:span text:style-name="T80">) </text:span><text:span text:style-name="T82">Para cada una de las siguientes IP, pasa el primer byte a binario e indica su clase (</text:span><text:span text:style-name="T80">A, B o C):</text:span></text:p>
      <text:p text:style-name="P92"/>
      <table:table table:name="Tabla17" table:style-name="Tabla17">
        <table:table-column table:style-name="Tabla17.A" table:number-columns-repeated="3"/>
        <table:table-row>
          <table:table-cell table:style-name="Tabla17.A1" office:value-type="string">
            <text:p text:style-name="P135">IP</text:p>
          </table:table-cell>
          <table:table-cell table:style-name="Tabla17.A1" office:value-type="string">
            <text:p text:style-name="P135">Primer byte a binario</text:p>
          </table:table-cell>
          <table:table-cell table:style-name="Tabla17.C1" office:value-type="string">
            <text:p text:style-name="P135">Tipo clase</text:p>
          </table:table-cell>
        </table:table-row>
        <table:table-row>
          <table:table-cell table:style-name="Tabla17.A2" office:value-type="string">
            <text:p text:style-name="P138">10.0.3.2</text:p>
          </table:table-cell>
          <table:table-cell table:style-name="Tabla17.B2" office:value-type="string">
            <text:p text:style-name="P140"><text:span text:style-name="T119">0</text:span>000 1010</text:p>
          </table:table-cell>
          <table:table-cell table:style-name="Tabla17.C2" office:value-type="string">
            <text:p text:style-name="P140">A</text:p>
          </table:table-cell>
        </table:table-row>
        <table:table-row>
          <table:table-cell table:style-name="Tabla17.A2" office:value-type="string">
            <text:p text:style-name="P138">128.45.7.1</text:p>
          </table:table-cell>
          <table:table-cell table:style-name="Tabla17.B2" office:value-type="string">
            <text:p text:style-name="P141"><text:span text:style-name="T119">10</text:span>00 0000</text:p>
          </table:table-cell>
          <table:table-cell table:style-name="Tabla17.C2" office:value-type="string">
            <text:p text:style-name="P140">B</text:p>
          </table:table-cell>
        </table:table-row>
        <table:table-row>
          <table:table-cell table:style-name="Tabla17.A2" office:value-type="string">
            <text:p text:style-name="P138">192.200.5.4</text:p>
          </table:table-cell>
          <table:table-cell table:style-name="Tabla17.B2" office:value-type="string">
            <text:p text:style-name="P141"><text:span text:style-name="T119">110</text:span>0 0000</text:p>
          </table:table-cell>
          <table:table-cell table:style-name="Tabla17.C2" office:value-type="string">
            <text:p text:style-name="P140">C</text:p>
          </table:table-cell>
        </table:table-row>
        <table:table-row>
          <table:table-cell table:style-name="Tabla17.A2" office:value-type="string">
            <text:p text:style-name="P138"><text:span text:style-name="T82">215</text:span>.23.32.50</text:p>
          </table:table-cell>
          <table:table-cell table:style-name="Tabla17.B2" office:value-type="string">
            <text:p text:style-name="P141"><text:span text:style-name="T119">110</text:span>1 0111</text:p>
          </table:table-cell>
          <table:table-cell table:style-name="Tabla17.C2" office:value-type="string">
            <text:p text:style-name="P140">C</text:p>
          </table:table-cell>
        </table:table-row>
        <table:table-row>
          <table:table-cell table:style-name="Tabla17.A2" office:value-type="string">
            <text:p text:style-name="P138"><text:span text:style-name="T82">1</text:span>47.50.3.2</text:p>
          </table:table-cell>
          <table:table-cell table:style-name="Tabla17.B2" office:value-type="string">
            <text:p text:style-name="P141"><text:span text:style-name="T119">10</text:span>01 0011</text:p>
          </table:table-cell>
          <table:table-cell table:style-name="Tabla17.C2" office:value-type="string">
            <text:p text:style-name="P140">B</text:p>
          </table:table-cell>
        </table:table-row>
        <table:table-row>
          <table:table-cell table:style-name="Tabla17.A2" office:value-type="string">
            <text:p text:style-name="P138">100.90.80.70</text:p>
          </table:table-cell>
          <table:table-cell table:style-name="Tabla17.B2" office:value-type="string">
            <text:p text:style-name="P141"><text:span text:style-name="T119">0</text:span>110 0100</text:p>
          </table:table-cell>
          <table:table-cell table:style-name="Tabla17.C2" office:value-type="string">
            <text:p text:style-name="P140">A</text:p>
          </table:table-cell>
        </table:table-row>
      </table:table>
      <text:p text:style-name="P137"/>
      <text:p text:style-name="P89"/>
      <text:p text:style-name="P131">b)<text:span text:style-name="T80"> Escribe la IP anterior y </text:span>siguiente<text:span text:style-name="T80"> </text:span><text:span text:style-name="T116">de</text:span><text:span text:style-name="T80"> cada dirección de la tabla. Ten en cuenta que el rango de números en cada una de las cuatro cifras de una IP oscila entre el 0 y el 255. Si te resulta complicado, se hace de manera similar a los minutos y segundos </text:span>en un reloj<text:span text:style-name="T80">, que varían entre el 0 y el 59, y, por ejemplo, el “siguiente” de 13:25:59 </text:span>es<text:span text:style-name="T80"> 13:26:00 (es decir, ponemos un 0 en los segundos, no un 60, y aumentamos una unidad los minutos).</text:span></text:p>
      <text:p text:style-name="P90"/>
      <table:table table:name="Tabla2" table:style-name="Tabla2">
        <table:table-column table:style-name="Tabla2.A"/>
        <table:table-column table:style-name="Tabla2.B" table:number-columns-repeated="2"/>
        <text:soft-page-break/>
        <table:table-row>
          <table:table-cell table:style-name="Tabla2.A1" office:value-type="string">
            <text:p text:style-name="P53">Anterior</text:p>
          </table:table-cell>
          <table:table-cell table:style-name="Tabla2.A1" office:value-type="string">
            <text:p text:style-name="P54">Dirección IP</text:p>
          </table:table-cell>
          <table:table-cell table:style-name="Tabla2.C1" office:value-type="string">
            <text:p text:style-name="P53">Siguiente</text:p>
          </table:table-cell>
        </table:table-row>
        <table:table-row>
          <table:table-cell table:style-name="Tabla2.A2" office:value-type="string">
            <text:p text:style-name="P39"><text:span text:style-name="T1">45</text:span>.<text:span text:style-name="T37">21.89.37</text:span></text:p>
          </table:table-cell>
          <table:table-cell table:style-name="Tabla2.A2" office:value-type="string">
            <text:p text:style-name="P43"><text:span text:style-name="T1">45</text:span>.<text:span text:style-name="T37">21.89.38</text:span></text:p>
          </table:table-cell>
          <table:table-cell table:style-name="Tabla2.C2" office:value-type="string">
            <text:p text:style-name="P39"><text:span text:style-name="T1">45</text:span>.<text:span text:style-name="T37">21.89.39</text:span></text:p>
          </table:table-cell>
        </table:table-row>
        <table:table-row>
          <table:table-cell table:style-name="Tabla2.A2" office:value-type="string">
            <text:p text:style-name="P40"><text:span text:style-name="T1">37</text:span>.<text:span text:style-name="T37">20.239.254</text:span></text:p>
          </table:table-cell>
          <table:table-cell table:style-name="Tabla2.A2" office:value-type="string">
            <text:p text:style-name="P43"><text:span text:style-name="T1">37</text:span>.<text:span text:style-name="T37">20.239.255</text:span></text:p>
          </table:table-cell>
          <table:table-cell table:style-name="Tabla2.C2" office:value-type="string">
            <text:p text:style-name="P40"><text:span text:style-name="T1">37</text:span>.<text:span text:style-name="T37">20.240.0</text:span></text:p>
          </table:table-cell>
        </table:table-row>
        <table:table-row>
          <table:table-cell table:style-name="Tabla2.A2" office:value-type="string">
            <text:p text:style-name="P40"><text:span text:style-name="T1">119</text:span>.<text:span text:style-name="T37">42.77.255</text:span></text:p>
          </table:table-cell>
          <table:table-cell table:style-name="Tabla2.A2" office:value-type="string">
            <text:p text:style-name="P43"><text:span text:style-name="T1">119</text:span>.<text:span text:style-name="T37">42.78.0</text:span></text:p>
          </table:table-cell>
          <table:table-cell table:style-name="Tabla2.C2" office:value-type="string">
            <text:p text:style-name="P40"><text:span text:style-name="T1">119</text:span>.<text:span text:style-name="T37">42.78.1</text:span></text:p>
          </table:table-cell>
        </table:table-row>
        <table:table-row>
          <table:table-cell table:style-name="Tabla2.A2" office:value-type="string">
            <text:p text:style-name="P41"><text:span text:style-name="T1">2</text:span>.<text:span text:style-name="T37">255.255.255</text:span></text:p>
          </table:table-cell>
          <table:table-cell table:style-name="Tabla2.A2" office:value-type="string">
            <text:p text:style-name="P43"><text:span text:style-name="T1">3</text:span>.<text:span text:style-name="T37">0.0.0</text:span></text:p>
          </table:table-cell>
          <table:table-cell table:style-name="Tabla2.C2" office:value-type="string">
            <text:p text:style-name="P42"><text:span text:style-name="T1">3</text:span>.<text:span text:style-name="T37">0.0.1</text:span></text:p>
          </table:table-cell>
        </table:table-row>
        <table:table-row>
          <table:table-cell table:style-name="Tabla2.A2" office:value-type="string">
            <text:p text:style-name="P42"><text:span text:style-name="T1">40</text:span>.<text:span text:style-name="T37">0.0.254</text:span></text:p>
          </table:table-cell>
          <table:table-cell table:style-name="Tabla2.A2" office:value-type="string">
            <text:p text:style-name="P43"><text:span text:style-name="T1">40</text:span>.<text:span text:style-name="T37">0.0.255</text:span></text:p>
          </table:table-cell>
          <table:table-cell table:style-name="Tabla2.C2" office:value-type="string">
            <text:p text:style-name="P42"><text:span text:style-name="T1">40</text:span>.<text:span text:style-name="T37">0.1.0</text:span></text:p>
          </table:table-cell>
        </table:table-row>
        <table:table-row>
          <table:table-cell table:style-name="Tabla2.A7" office:value-type="string">
            <text:p text:style-name="P42"><text:span text:style-name="T1">140.0</text:span>.<text:span text:style-name="T37">39.254</text:span></text:p>
          </table:table-cell>
          <table:table-cell table:style-name="Tabla2.A7" office:value-type="string">
            <text:p text:style-name="P43"><text:span text:style-name="T1">140.0</text:span>.<text:span text:style-name="T37">39.255</text:span></text:p>
          </table:table-cell>
          <table:table-cell table:style-name="Tabla2.C7" office:value-type="string">
            <text:p text:style-name="P42"><text:span text:style-name="T1">140.0</text:span>.<text:span text:style-name="T37">40.0</text:span></text:p>
          </table:table-cell>
        </table:table-row>
        <table:table-row>
          <table:table-cell table:style-name="Tabla2.A7" office:value-type="string">
            <text:p text:style-name="P42"><text:span text:style-name="T1">140.0</text:span>.<text:span text:style-name="T37">255.254</text:span></text:p>
          </table:table-cell>
          <table:table-cell table:style-name="Tabla2.A7" office:value-type="string">
            <text:p text:style-name="P43"><text:span text:style-name="T1">140.0</text:span>.<text:span text:style-name="T37">255.255</text:span></text:p>
          </table:table-cell>
          <table:table-cell table:style-name="Tabla2.C7" office:value-type="string">
            <text:p text:style-name="P42"><text:span text:style-name="T1">140.1</text:span>.<text:span text:style-name="T37">0.0</text:span></text:p>
          </table:table-cell>
        </table:table-row>
        <table:table-row>
          <table:table-cell table:style-name="Tabla2.A2" office:value-type="string">
            <text:p text:style-name="P41"><text:span text:style-name="T1">52</text:span>.<text:span text:style-name="T37">26.1.255</text:span></text:p>
          </table:table-cell>
          <table:table-cell table:style-name="Tabla2.A2" office:value-type="string">
            <text:p text:style-name="P43"><text:span text:style-name="T1">52</text:span>.<text:span text:style-name="T37">26.2.0</text:span></text:p>
          </table:table-cell>
          <table:table-cell table:style-name="Tabla2.C2" office:value-type="string">
            <text:p text:style-name="P42"><text:span text:style-name="T1">52</text:span>.<text:span text:style-name="T37">26.2.1</text:span></text:p>
          </table:table-cell>
        </table:table-row>
        <table:table-row>
          <table:table-cell table:style-name="Tabla2.A2" office:value-type="string">
            <text:p text:style-name="P41"><text:span text:style-name="T1">10</text:span>.<text:span text:style-name="T37">20.255.254</text:span></text:p>
          </table:table-cell>
          <table:table-cell table:style-name="Tabla2.A2" office:value-type="string">
            <text:p text:style-name="P43"><text:span text:style-name="T1">10</text:span>.<text:span text:style-name="T37">20.255.255</text:span></text:p>
          </table:table-cell>
          <table:table-cell table:style-name="Tabla2.C2" office:value-type="string">
            <text:p text:style-name="P42"><text:span text:style-name="T1">10</text:span>.<text:span text:style-name="T37">21.0.0</text:span></text:p>
          </table:table-cell>
        </table:table-row>
        <table:table-row>
          <table:table-cell table:style-name="Tabla2.A2" office:value-type="string">
            <text:p text:style-name="P41"><text:span text:style-name="T1">100</text:span>.<text:span text:style-name="T37">89.255.255</text:span></text:p>
          </table:table-cell>
          <table:table-cell table:style-name="Tabla2.A2" office:value-type="string">
            <text:p text:style-name="P43"><text:span text:style-name="T1">100</text:span>.<text:span text:style-name="T37">90.0.0</text:span></text:p>
          </table:table-cell>
          <table:table-cell table:style-name="Tabla2.C2" office:value-type="string">
            <text:p text:style-name="P42"><text:span text:style-name="T1">100</text:span>.<text:span text:style-name="T37">90.0.1</text:span></text:p>
          </table:table-cell>
        </table:table-row>
        <table:table-row>
          <table:table-cell table:style-name="Tabla2.A7" office:value-type="string">
            <text:p text:style-name="P41"><text:span text:style-name="T6">130.20</text:span>.<text:span text:style-name="T37">0.254</text:span></text:p>
          </table:table-cell>
          <table:table-cell table:style-name="Tabla2.A7" office:value-type="string">
            <text:p text:style-name="P44"><text:span text:style-name="T1">130.20</text:span>.<text:span text:style-name="T37">0.255</text:span></text:p>
          </table:table-cell>
          <table:table-cell table:style-name="Tabla2.C7" office:value-type="string">
            <text:p text:style-name="P42"><text:span text:style-name="T6">130.20</text:span>.<text:span text:style-name="T37">1.0</text:span></text:p>
          </table:table-cell>
        </table:table-row>
        <table:table-row>
          <table:table-cell table:style-name="Tabla2.A13" office:value-type="string">
            <text:p text:style-name="P41"><text:span text:style-name="T6">215.40.254</text:span>.<text:span text:style-name="T37">255</text:span></text:p>
          </table:table-cell>
          <table:table-cell table:style-name="Tabla2.A13" office:value-type="string">
            <text:p text:style-name="P44"><text:span text:style-name="T1">215.40.255</text:span>.<text:span text:style-name="T37">0</text:span></text:p>
          </table:table-cell>
          <table:table-cell table:style-name="Tabla2.C13" office:value-type="string">
            <text:p text:style-name="P42"><text:span text:style-name="T6">215.40.255</text:span>.<text:span text:style-name="T37">1</text:span></text:p>
          </table:table-cell>
        </table:table-row>
        <table:table-row>
          <table:table-cell table:style-name="Tabla2.A2" office:value-type="string">
            <text:p text:style-name="P41"><text:span text:style-name="T39">5.</text:span><text:span text:style-name="T37">255.255.254</text:span></text:p>
          </table:table-cell>
          <table:table-cell table:style-name="Tabla2.A2" office:value-type="string">
            <text:p text:style-name="P43"><text:span text:style-name="T6">5</text:span>.<text:span text:style-name="T37">255.255.255</text:span></text:p>
          </table:table-cell>
          <table:table-cell table:style-name="Tabla2.C2" office:value-type="string">
            <text:p text:style-name="P42"><text:span text:style-name="T6">6</text:span>.<text:span text:style-name="T37">0.0.0</text:span></text:p>
          </table:table-cell>
        </table:table-row>
        <table:table-row>
          <table:table-cell table:style-name="Tabla2.A7" office:value-type="string">
            <text:p text:style-name="P41"><text:span text:style-name="T6">190.38</text:span>.<text:span text:style-name="T37">200.254</text:span></text:p>
          </table:table-cell>
          <table:table-cell table:style-name="Tabla2.A7" office:value-type="string">
            <text:p text:style-name="P3"><text:span text:style-name="T1">190.38</text:span>.<text:span text:style-name="T37">200.255</text:span></text:p>
          </table:table-cell>
          <table:table-cell table:style-name="Tabla2.C7" office:value-type="string">
            <text:p text:style-name="P42"><text:span text:style-name="T6">190.38</text:span>.<text:span text:style-name="T37">201.0</text:span></text:p>
          </table:table-cell>
        </table:table-row>
        <table:table-row>
          <table:table-cell table:style-name="Tabla2.A2" office:value-type="string">
            <text:p text:style-name="P41"><text:span text:style-name="T6">127</text:span>.<text:span text:style-name="T37">255.255.255</text:span></text:p>
          </table:table-cell>
          <table:table-cell table:style-name="Tabla2.A7" office:value-type="string">
            <text:p text:style-name="P45"><text:span text:style-name="T1">128.0</text:span><text:span text:style-name="T37">.0.0</text:span></text:p>
          </table:table-cell>
          <table:table-cell table:style-name="Tabla2.C7" office:value-type="string">
            <text:p text:style-name="P42"><text:span text:style-name="T6">128</text:span><text:span text:style-name="T1">.0.</text:span><text:span text:style-name="T37">0.1</text:span></text:p>
          </table:table-cell>
        </table:table-row>
        <table:table-row>
          <table:table-cell table:style-name="Tabla2.A7" office:value-type="string">
            <text:p text:style-name="P41"><text:span text:style-name="T6">191.255</text:span>.<text:span text:style-name="T37">255.254</text:span></text:p>
          </table:table-cell>
          <table:table-cell table:style-name="Tabla2.A7" office:value-type="string">
            <text:p text:style-name="P45"><text:span text:style-name="T1">191.255</text:span>.<text:span text:style-name="T37">255.255</text:span></text:p>
          </table:table-cell>
          <table:table-cell table:style-name="Tabla2.C13" office:value-type="string">
            <text:p text:style-name="P42"><text:span text:style-name="T6">192.0.0</text:span>.<text:span text:style-name="T37">0</text:span></text:p>
          </table:table-cell>
        </table:table-row>
      </table:table>
      <text:p text:style-name="P86"/>
      <text:p text:style-name="P130">c<text:span text:style-name="T80">) Colorea en rojo, amarillo o verde </text:span><text:span text:style-name="T40">cada celda</text:span><text:span text:style-name="T81"> </text:span><text:span text:style-name="T80">de la tabla del apartado b) según sean </text:span><text:span text:style-name="T81">IP </text:span><text:span text:style-name="T80">de clase A, B o C.</text:span></text:p>
      <text:p text:style-name="P93"/>
      <text:p text:style-name="P93"><text:span text:style-name="T82">d</text:span><text:span text:style-name="T81">) Pon en negrita la parte de red y subraya la parte de host de cada IP de la tabla del apartado b) </text:span><text:span text:style-name="T80"><text:s/></text:span></text:p>
      <text:p text:style-name="P93"/>
      <text:p text:style-name="P93"/>
      <text:p text:style-name="P143"/>
      <text:p text:style-name="P143"/>
      <text:p text:style-name="P143"/>
      <text:p text:style-name="P143"/>
      <text:p text:style-name="P144"><text:soft-page-break/><text:span text:style-name="T82">e</text:span><text:span text:style-name="T81">) ¿Cuáles de las siguientes IP </text:span><text:span text:style-name="T2">no</text:span><text:span text:style-name="T81"> pueden ser asignadas a un dispositivo? ¿Por qué?</text:span></text:p>
      <text:list text:style-name="L1">
        <text:list-item>
          <text:p text:style-name="P156">150.100.<text:span text:style-name="T121">255.255</text:span><text:span text:style-name="T122"><text:tab/></text:span><text:span text:style-name="T120">No</text:span><text:span text:style-name="T125">, </text:span><text:span text:style-name="T128">porque </text:span><text:span text:style-name="T120">todo el host está a 1</text:span><text:span text:style-name="T125"> así que</text:span><text:span text:style-name="T120"> pertenece a difusión.</text:span></text:p>
        </text:list-item>
        <text:list-item>
          <text:p text:style-name="P156">175.100.255.18 </text:p>
        </text:list-item>
        <text:list-item>
          <text:p text:style-name="P156">195.234.253.<text:span text:style-name="T121">0</text:span><text:span text:style-name="T120"> <text:s text:c="3"/></text:span><text:span text:style-name="T125"><text:tab/></text:span><text:span text:style-name="T120">No</text:span><text:span text:style-name="T125">, </text:span><text:span text:style-name="T128">porque </text:span><text:span text:style-name="T120">todo el host está a 0</text:span><text:span text:style-name="T125"> así que</text:span><text:span text:style-name="T120"> pertenece a red.</text:span></text:p>
        </text:list-item>
        <text:list-item>
          <text:p text:style-name="P156">100.0.0.23 </text:p>
        </text:list-item>
        <text:list-item>
          <text:p text:style-name="P156">188.<text:span text:style-name="T121">258</text:span>.221.176 <text:span text:style-name="T130"><text:tab/></text:span><text:span text:style-name="T120">No</text:span><text:span text:style-name="T125">, </text:span><text:span text:style-name="T128">porque </text:span><text:span text:style-name="T125">el segundo byte supera el máximo que es 255.</text:span></text:p>
        </text:list-item>
        <text:list-item>
          <text:p text:style-name="P157"><text:span text:style-name="T121">127</text:span>.34.25.189 <text:span text:style-name="T143"><text:tab/></text:span><text:span text:style-name="T126">No, por </text:span><text:span text:style-name="T129">ser 127 que está destinado a </text:span><text:span text:style-name="T126">loopback.</text:span></text:p>
        </text:list-item>
        <text:list-item>
          <text:p text:style-name="P158"><text:span text:style-name="T121">224</text:span>.156.217.73<text:span text:style-name="T130"> <text:s text:c="2"/><text:tab/></text:span><text:span text:style-name="T125">No, </text:span><text:span text:style-name="T129">porque </text:span><text:span text:style-name="T125">es de clase D y pertenece a IP multicast.</text:span></text:p>
        </text:list-item>
      </text:list>
      <text:p text:style-name="P145"/>
      <text:p text:style-name="P139"><text:span text:style-name="T82">f</text:span>) Completa la tabla: </text:p>
      <text:p text:style-name="P13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row table:style-name="Tabla3.1">
          <table:table-cell table:style-name="Tabla3.A1" table:number-rows-spanned="2" office:value-type="string">
            <text:p text:style-name="P67">IP </text:p>
          </table:table-cell>
          <table:table-cell table:style-name="Tabla3.A1" table:number-rows-spanned="2" office:value-type="string">
            <text:p text:style-name="P67">Clas<text:span text:style-name="T81">e</text:span></text:p>
          </table:table-cell>
          <table:table-cell table:style-name="Tabla3.A1" table:number-rows-spanned="2" office:value-type="string">
            <text:p text:style-name="P68">N.º bits red</text:p>
          </table:table-cell>
          <table:table-cell table:style-name="Tabla3.A1" table:number-rows-spanned="2" office:value-type="string">
            <text:p text:style-name="P68">N.º bits host</text:p>
          </table:table-cell>
          <table:table-cell table:style-name="Tabla3.A1" table:number-rows-spanned="2" office:value-type="string">
            <text:p text:style-name="P68">N.º máximo de hosts que caben en la red</text:p>
          </table:table-cell>
          <table:table-cell table:style-name="Tabla3.A1" table:number-rows-spanned="2" office:value-type="string">
            <text:p text:style-name="P68">Máscara por defecto</text:p>
          </table:table-cell>
          <table:table-cell table:style-name="Tabla3.A1" table:number-rows-spanned="2" office:value-type="string">
            <text:p text:style-name="P70">Máscara (formato CIDR)</text:p>
          </table:table-cell>
          <table:table-cell table:style-name="Tabla3.A1" table:number-rows-spanned="2" office:value-type="string">
            <text:p text:style-name="P69">Dirección de red</text:p>
          </table:table-cell>
          <table:table-cell table:style-name="Tabla3.A1" table:number-rows-spanned="2" office:value-type="string">
            <text:p text:style-name="P69">Dirección de difusión</text:p>
          </table:table-cell>
          <table:table-cell table:style-name="Tabla3.J1" table:number-columns-spanned="2" office:value-type="string">
            <text:p text:style-name="P69">Rango de IP válidas </text:p>
          </table:table-cell>
          <table:covered-table-cell/>
        </table:table-row>
        <table:table-row table:style-name="Tabla3.1"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covered-table-cell table:style-name="Tabla3.A2"/>
          <table:table-cell table:style-name="Tabla3.A2" office:value-type="string">
            <text:p text:style-name="P71">DESDE</text:p>
          </table:table-cell>
          <table:table-cell table:style-name="Tabla3.K2" office:value-type="string">
            <text:p text:style-name="P71">HASTA</text:p>
          </table:table-cell>
        </table:table-row>
        <table:table-row>
          <table:table-cell table:style-name="Tabla3.A2" office:value-type="string">
            <text:p text:style-name="P72">216.14.55.137</text:p>
          </table:table-cell>
          <table:table-cell table:style-name="Tabla3.A2" office:value-type="string">
            <text:p text:style-name="P75">C</text:p>
          </table:table-cell>
          <table:table-cell table:style-name="Tabla3.A2" office:value-type="string">
            <text:p text:style-name="P75">24</text:p>
          </table:table-cell>
          <table:table-cell table:style-name="Tabla3.A2" office:value-type="string">
            <text:p text:style-name="P75">8</text:p>
          </table:table-cell>
          <table:table-cell table:style-name="Tabla3.A2" office:value-type="string">
            <text:p text:style-name="P75">254 (2<text:span text:style-name="T83">8</text:span> -2)</text:p>
          </table:table-cell>
          <table:table-cell table:style-name="Tabla3.A2" office:value-type="string">
            <text:p text:style-name="P75">255.255.255.0</text:p>
          </table:table-cell>
          <table:table-cell table:style-name="Tabla3.A2" office:value-type="string">
            <text:p text:style-name="P75">/<text:span text:style-name="T87">24</text:span></text:p>
          </table:table-cell>
          <table:table-cell table:style-name="Tabla3.A2" office:value-type="string">
            <text:p text:style-name="P75">216.14.55.0</text:p>
          </table:table-cell>
          <table:table-cell table:style-name="Tabla3.A2" office:value-type="string">
            <text:p text:style-name="P75">216.14.55.255</text:p>
          </table:table-cell>
          <table:table-cell table:style-name="Tabla3.A2" office:value-type="string">
            <text:p text:style-name="P55">216.14.55.1<text:span text:style-name="T131"> </text:span></text:p>
          </table:table-cell>
          <table:table-cell table:style-name="Tabla3.K2" office:value-type="string">
            <text:p text:style-name="P56">216.14.55.254</text:p>
          </table:table-cell>
        </table:table-row>
        <table:table-row>
          <table:table-cell table:style-name="Tabla3.A2" office:value-type="string">
            <text:p text:style-name="P72">123.1.1.15</text:p>
          </table:table-cell>
          <table:table-cell table:style-name="Tabla3.A2" office:value-type="string">
            <text:p text:style-name="P77">A</text:p>
          </table:table-cell>
          <table:table-cell table:style-name="Tabla3.A2" office:value-type="string">
            <text:p text:style-name="P77">8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8">16777214 (2<text:span text:style-name="T83">24</text:span> -2)</text:p>
          </table:table-cell>
          <table:table-cell table:style-name="Tabla3.A2" office:value-type="string">
            <text:p text:style-name="P78">255.0.0.0</text:p>
          </table:table-cell>
          <table:table-cell table:style-name="Tabla3.A2" office:value-type="string">
            <text:p text:style-name="P78">/8</text:p>
          </table:table-cell>
          <table:table-cell table:style-name="Tabla3.A2" office:value-type="string">
            <text:p text:style-name="P78">123.0.0.0</text:p>
          </table:table-cell>
          <table:table-cell table:style-name="Tabla3.A2" office:value-type="string">
            <text:p text:style-name="P79">123.255.255.255</text:p>
          </table:table-cell>
          <table:table-cell table:style-name="Tabla3.A2" office:value-type="string">
            <text:p text:style-name="P57">123.0.0.1 </text:p>
          </table:table-cell>
          <table:table-cell table:style-name="Tabla3.K2" office:value-type="string">
            <text:p text:style-name="P58">123.255.255.254</text:p>
          </table:table-cell>
        </table:table-row>
        <table:table-row>
          <table:table-cell table:style-name="Tabla3.A2" office:value-type="string">
            <text:p text:style-name="P72">150.127.221.244</text:p>
          </table:table-cell>
          <table:table-cell table:style-name="Tabla3.A2" office:value-type="string">
            <text:p text:style-name="P77">B</text:p>
          </table:table-cell>
          <table:table-cell table:style-name="Tabla3.A2" office:value-type="string">
            <text:p text:style-name="P77">16</text:p>
          </table:table-cell>
          <table:table-cell table:style-name="Tabla3.A2" office:value-type="string">
            <text:p text:style-name="P77">16</text:p>
          </table:table-cell>
          <table:table-cell table:style-name="Tabla3.A2" office:value-type="string">
            <text:p text:style-name="P78">65534 (2<text:span text:style-name="T83">16</text:span> -2)</text:p>
          </table:table-cell>
          <table:table-cell table:style-name="Tabla3.A2" office:value-type="string">
            <text:p text:style-name="P78">255.255.0.0</text:p>
          </table:table-cell>
          <table:table-cell table:style-name="Tabla3.A2" office:value-type="string">
            <text:p text:style-name="P78">/16</text:p>
          </table:table-cell>
          <table:table-cell table:style-name="Tabla3.A2" office:value-type="string">
            <text:p text:style-name="P79">150.127.0.0</text:p>
          </table:table-cell>
          <table:table-cell table:style-name="Tabla3.A2" office:value-type="string">
            <text:p text:style-name="P79">150.127.255.255</text:p>
          </table:table-cell>
          <table:table-cell table:style-name="Tabla3.A2" office:value-type="string">
            <text:p text:style-name="P57">150.127.0.1</text:p>
          </table:table-cell>
          <table:table-cell table:style-name="Tabla3.K2" office:value-type="string">
            <text:p text:style-name="P59">150.127.255.254</text:p>
          </table:table-cell>
        </table:table-row>
        <table:table-row>
          <table:table-cell table:style-name="Tabla3.A2" office:value-type="string">
            <text:p text:style-name="P72">194.125.35.199</text:p>
          </table:table-cell>
          <table:table-cell table:style-name="Tabla3.A2" office:value-type="string">
            <text:p text:style-name="P77">C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7">8</text:p>
          </table:table-cell>
          <table:table-cell table:style-name="Tabla3.A2" office:value-type="string">
            <text:p text:style-name="P76">254 (2<text:span text:style-name="T83">8</text:span> -2)</text:p>
          </table:table-cell>
          <table:table-cell table:style-name="Tabla3.A2" office:value-type="string">
            <text:p text:style-name="P76">255.255.255.0</text:p>
          </table:table-cell>
          <table:table-cell table:style-name="Tabla3.A2" office:value-type="string">
            <text:p text:style-name="P76">/<text:span text:style-name="T87">24</text:span></text:p>
          </table:table-cell>
          <table:table-cell table:style-name="Tabla3.A2" office:value-type="string">
            <text:p text:style-name="P79">194.125.35.0</text:p>
          </table:table-cell>
          <table:table-cell table:style-name="Tabla3.A2" office:value-type="string">
            <text:p text:style-name="P79">194.125.35.255</text:p>
          </table:table-cell>
          <table:table-cell table:style-name="Tabla3.A2" office:value-type="string">
            <text:p text:style-name="P57">194.125.35.1 </text:p>
          </table:table-cell>
          <table:table-cell table:style-name="Tabla3.K2" office:value-type="string">
            <text:p text:style-name="P59">194.125.35.254</text:p>
          </table:table-cell>
        </table:table-row>
        <table:table-row>
          <table:table-cell table:style-name="Tabla3.A2" office:value-type="string">
            <text:p text:style-name="P72">175.12.239.244</text:p>
          </table:table-cell>
          <table:table-cell table:style-name="Tabla3.A2" office:value-type="string">
            <text:p text:style-name="P77">B</text:p>
          </table:table-cell>
          <table:table-cell table:style-name="Tabla3.A2" office:value-type="string">
            <text:p text:style-name="P77">16</text:p>
          </table:table-cell>
          <table:table-cell table:style-name="Tabla3.A2" office:value-type="string">
            <text:p text:style-name="P77">16</text:p>
          </table:table-cell>
          <table:table-cell table:style-name="Tabla3.A2" office:value-type="string">
            <text:p text:style-name="P78">65534 (2<text:span text:style-name="T83">16</text:span> -2)</text:p>
          </table:table-cell>
          <table:table-cell table:style-name="Tabla3.A2" office:value-type="string">
            <text:p text:style-name="P78">255.255.0.0</text:p>
          </table:table-cell>
          <table:table-cell table:style-name="Tabla3.A2" office:value-type="string">
            <text:p text:style-name="P78">/16</text:p>
          </table:table-cell>
          <table:table-cell table:style-name="Tabla3.A2" office:value-type="string">
            <text:p text:style-name="P79">175.12.0.0</text:p>
          </table:table-cell>
          <table:table-cell table:style-name="Tabla3.A2" office:value-type="string">
            <text:p text:style-name="P79">175.12.255.255</text:p>
          </table:table-cell>
          <table:table-cell table:style-name="Tabla3.A2" office:value-type="string">
            <text:p text:style-name="P57">175.12.0.1 </text:p>
          </table:table-cell>
          <table:table-cell table:style-name="Tabla3.K2" office:value-type="string">
            <text:p text:style-name="P59">175.12.255.254</text:p>
          </table:table-cell>
        </table:table-row>
        <table:table-row>
          <table:table-cell table:style-name="Tabla3.A2" office:value-type="string">
            <text:p text:style-name="P72">18.43.9.147</text:p>
          </table:table-cell>
          <table:table-cell table:style-name="Tabla3.A2" office:value-type="string">
            <text:p text:style-name="P77">A</text:p>
          </table:table-cell>
          <table:table-cell table:style-name="Tabla3.A2" office:value-type="string">
            <text:p text:style-name="P77">8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8">16777214 (2<text:span text:style-name="T83">24</text:span> -2)</text:p>
          </table:table-cell>
          <table:table-cell table:style-name="Tabla3.A2" office:value-type="string">
            <text:p text:style-name="P78">255.0.0.0</text:p>
          </table:table-cell>
          <table:table-cell table:style-name="Tabla3.A2" office:value-type="string">
            <text:p text:style-name="P78">/8</text:p>
          </table:table-cell>
          <table:table-cell table:style-name="Tabla3.A2" office:value-type="string">
            <text:p text:style-name="P80">18.0.0.0</text:p>
          </table:table-cell>
          <table:table-cell table:style-name="Tabla3.A2" office:value-type="string">
            <text:p text:style-name="P80">18.255.255.255</text:p>
          </table:table-cell>
          <table:table-cell table:style-name="Tabla3.A2" office:value-type="string">
            <text:p text:style-name="P60">18.0.0.1</text:p>
          </table:table-cell>
          <table:table-cell table:style-name="Tabla3.K2" office:value-type="string">
            <text:p text:style-name="P61">18.255.255.254</text:p>
          </table:table-cell>
        </table:table-row>
        <table:table-row>
          <table:table-cell table:style-name="Tabla3.A2" office:value-type="string">
            <text:p text:style-name="P72">97.46.22.135</text:p>
          </table:table-cell>
          <table:table-cell table:style-name="Tabla3.A2" office:value-type="string">
            <text:p text:style-name="P77">A</text:p>
          </table:table-cell>
          <table:table-cell table:style-name="Tabla3.A2" office:value-type="string">
            <text:p text:style-name="P77">8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8">16777214 (2<text:span text:style-name="T83">24</text:span> -2)</text:p>
          </table:table-cell>
          <table:table-cell table:style-name="Tabla3.A2" office:value-type="string">
            <text:p text:style-name="P78">255.0.0.0</text:p>
          </table:table-cell>
          <table:table-cell table:style-name="Tabla3.A2" office:value-type="string">
            <text:p text:style-name="P78">/8</text:p>
          </table:table-cell>
          <table:table-cell table:style-name="Tabla3.A2" office:value-type="string">
            <text:p text:style-name="P80">97.0.0.0</text:p>
          </table:table-cell>
          <table:table-cell table:style-name="Tabla3.A2" office:value-type="string">
            <text:p text:style-name="P80">97.255.255.255</text:p>
          </table:table-cell>
          <table:table-cell table:style-name="Tabla3.A2" office:value-type="string">
            <text:p text:style-name="P60">97.0.0.1</text:p>
          </table:table-cell>
          <table:table-cell table:style-name="Tabla3.K2" office:value-type="string">
            <text:p text:style-name="P61">97.255.255.254</text:p>
          </table:table-cell>
        </table:table-row>
        <table:table-row>
          <table:table-cell table:style-name="Tabla3.A2" office:value-type="string">
            <text:p text:style-name="P82">203.0.7.101</text:p>
          </table:table-cell>
          <table:table-cell table:style-name="Tabla3.A2" office:value-type="string">
            <text:p text:style-name="P77">C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7">8</text:p>
          </table:table-cell>
          <table:table-cell table:style-name="Tabla3.A2" office:value-type="string">
            <text:p text:style-name="P76">254 (2<text:span text:style-name="T83">8</text:span> -2)</text:p>
          </table:table-cell>
          <table:table-cell table:style-name="Tabla3.A2" office:value-type="string">
            <text:p text:style-name="P76">255.255.255.0</text:p>
          </table:table-cell>
          <table:table-cell table:style-name="Tabla3.A2" office:value-type="string">
            <text:p text:style-name="P76">/<text:span text:style-name="T87">24</text:span></text:p>
          </table:table-cell>
          <table:table-cell table:style-name="Tabla3.A2" office:value-type="string">
            <text:p text:style-name="P73">203.0.<text:span text:style-name="T76">7</text:span>.0</text:p>
          </table:table-cell>
          <table:table-cell table:style-name="Tabla3.A2" office:value-type="string">
            <text:p text:style-name="P80">203.0.7.255</text:p>
          </table:table-cell>
          <table:table-cell table:style-name="Tabla3.A2" office:value-type="string">
            <text:p text:style-name="P60">203.0.7.1</text:p>
          </table:table-cell>
          <table:table-cell table:style-name="Tabla3.K2" office:value-type="string">
            <text:p text:style-name="P61">203.0.7.254</text:p>
          </table:table-cell>
        </table:table-row>
        <table:table-row>
          <table:table-cell table:style-name="Tabla3.A2" office:value-type="string">
            <text:p text:style-name="P82">56.15.5.56</text:p>
          </table:table-cell>
          <table:table-cell table:style-name="Tabla3.A2" office:value-type="string">
            <text:p text:style-name="P77">A</text:p>
          </table:table-cell>
          <table:table-cell table:style-name="Tabla3.A2" office:value-type="string">
            <text:p text:style-name="P77">8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8">16777214 (2<text:span text:style-name="T83">24</text:span> -2)</text:p>
          </table:table-cell>
          <table:table-cell table:style-name="Tabla3.A2" office:value-type="string">
            <text:p text:style-name="P78">255.0.0.0</text:p>
          </table:table-cell>
          <table:table-cell table:style-name="Tabla3.A2" office:value-type="string">
            <text:p text:style-name="P78">/8</text:p>
          </table:table-cell>
          <table:table-cell table:style-name="Tabla3.A2" office:value-type="string">
            <text:p text:style-name="P80">56.0.0.0</text:p>
          </table:table-cell>
          <table:table-cell table:style-name="Tabla3.A2" office:value-type="string">
            <text:p text:style-name="P73">56.255.255.255</text:p>
          </table:table-cell>
          <table:table-cell table:style-name="Tabla3.A2" office:value-type="string">
            <text:p text:style-name="P60">56.0.0.1</text:p>
          </table:table-cell>
          <table:table-cell table:style-name="Tabla3.K2" office:value-type="string">
            <text:p text:style-name="P61">56.255.255.254</text:p>
          </table:table-cell>
        </table:table-row>
        <table:table-row>
          <table:table-cell table:style-name="Tabla3.A2" office:value-type="string">
            <text:p text:style-name="P82">140.50.10.20</text:p>
          </table:table-cell>
          <table:table-cell table:style-name="Tabla3.A2" office:value-type="string">
            <text:p text:style-name="P77">B</text:p>
          </table:table-cell>
          <table:table-cell table:style-name="Tabla3.A2" office:value-type="string">
            <text:p text:style-name="P75">16</text:p>
          </table:table-cell>
          <table:table-cell table:style-name="Tabla3.A2" office:value-type="string">
            <text:p text:style-name="P77">16</text:p>
          </table:table-cell>
          <table:table-cell table:style-name="Tabla3.A2" office:value-type="string">
            <text:p text:style-name="P78">65534 (2<text:span text:style-name="T83">16</text:span> -2)</text:p>
          </table:table-cell>
          <table:table-cell table:style-name="Tabla3.A2" office:value-type="string">
            <text:p text:style-name="P78">255.255.0.0</text:p>
          </table:table-cell>
          <table:table-cell table:style-name="Tabla3.A2" office:value-type="string">
            <text:p text:style-name="P78">/16</text:p>
          </table:table-cell>
          <table:table-cell table:style-name="Tabla3.A2" office:value-type="string">
            <text:p text:style-name="P80">140.50.0.0</text:p>
          </table:table-cell>
          <table:table-cell table:style-name="Tabla3.A2" office:value-type="string">
            <text:p text:style-name="P80">140.50.255.255</text:p>
          </table:table-cell>
          <table:table-cell table:style-name="Tabla3.A2" office:value-type="string">
            <text:p text:style-name="P62">140.50.0.1</text:p>
          </table:table-cell>
          <table:table-cell table:style-name="Tabla3.K2" office:value-type="string">
            <text:p text:style-name="P63">140.50.255.254</text:p>
          </table:table-cell>
        </table:table-row>
        <table:table-row>
          <table:table-cell table:style-name="Tabla3.A2" office:value-type="string">
            <text:p text:style-name="P82">192.168.10.20</text:p>
          </table:table-cell>
          <table:table-cell table:style-name="Tabla3.A2" office:value-type="string">
            <text:p text:style-name="P77">C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5">8</text:p>
          </table:table-cell>
          <table:table-cell table:style-name="Tabla3.A2" office:value-type="string">
            <text:p text:style-name="P76">254 (2<text:span text:style-name="T83">8</text:span> -2)</text:p>
          </table:table-cell>
          <table:table-cell table:style-name="Tabla3.A2" office:value-type="string">
            <text:p text:style-name="P76">255.255.255.0</text:p>
          </table:table-cell>
          <table:table-cell table:style-name="Tabla3.A2" office:value-type="string">
            <text:p text:style-name="P76">/<text:span text:style-name="T87">24</text:span></text:p>
          </table:table-cell>
          <table:table-cell table:style-name="Tabla3.A2" office:value-type="string">
            <text:p text:style-name="P81">192.168.<text:span text:style-name="T132">10</text:span>.0</text:p>
          </table:table-cell>
          <table:table-cell table:style-name="Tabla3.A2" office:value-type="string">
            <text:p text:style-name="P81">192.168.<text:span text:style-name="T132">10</text:span>.255</text:p>
          </table:table-cell>
          <table:table-cell table:style-name="Tabla3.A2" office:value-type="string">
            <text:p text:style-name="P62">192.168.<text:span text:style-name="T132">10</text:span>.1 </text:p>
          </table:table-cell>
          <table:table-cell table:style-name="Tabla3.K2" office:value-type="string">
            <text:p text:style-name="P64">192.168.10.154</text:p>
          </table:table-cell>
        </table:table-row>
        <table:table-row>
          <table:table-cell table:style-name="Tabla3.A2" office:value-type="string">
            <text:p text:style-name="P82">127.0.1.10</text:p>
          </table:table-cell>
          <table:table-cell table:style-name="Tabla3.A2" office:value-type="string">
            <text:p text:style-name="P74">A</text:p>
          </table:table-cell>
          <table:table-cell table:style-name="Tabla3.A2" office:value-type="string">
            <text:p text:style-name="P77">8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8">16777214 (2<text:span text:style-name="T83">24</text:span> -2)</text:p>
          </table:table-cell>
          <table:table-cell table:style-name="Tabla3.A2" office:value-type="string">
            <text:p text:style-name="P78">255.0.0.0</text:p>
          </table:table-cell>
          <table:table-cell table:style-name="Tabla3.A2" office:value-type="string">
            <text:p text:style-name="P78">/8</text:p>
          </table:table-cell>
          <table:table-cell table:style-name="Tabla3.A2" office:value-type="string">
            <text:p text:style-name="P82">127.0.0.0</text:p>
          </table:table-cell>
          <table:table-cell table:style-name="Tabla3.A2" office:value-type="string">
            <text:p text:style-name="P82">127.255.255.255</text:p>
          </table:table-cell>
          <table:table-cell table:style-name="Tabla3.A2" office:value-type="string">
            <text:p text:style-name="P64">127.0.0.1</text:p>
          </table:table-cell>
          <table:table-cell table:style-name="Tabla3.K2" office:value-type="string">
            <text:p text:style-name="P64">127.255.255.254</text:p>
          </table:table-cell>
        </table:table-row>
        <table:table-row>
          <table:table-cell table:style-name="Tabla3.A2" office:value-type="string">
            <text:p text:style-name="P83">130.150.2.5</text:p>
          </table:table-cell>
          <table:table-cell table:style-name="Tabla3.A2" office:value-type="string">
            <text:p text:style-name="P74">B</text:p>
          </table:table-cell>
          <table:table-cell table:style-name="Tabla3.A2" office:value-type="string">
            <text:p text:style-name="P77">16</text:p>
          </table:table-cell>
          <table:table-cell table:style-name="Tabla3.A2" office:value-type="string">
            <text:p text:style-name="P77">16</text:p>
          </table:table-cell>
          <table:table-cell table:style-name="Tabla3.A2" office:value-type="string">
            <text:p text:style-name="P78">65534 (2<text:span text:style-name="T83">16</text:span> -2)</text:p>
          </table:table-cell>
          <table:table-cell table:style-name="Tabla3.A2" office:value-type="string">
            <text:p text:style-name="P78">255.255.0.0</text:p>
          </table:table-cell>
          <table:table-cell table:style-name="Tabla3.A2" office:value-type="string">
            <text:p text:style-name="P78">/16</text:p>
          </table:table-cell>
          <table:table-cell table:style-name="Tabla3.A2" office:value-type="string">
            <text:p text:style-name="P83">130.150.0.0</text:p>
          </table:table-cell>
          <table:table-cell table:style-name="Tabla3.A2" office:value-type="string">
            <text:p text:style-name="P83">130.150.255.255</text:p>
          </table:table-cell>
          <table:table-cell table:style-name="Tabla3.A2" office:value-type="string">
            <text:p text:style-name="P65">130.150.0.1</text:p>
          </table:table-cell>
          <table:table-cell table:style-name="Tabla3.K2" office:value-type="string">
            <text:p text:style-name="P65">130.150.255.254</text:p>
          </table:table-cell>
        </table:table-row>
        <table:table-row>
          <table:table-cell table:style-name="Tabla3.A2" office:value-type="string">
            <text:p text:style-name="P83">203.10.20.30</text:p>
          </table:table-cell>
          <table:table-cell table:style-name="Tabla3.A2" office:value-type="string">
            <text:p text:style-name="P74">C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7">8</text:p>
          </table:table-cell>
          <table:table-cell table:style-name="Tabla3.A2" office:value-type="string">
            <text:p text:style-name="P76">254 (2<text:span text:style-name="T83">8</text:span> -2)</text:p>
          </table:table-cell>
          <table:table-cell table:style-name="Tabla3.A2" office:value-type="string">
            <text:p text:style-name="P76">255.255.255.0</text:p>
          </table:table-cell>
          <table:table-cell table:style-name="Tabla3.A2" office:value-type="string">
            <text:p text:style-name="P76">/<text:span text:style-name="T87">24</text:span></text:p>
          </table:table-cell>
          <table:table-cell table:style-name="Tabla3.A2" office:value-type="string">
            <text:p text:style-name="P83">203.10.20.0</text:p>
          </table:table-cell>
          <table:table-cell table:style-name="Tabla3.A2" office:value-type="string">
            <text:p text:style-name="P83">203.10.20.255</text:p>
          </table:table-cell>
          <table:table-cell table:style-name="Tabla3.A2" office:value-type="string">
            <text:p text:style-name="P65">203.10.20.1</text:p>
          </table:table-cell>
          <table:table-cell table:style-name="Tabla3.K2" office:value-type="string">
            <text:p text:style-name="P65">203.10.20.254</text:p>
          </table:table-cell>
        </table:table-row>
        <table:table-row table:style-name="Tabla3.17">
          <table:table-cell table:style-name="Tabla3.A2" office:value-type="string">
            <text:p text:style-name="P75">La IP de tu PC <text:span text:style-name="T87">(escríbela)</text:span></text:p>
          </table:table-cell>
          <table:table-cell table:style-name="Tabla3.A2" office:value-type="string">
            <text:p text:style-name="P77">C</text:p>
          </table:table-cell>
          <table:table-cell table:style-name="Tabla3.A2" office:value-type="string">
            <text:p text:style-name="P77">24</text:p>
          </table:table-cell>
          <table:table-cell table:style-name="Tabla3.A2" office:value-type="string">
            <text:p text:style-name="P77">8</text:p>
          </table:table-cell>
          <table:table-cell table:style-name="Tabla3.A2" office:value-type="string">
            <text:p text:style-name="P76">254 (2<text:span text:style-name="T83">8</text:span> -2)</text:p>
          </table:table-cell>
          <table:table-cell table:style-name="Tabla3.A2" office:value-type="string">
            <text:p text:style-name="P76">255.255.255.0</text:p>
          </table:table-cell>
          <table:table-cell table:style-name="Tabla3.A2" office:value-type="string">
            <text:p text:style-name="P76">/<text:span text:style-name="T87">24</text:span></text:p>
          </table:table-cell>
          <table:table-cell table:style-name="Tabla3.A2" office:value-type="string">
            <text:p text:style-name="P83">192.168.0.0</text:p>
          </table:table-cell>
          <table:table-cell table:style-name="Tabla3.A2" office:value-type="string">
            <text:p text:style-name="P84">192.168.0.255</text:p>
          </table:table-cell>
          <table:table-cell table:style-name="Tabla3.A2" office:value-type="string">
            <text:p text:style-name="P66">192.168.0.1</text:p>
          </table:table-cell>
          <table:table-cell table:style-name="Tabla3.K2" office:value-type="string">
            <text:p text:style-name="P66">192.168.0.254</text:p>
          </table:table-cell>
        </table:table-row>
      </table:table>
      <text:p text:style-name="P136"/>
      <text:p text:style-name="P136"><text:soft-page-break/><text:span text:style-name="T73">Ejercicio </text:span><text:span text:style-name="T74">2</text:span><text:span text:style-name="T73">:</text:span> <text:span text:style-name="T3">Subnetting </text:span><text:span text:style-name="T4">(punto </text:span><text:span text:style-name="T5">1.6</text:span><text:span text:style-name="T4"> de </text:span><text:span text:style-name="T5">la unidad</text:span><text:span text:style-name="T4">)</text:span></text:p>
      <text:p text:style-name="P94"/>
      <text:p text:style-name="P1"><text:span text:style-name="T46">a</text:span><text:span text:style-name="T41">) </text:span><text:span text:style-name="T47">Los números que ves en la siguiente tabla son muy comunes al trabajar con </text:span><text:span text:style-name="T48">máscaras de subred en </text:span><text:span text:style-name="T47">IPv4. Completa la tabla: </text:span></text:p>
      <text:p text:style-name="P9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8">Binar<text:span text:style-name="T80">io</text:span></text:p>
          </table:table-cell>
          <table:table-cell table:style-name="Tabla1.B1" office:value-type="string">
            <text:p text:style-name="P48">Decimal</text:p>
          </table:table-cell>
        </table:table-row>
        <table:table-row>
          <table:table-cell table:style-name="Tabla1.A2" office:value-type="string">
            <text:p text:style-name="P2">1000<text:span text:style-name="T133"> </text:span>0000</text:p>
          </table:table-cell>
          <table:table-cell table:style-name="Tabla1.B2" office:value-type="string">
            <text:p text:style-name="P11">128</text:p>
          </table:table-cell>
        </table:table-row>
        <table:table-row>
          <table:table-cell table:style-name="Tabla1.A2" office:value-type="string">
            <text:p text:style-name="P2">1100<text:span text:style-name="T133"> </text:span>0000</text:p>
          </table:table-cell>
          <table:table-cell table:style-name="Tabla1.B2" office:value-type="string">
            <text:p text:style-name="P12">192</text:p>
          </table:table-cell>
        </table:table-row>
        <table:table-row>
          <table:table-cell table:style-name="Tabla1.A2" office:value-type="string">
            <text:p text:style-name="P2">1110<text:span text:style-name="T133"> </text:span>0000</text:p>
          </table:table-cell>
          <table:table-cell table:style-name="Tabla1.B2" office:value-type="string">
            <text:p text:style-name="P12">224</text:p>
          </table:table-cell>
        </table:table-row>
        <table:table-row>
          <table:table-cell table:style-name="Tabla1.A2" office:value-type="string">
            <text:p text:style-name="P12">1111 0000</text:p>
          </table:table-cell>
          <table:table-cell table:style-name="Tabla1.B2" office:value-type="string">
            <text:p text:style-name="P12">240</text:p>
          </table:table-cell>
        </table:table-row>
        <table:table-row>
          <table:table-cell table:style-name="Tabla1.A2" office:value-type="string">
            <text:p text:style-name="P12">1111 1000</text:p>
          </table:table-cell>
          <table:table-cell table:style-name="Tabla1.B2" office:value-type="string">
            <text:p text:style-name="P12">248</text:p>
          </table:table-cell>
        </table:table-row>
        <table:table-row>
          <table:table-cell table:style-name="Tabla1.A2" office:value-type="string">
            <text:p text:style-name="P12">1111 1100</text:p>
          </table:table-cell>
          <table:table-cell table:style-name="Tabla1.B2" office:value-type="string">
            <text:p text:style-name="P12">252</text:p>
          </table:table-cell>
        </table:table-row>
        <table:table-row>
          <table:table-cell table:style-name="Tabla1.A2" office:value-type="string">
            <text:p text:style-name="P12">1111 1110</text:p>
          </table:table-cell>
          <table:table-cell table:style-name="Tabla1.B2" office:value-type="string">
            <text:p text:style-name="P12">254</text:p>
          </table:table-cell>
        </table:table-row>
        <table:table-row>
          <table:table-cell table:style-name="Tabla1.A2" office:value-type="string">
            <text:p text:style-name="P2">1111<text:span text:style-name="T133"> </text:span>1111</text:p>
          </table:table-cell>
          <table:table-cell table:style-name="Tabla1.B2" office:value-type="string">
            <text:p text:style-name="P12">255</text:p>
          </table:table-cell>
        </table:table-row>
      </table:table>
      <text:p text:style-name="P108"/>
      <text:p text:style-name="P110"/>
      <text:p text:style-name="P111">b) <text:span text:style-name="T93">Completa </text:span><text:span text:style-name="T117">también </text:span><text:span text:style-name="T93">la siguiente tabla, </text:span><text:span text:style-name="T117">con la equivalencia entre máscaras expresadas como direcciones IP y como CIDR</text:span><text:span text:style-name="T93">: </text:span></text:p>
      <text:p text:style-name="P110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4">Máscara (dir. IP)</text:p>
          </table:table-cell>
          <table:table-cell table:style-name="Tabla5.B1" office:value-type="string">
            <text:p text:style-name="P134">Máscara (CIDR)</text:p>
          </table:table-cell>
        </table:table-row>
        <table:table-row>
          <table:table-cell table:style-name="Tabla5.A2" office:value-type="string">
            <text:p text:style-name="P132">255.0.0.0</text:p>
          </table:table-cell>
          <table:table-cell table:style-name="Tabla5.B2" office:value-type="string">
            <text:p text:style-name="P133">/<text:span text:style-name="T93">8</text:span></text:p>
          </table:table-cell>
        </table:table-row>
        <table:table-row>
          <table:table-cell table:style-name="Tabla5.A2" office:value-type="string">
            <text:p text:style-name="P132">255.192.0.0</text:p>
          </table:table-cell>
          <table:table-cell table:style-name="Tabla5.B2" office:value-type="string">
            <text:p text:style-name="P142">/10</text:p>
          </table:table-cell>
        </table:table-row>
        <table:table-row>
          <table:table-cell table:style-name="Tabla5.A2" office:value-type="string">
            <text:p text:style-name="P142">255.255.192.0</text:p>
          </table:table-cell>
          <table:table-cell table:style-name="Tabla5.B2" office:value-type="string">
            <text:p text:style-name="P133">/<text:span text:style-name="T93">18</text:span></text:p>
          </table:table-cell>
        </table:table-row>
        <table:table-row>
          <table:table-cell table:style-name="Tabla5.A2" office:value-type="string">
            <text:p text:style-name="P132">255.255.255.0</text:p>
          </table:table-cell>
          <table:table-cell table:style-name="Tabla5.B2" office:value-type="string">
            <text:p text:style-name="P142">/24</text:p>
          </table:table-cell>
        </table:table-row>
        <table:table-row>
          <table:table-cell table:style-name="Tabla5.A2" office:value-type="string">
            <text:p text:style-name="P142">255.255.255.224</text:p>
          </table:table-cell>
          <table:table-cell table:style-name="Tabla5.B2" office:value-type="string">
            <text:p text:style-name="P133">/<text:span text:style-name="T93">27</text:span></text:p>
          </table:table-cell>
        </table:table-row>
      </table:table>
      <text:p text:style-name="P110"/>
      <text:p text:style-name="P123"/>
      <text:p text:style-name="P124">c) <text:span text:style-name="T88"><text:s/>Crea 8 subredes para la red 192.</text:span><text:span text:style-name="T104">1</text:span><text:span text:style-name="T88">68.30.0. Como es el primer ejercicio que haces de subnetting, iremos paso a paso:</text:span></text:p>
      <text:p text:style-name="P109"/>
      <text:list text:style-name="L2">
        <text:list-item>
          <text:p text:style-name="P159">La clase de la IP es <text:span text:style-name="T134">C</text:span>. </text:p>
        </text:list-item>
        <text:list-item>
          <text:p text:style-name="P159">Sin subredes, la parte de red ocupa<text:span text:style-name="T92">ría</text:span> <text:span text:style-name="T94">24 </text:span><text:s/>bits y la parte de host ocupa<text:span text:style-name="T92">ría </text:span><text:span text:style-name="T104">el resto, o sea, </text:span><text:s/><text:span text:style-name="T134">8</text:span> bits.</text:p>
        </text:list-item>
        <text:list-item>
          <text:p text:style-name="P159">Como queremos <text:span text:style-name="T92">ha</text:span>cer 8 subredes, necesitamos<text:span text:style-name="T135"> </text:span><text:span text:style-name="T97">3 </text:span><text:s/>bits para hacer las 8 combinaciones posibles.</text:p>
        </text:list-item>
        <text:list-item>
          <text:p text:style-name="P159">Por tanto, con subredes, la parte de red ocupa <text:span text:style-name="T95">24 </text:span><text:s/>bits, la parte de subred ocupa<text:span text:style-name="T135"> </text:span><text:span text:style-name="T97">3 </text:span><text:s/>bits <text:s/>y la parte de host ocupa <text:span text:style-name="T101">5 </text:span><text:s/>bits.</text:p>
        </text:list-item>
        <text:list-item>
          <text:p text:style-name="P159">La máscara de subred será <text:s/><text:span text:style-name="T136">255.255.255.224</text:span> (o /<text:span text:style-name="T136">27</text:span> usando CIDR).</text:p>
        </text:list-item>
      </text:list>
      <text:p text:style-name="P109"/>
      <text:p text:style-name="P110">Completa la siguiente tabla, usando binario para las partes de subred y host. <text:span text:style-name="T106">No es necesario que colorees cada elemento. Puedes mezclar decimal y binario para aclararte, aunque indica siempre al final la dirección IP totalmente en decimal (entre paréntesis).</text:span></text:p>
      <text:p text:style-name="P95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50">N.º subred</text:p>
          </table:table-cell>
          <table:table-cell table:style-name="Tabla9.A1" office:value-type="string">
            <text:p text:style-name="P49">Dirección de subred</text:p>
          </table:table-cell>
          <table:table-cell table:style-name="Tabla9.C1" office:value-type="string">
            <text:p text:style-name="P49">Dirección de broadcast</text:p>
          </table:table-cell>
        </table:table-row>
        <table:table-row>
          <table:table-cell table:style-name="Tabla9.A2" office:value-type="string">
            <text:p text:style-name="P46">000</text:p>
          </table:table-cell>
          <table:table-cell table:style-name="Tabla9.A2" office:value-type="string">
            <text:p text:style-name="P13"><text:span text:style-name="T105">192.168.30</text:span>.<text:span text:style-name="T96">000</text:span> <text:span text:style-name="T100">00000</text:span> (192.168.30.0)</text:p>
          </table:table-cell>
          <table:table-cell table:style-name="Tabla9.C2" office:value-type="string">
            <text:p text:style-name="P13"><text:span text:style-name="T105">192.168.30</text:span>.<text:span text:style-name="T96">000</text:span> <text:span text:style-name="T100">11111</text:span> (192.168.30.31)</text:p>
          </table:table-cell>
        </table:table-row>
        <table:table-row>
          <table:table-cell table:style-name="Tabla9.A2" office:value-type="string">
            <text:p text:style-name="P46">001</text:p>
          </table:table-cell>
          <table:table-cell table:style-name="Tabla9.A2" office:value-type="string">
            <text:p text:style-name="P13"><text:span text:style-name="T105">192.168.30</text:span>.<text:span text:style-name="T96">001</text:span> <text:span text:style-name="T100">00000</text:span> (192.168.30.32)</text:p>
          </table:table-cell>
          <table:table-cell table:style-name="Tabla9.C2" office:value-type="string">
            <text:p text:style-name="P14"><text:span text:style-name="T105">192.168.30</text:span>.<text:span text:style-name="T96">00</text:span><text:span text:style-name="T98">1</text:span> <text:span text:style-name="T100">11111</text:span> (192.168.30.<text:span text:style-name="T137">63</text:span>)</text:p>
          </table:table-cell>
        </table:table-row>
        <table:table-row>
          <table:table-cell table:style-name="Tabla9.A2" office:value-type="string">
            <text:p text:style-name="P46">010</text:p>
          </table:table-cell>
          <table:table-cell table:style-name="Tabla9.A2" office:value-type="string">
            <text:p text:style-name="P14"><text:span text:style-name="T105">192.168.30</text:span>.<text:span text:style-name="T96">0</text:span><text:span text:style-name="T98">10</text:span> <text:span text:style-name="T100">00000</text:span> (192.168.30.<text:span text:style-name="T137">64</text:span>)</text:p>
          </table:table-cell>
          <table:table-cell table:style-name="Tabla9.C2" office:value-type="string">
            <text:p text:style-name="P14"><text:span text:style-name="T105">192.168.30</text:span>.<text:span text:style-name="T96">0</text:span><text:span text:style-name="T99">10</text:span> <text:span text:style-name="T100">11111</text:span> (192.168.30.<text:span text:style-name="T138">95</text:span>)</text:p>
          </table:table-cell>
        </table:table-row>
        <table:table-row>
          <table:table-cell table:style-name="Tabla9.A2" office:value-type="string">
            <text:p text:style-name="P47">011</text:p>
          </table:table-cell>
          <table:table-cell table:style-name="Tabla9.A2" office:value-type="string">
            <text:p text:style-name="P14"><text:span text:style-name="T105">192.168.30</text:span>.<text:span text:style-name="T96">0</text:span><text:span text:style-name="T99">11</text:span> <text:span text:style-name="T100">00000</text:span> (192.168.30.<text:span text:style-name="T138">96</text:span>)</text:p>
          </table:table-cell>
          <table:table-cell table:style-name="Tabla9.C2" office:value-type="string">
            <text:p text:style-name="P14"><text:span text:style-name="T105">192.168.30</text:span>.<text:span text:style-name="T96">0</text:span><text:span text:style-name="T99">11</text:span> <text:span text:style-name="T100">11111</text:span> (192.168.30.<text:span text:style-name="T138">127</text:span>)</text:p>
          </table:table-cell>
        </table:table-row>
        <table:table-row>
          <table:table-cell table:style-name="Tabla9.A2" office:value-type="string">
            <text:p text:style-name="P47">100</text:p>
          </table:table-cell>
          <table:table-cell table:style-name="Tabla9.A2" office:value-type="string">
            <text:p text:style-name="P14"><text:span text:style-name="T105">192.168.30</text:span>.<text:span text:style-name="T99">100</text:span> <text:span text:style-name="T100">00000</text:span> (192.168.30.<text:span text:style-name="T138">128</text:span>)</text:p>
          </table:table-cell>
          <table:table-cell table:style-name="Tabla9.C2" office:value-type="string">
            <text:p text:style-name="P14"><text:span text:style-name="T105">192.168.30</text:span>.<text:span text:style-name="T99">1</text:span><text:span text:style-name="T96">00</text:span> <text:span text:style-name="T100">11111</text:span> (192.168.30.<text:span text:style-name="T138">159</text:span>)</text:p>
          </table:table-cell>
        </table:table-row>
        <table:table-row>
          <table:table-cell table:style-name="Tabla9.A2" office:value-type="string">
            <text:p text:style-name="P47">101</text:p>
          </table:table-cell>
          <table:table-cell table:style-name="Tabla9.A2" office:value-type="string">
            <text:p text:style-name="P14"><text:span text:style-name="T105">192.168.30</text:span>.<text:span text:style-name="T99">1</text:span><text:span text:style-name="T96">0</text:span><text:span text:style-name="T99">1</text:span> <text:span text:style-name="T100">00000</text:span> (192.168.30.<text:span text:style-name="T138">160</text:span>)</text:p>
          </table:table-cell>
          <table:table-cell table:style-name="Tabla9.C2" office:value-type="string">
            <text:p text:style-name="P14"><text:span text:style-name="T105">192.168.30</text:span>.<text:span text:style-name="T99">1</text:span><text:span text:style-name="T96">0</text:span><text:span text:style-name="T99">1</text:span> <text:span text:style-name="T100">11111</text:span> (192.168.30.<text:span text:style-name="T138">191</text:span>)</text:p>
          </table:table-cell>
        </table:table-row>
        <table:table-row>
          <table:table-cell table:style-name="Tabla9.A2" office:value-type="string">
            <text:p text:style-name="P47">110</text:p>
          </table:table-cell>
          <table:table-cell table:style-name="Tabla9.A2" office:value-type="string">
            <text:p text:style-name="P14"><text:span text:style-name="T105">192.168.30</text:span>.<text:span text:style-name="T99">11</text:span><text:span text:style-name="T96">0</text:span> <text:span text:style-name="T100">00000</text:span> (192.168.30.<text:span text:style-name="T138">192</text:span>)</text:p>
          </table:table-cell>
          <table:table-cell table:style-name="Tabla9.C2" office:value-type="string">
            <text:p text:style-name="P14"><text:span text:style-name="T105">192.168.30</text:span>.<text:span text:style-name="T99">11</text:span><text:span text:style-name="T96">0</text:span> <text:span text:style-name="T100">11111</text:span> (192.168.30.<text:span text:style-name="T138">223</text:span>)</text:p>
          </table:table-cell>
        </table:table-row>
        <table:table-row>
          <table:table-cell table:style-name="Tabla9.A2" office:value-type="string">
            <text:p text:style-name="P47">111</text:p>
          </table:table-cell>
          <table:table-cell table:style-name="Tabla9.A2" office:value-type="string">
            <text:p text:style-name="P14"><text:span text:style-name="T105">192.168.30</text:span>.<text:span text:style-name="T99">111</text:span> <text:span text:style-name="T100">00000</text:span> (192.168.30.<text:span text:style-name="T138">224</text:span>)</text:p>
          </table:table-cell>
          <table:table-cell table:style-name="Tabla9.C2" office:value-type="string">
            <text:p text:style-name="P14"><text:span text:style-name="T105">192.168.30</text:span>.<text:span text:style-name="T99">111</text:span> <text:span text:style-name="T100">11111</text:span> (192.168.30.<text:span text:style-name="T138">2</text:span><text:span text:style-name="T139">55</text:span>)</text:p>
          </table:table-cell>
        </table:table-row>
      </table:table>
      <text:p text:style-name="P96"/>
      <text:p text:style-name="P117">Recuerda:</text:p>
      <text:p text:style-name="P117"/>
      <text:list text:style-name="L3">
        <text:list-item>
          <text:p text:style-name="P161">En una dirección de subred, la parte de <text:span text:style-name="T100">host</text:span> está totalmente a 0.</text:p>
        </text:list-item>
        <text:list-item>
          <text:p text:style-name="P161">En una dirección de broadcast, la parte de <text:span text:style-name="T100">host</text:span> está totalmente a 1.</text:p>
        </text:list-item>
      </text:list>
      <text:p text:style-name="P97"/>
      <text:p text:style-name="P97"/>
      <text:p text:style-name="P97"/>
      <text:p text:style-name="P97"/>
      <text:p text:style-name="P98"><text:span text:style-name="T88">Repite la tabla, </text:span><text:span text:style-name="T92">ahora </text:span><text:span text:style-name="T106">solamente</text:span><text:span text:style-name="T92"> </text:span><text:span text:style-name="T88">con tod</text:span><text:span text:style-name="T106">os los nº</text:span><text:span text:style-name="T88"> completamente en decimal:</text:span></text:p>
      <text:p text:style-name="P9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85">N.º subred</text:p>
          </table:table-cell>
          <table:table-cell table:style-name="Tabla10.A1" office:value-type="string">
            <text:p text:style-name="P85">Dirección de subred</text:p>
          </table:table-cell>
          <table:table-cell table:style-name="Tabla10.C1" office:value-type="string">
            <text:p text:style-name="P85">Dirección de broadcast</text:p>
          </table:table-cell>
        </table:table-row>
        <table:table-row>
          <table:table-cell table:style-name="Tabla10.A2" office:value-type="string">
            <text:p text:style-name="P7">0</text:p>
          </table:table-cell>
          <table:table-cell table:style-name="Tabla10.A2" office:value-type="string">
            <text:p text:style-name="P13">192.168.30.0</text:p>
          </table:table-cell>
          <table:table-cell table:style-name="Tabla10.C2" office:value-type="string">
            <text:p text:style-name="P13">192.168.30.31</text:p>
          </table:table-cell>
        </table:table-row>
        <table:table-row>
          <table:table-cell table:style-name="Tabla10.A2" office:value-type="string">
            <text:p text:style-name="P7">1</text:p>
          </table:table-cell>
          <table:table-cell table:style-name="Tabla10.A2" office:value-type="string">
            <text:p text:style-name="P13">192.168.30.32</text:p>
          </table:table-cell>
          <table:table-cell table:style-name="Tabla10.C2" office:value-type="string">
            <text:p text:style-name="P14">192.168.30.<text:span text:style-name="T137">63</text:span></text:p>
          </table:table-cell>
        </table:table-row>
        <table:table-row>
          <table:table-cell table:style-name="Tabla10.A2" office:value-type="string">
            <text:p text:style-name="P7">2</text:p>
          </table:table-cell>
          <table:table-cell table:style-name="Tabla10.A2" office:value-type="string">
            <text:p text:style-name="P14">192.168.30.<text:span text:style-name="T137">64</text:span></text:p>
          </table:table-cell>
          <table:table-cell table:style-name="Tabla10.C2" office:value-type="string">
            <text:p text:style-name="P14">192.168.30.<text:span text:style-name="T138">95</text:span></text:p>
          </table:table-cell>
        </table:table-row>
        <table:table-row>
          <table:table-cell table:style-name="Tabla10.A2" office:value-type="string">
            <text:p text:style-name="P15">3</text:p>
          </table:table-cell>
          <table:table-cell table:style-name="Tabla10.A2" office:value-type="string">
            <text:p text:style-name="P14">192.168.30.<text:span text:style-name="T138">96</text:span></text:p>
          </table:table-cell>
          <table:table-cell table:style-name="Tabla10.C2" office:value-type="string">
            <text:p text:style-name="P14">192.168.30.<text:span text:style-name="T138">127</text:span></text:p>
          </table:table-cell>
        </table:table-row>
        <table:table-row>
          <table:table-cell table:style-name="Tabla10.A2" office:value-type="string">
            <text:p text:style-name="P15">4</text:p>
          </table:table-cell>
          <table:table-cell table:style-name="Tabla10.A2" office:value-type="string">
            <text:p text:style-name="P14">192.168.30.<text:span text:style-name="T138">128</text:span></text:p>
          </table:table-cell>
          <table:table-cell table:style-name="Tabla10.C2" office:value-type="string">
            <text:p text:style-name="P14">192.168.30.<text:span text:style-name="T138">159</text:span></text:p>
          </table:table-cell>
        </table:table-row>
        <table:table-row>
          <table:table-cell table:style-name="Tabla10.A2" office:value-type="string">
            <text:p text:style-name="P15">5</text:p>
          </table:table-cell>
          <table:table-cell table:style-name="Tabla10.A2" office:value-type="string">
            <text:p text:style-name="P14">192.168.30.<text:span text:style-name="T138">160</text:span></text:p>
          </table:table-cell>
          <table:table-cell table:style-name="Tabla10.C2" office:value-type="string">
            <text:p text:style-name="P14">192.168.30.<text:span text:style-name="T138">191</text:span></text:p>
          </table:table-cell>
        </table:table-row>
        <table:table-row>
          <table:table-cell table:style-name="Tabla10.A2" office:value-type="string">
            <text:p text:style-name="P15">6</text:p>
          </table:table-cell>
          <table:table-cell table:style-name="Tabla10.A2" office:value-type="string">
            <text:p text:style-name="P14">192.168.30.<text:span text:style-name="T138">192</text:span></text:p>
          </table:table-cell>
          <table:table-cell table:style-name="Tabla10.C2" office:value-type="string">
            <text:p text:style-name="P14">192.168.30.<text:span text:style-name="T138">223</text:span></text:p>
          </table:table-cell>
        </table:table-row>
        <table:table-row>
          <table:table-cell table:style-name="Tabla10.A2" office:value-type="string">
            <text:p text:style-name="P15">7</text:p>
          </table:table-cell>
          <table:table-cell table:style-name="Tabla10.A2" office:value-type="string">
            <text:p text:style-name="P14">192.168.30.<text:span text:style-name="T138">224</text:span></text:p>
          </table:table-cell>
          <table:table-cell table:style-name="Tabla10.C2" office:value-type="string">
            <text:p text:style-name="P14">192.168.30.<text:span text:style-name="T138">2</text:span><text:span text:style-name="T139">55</text:span></text:p>
          </table:table-cell>
        </table:table-row>
      </table:table>
      <text:p text:style-name="P97"/>
      <text:p text:style-name="P112">Finalmente, incluye el rango de IP válido para cada subred: </text:p>
      <text:p text:style-name="P95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 table:style-name="Tabla11.1">
          <table:table-cell table:style-name="Tabla11.A1" table:number-rows-spanned="2" office:value-type="string">
            <text:p text:style-name="P49">N.º subred </text:p>
          </table:table-cell>
          <table:table-cell table:style-name="Tabla11.A1" table:number-rows-spanned="2" office:value-type="string">
            <text:p text:style-name="P49">Dirección de subred</text:p>
          </table:table-cell>
          <table:table-cell table:style-name="Tabla11.A1" table:number-columns-spanned="2" office:value-type="string">
            <text:p text:style-name="P49">Rango de IP válidas</text:p>
          </table:table-cell>
          <table:covered-table-cell/>
          <table:table-cell table:style-name="Tabla11.E1" table:number-rows-spanned="2" office:value-type="string">
            <text:p text:style-name="P51"><text:span text:style-name="T88">Dirección de b</text:span>roadcast </text:p>
          </table:table-cell>
        </table:table-row>
        <table:table-row table:style-name="Tabla11.1">
          <table:covered-table-cell table:style-name="Tabla11.A2"/>
          <table:covered-table-cell table:style-name="Tabla11.A2"/>
          <table:table-cell table:style-name="Tabla11.A2" office:value-type="string">
            <text:p text:style-name="P52">Desde</text:p>
          </table:table-cell>
          <table:table-cell table:style-name="Tabla11.A2" office:value-type="string">
            <text:p text:style-name="P52">Hasta</text:p>
          </table:table-cell>
          <table:covered-table-cell table:style-name="Tabla11.E2"/>
        </table:table-row>
        <table:table-row>
          <table:table-cell table:style-name="Tabla11.A2" office:value-type="string">
            <text:p text:style-name="P7">0</text:p>
          </table:table-cell>
          <table:table-cell table:style-name="Tabla11.A2" office:value-type="string">
            <text:p text:style-name="P13">192.168.30.0</text:p>
          </table:table-cell>
          <table:table-cell table:style-name="Tabla11.A2" office:value-type="string">
            <text:p text:style-name="P8"><text:span text:style-name="T104">192.168.30.</text:span><text:span text:style-name="T106">1</text:span><text:span text:style-name="T1"> </text:span></text:p>
          </table:table-cell>
          <table:table-cell table:style-name="Tabla11.A2" office:value-type="string">
            <text:p text:style-name="P9"><text:span text:style-name="T104">192.168.30.</text:span><text:span text:style-name="T106">30</text:span></text:p>
          </table:table-cell>
          <table:table-cell table:style-name="Tabla11.E2" office:value-type="string">
            <text:p text:style-name="P13">192.168.30.31</text:p>
          </table:table-cell>
        </table:table-row>
        <table:table-row>
          <table:table-cell table:style-name="Tabla11.A2" office:value-type="string">
            <text:p text:style-name="P7">1</text:p>
          </table:table-cell>
          <table:table-cell table:style-name="Tabla11.A2" office:value-type="string">
            <text:p text:style-name="P13">192.168.30.32</text:p>
          </table:table-cell>
          <table:table-cell table:style-name="Tabla11.A2" office:value-type="string">
            <text:p text:style-name="P8"><text:span text:style-name="T104">192.168.30.</text:span><text:span text:style-name="T140">33</text:span><text:span text:style-name="T1"> </text:span></text:p>
          </table:table-cell>
          <table:table-cell table:style-name="Tabla11.A2" office:value-type="string">
            <text:p text:style-name="P9"><text:span text:style-name="T104">192.168.30.</text:span><text:span text:style-name="T140">62</text:span></text:p>
          </table:table-cell>
          <table:table-cell table:style-name="Tabla11.E2" office:value-type="string">
            <text:p text:style-name="P14">192.168.30.<text:span text:style-name="T137">63</text:span></text:p>
          </table:table-cell>
        </table:table-row>
        <table:table-row>
          <table:table-cell table:style-name="Tabla11.A2" office:value-type="string">
            <text:p text:style-name="P7">2</text:p>
          </table:table-cell>
          <table:table-cell table:style-name="Tabla11.A2" office:value-type="string">
            <text:p text:style-name="P14">192.168.30.<text:span text:style-name="T137">64</text:span></text:p>
          </table:table-cell>
          <table:table-cell table:style-name="Tabla11.A2" office:value-type="string">
            <text:p text:style-name="P8"><text:span text:style-name="T104">192.168.30.</text:span><text:span text:style-name="T140">65</text:span><text:span text:style-name="T1"> </text:span></text:p>
          </table:table-cell>
          <table:table-cell table:style-name="Tabla11.A2" office:value-type="string">
            <text:p text:style-name="P9"><text:span text:style-name="T104">192.168.30.</text:span><text:span text:style-name="T140">94</text:span></text:p>
          </table:table-cell>
          <table:table-cell table:style-name="Tabla11.E2" office:value-type="string">
            <text:p text:style-name="P14">192.168.30.<text:span text:style-name="T138">95</text:span></text:p>
          </table:table-cell>
        </table:table-row>
        <table:table-row>
          <table:table-cell table:style-name="Tabla11.A2" office:value-type="string">
            <text:p text:style-name="P16">3</text:p>
          </table:table-cell>
          <table:table-cell table:style-name="Tabla11.A2" office:value-type="string">
            <text:p text:style-name="P14">192.168.30.<text:span text:style-name="T138">96</text:span></text:p>
          </table:table-cell>
          <table:table-cell table:style-name="Tabla11.A2" office:value-type="string">
            <text:p text:style-name="P8"><text:span text:style-name="T104">192.168.30.</text:span><text:span text:style-name="T140">97</text:span> </text:p>
          </table:table-cell>
          <table:table-cell table:style-name="Tabla11.A2" office:value-type="string">
            <text:p text:style-name="P9"><text:span text:style-name="T104">192.168.30.</text:span><text:span text:style-name="T140">126</text:span></text:p>
          </table:table-cell>
          <table:table-cell table:style-name="Tabla11.E2" office:value-type="string">
            <text:p text:style-name="P14">192.168.30.<text:span text:style-name="T138">127</text:span></text:p>
          </table:table-cell>
        </table:table-row>
        <table:table-row>
          <table:table-cell table:style-name="Tabla11.A2" office:value-type="string">
            <text:p text:style-name="P16">4</text:p>
          </table:table-cell>
          <table:table-cell table:style-name="Tabla11.A2" office:value-type="string">
            <text:p text:style-name="P14">192.168.30.<text:span text:style-name="T138">128</text:span></text:p>
          </table:table-cell>
          <table:table-cell table:style-name="Tabla11.A2" office:value-type="string">
            <text:p text:style-name="P8"><text:span text:style-name="T104">192.168.30.</text:span><text:span text:style-name="T140">129</text:span> </text:p>
          </table:table-cell>
          <table:table-cell table:style-name="Tabla11.A2" office:value-type="string">
            <text:p text:style-name="P9"><text:span text:style-name="T104">192.168.30.</text:span><text:span text:style-name="T140">158</text:span></text:p>
          </table:table-cell>
          <table:table-cell table:style-name="Tabla11.E2" office:value-type="string">
            <text:p text:style-name="P14">192.168.30.<text:span text:style-name="T138">159</text:span></text:p>
          </table:table-cell>
        </table:table-row>
        <table:table-row>
          <table:table-cell table:style-name="Tabla11.A2" office:value-type="string">
            <text:p text:style-name="P16">5</text:p>
          </table:table-cell>
          <table:table-cell table:style-name="Tabla11.A2" office:value-type="string">
            <text:p text:style-name="P14">192.168.30.<text:span text:style-name="T138">160</text:span></text:p>
          </table:table-cell>
          <table:table-cell table:style-name="Tabla11.A2" office:value-type="string">
            <text:p text:style-name="P8"><text:span text:style-name="T104">192.168.30.</text:span><text:span text:style-name="T140">161</text:span> </text:p>
          </table:table-cell>
          <table:table-cell table:style-name="Tabla11.A2" office:value-type="string">
            <text:p text:style-name="P9"><text:span text:style-name="T104">192.168.30.</text:span><text:span text:style-name="T140">190</text:span></text:p>
          </table:table-cell>
          <table:table-cell table:style-name="Tabla11.E2" office:value-type="string">
            <text:p text:style-name="P14">192.168.30.<text:span text:style-name="T138">191</text:span></text:p>
          </table:table-cell>
        </table:table-row>
        <table:table-row>
          <table:table-cell table:style-name="Tabla11.A2" office:value-type="string">
            <text:p text:style-name="P16">6</text:p>
          </table:table-cell>
          <table:table-cell table:style-name="Tabla11.A2" office:value-type="string">
            <text:p text:style-name="P14">192.168.30.<text:span text:style-name="T138">192</text:span></text:p>
          </table:table-cell>
          <table:table-cell table:style-name="Tabla11.A2" office:value-type="string">
            <text:p text:style-name="P8"><text:span text:style-name="T104">192.168.30.</text:span><text:span text:style-name="T140">193</text:span> </text:p>
          </table:table-cell>
          <table:table-cell table:style-name="Tabla11.A2" office:value-type="string">
            <text:p text:style-name="P9"><text:span text:style-name="T104">192.168.30.</text:span><text:span text:style-name="T140">222</text:span></text:p>
          </table:table-cell>
          <table:table-cell table:style-name="Tabla11.E2" office:value-type="string">
            <text:p text:style-name="P14">192.168.30.<text:span text:style-name="T138">223</text:span></text:p>
          </table:table-cell>
        </table:table-row>
        <table:table-row>
          <table:table-cell table:style-name="Tabla11.A2" office:value-type="string">
            <text:p text:style-name="P16">7</text:p>
          </table:table-cell>
          <table:table-cell table:style-name="Tabla11.A2" office:value-type="string">
            <text:p text:style-name="P14">192.168.30.<text:span text:style-name="T138">224</text:span></text:p>
          </table:table-cell>
          <table:table-cell table:style-name="Tabla11.A2" office:value-type="string">
            <text:p text:style-name="P8"><text:span text:style-name="T104">192.168.30.</text:span><text:span text:style-name="T140">225</text:span></text:p>
          </table:table-cell>
          <table:table-cell table:style-name="Tabla11.A2" office:value-type="string">
            <text:p text:style-name="P9"><text:span text:style-name="T104">192.168.30.</text:span><text:span text:style-name="T140">254</text:span></text:p>
          </table:table-cell>
          <table:table-cell table:style-name="Tabla11.E2" office:value-type="string">
            <text:p text:style-name="P14">192.168.30.<text:span text:style-name="T138">2</text:span><text:span text:style-name="T139">55</text:span></text:p>
          </table:table-cell>
        </table:table-row>
      </table:table>
      <text:p text:style-name="P99"/>
      <text:p text:style-name="P99"><text:soft-page-break/><text:span text:style-name="T93">d</text:span><text:span text:style-name="T88">) Completa las siguientes tablas con tantas filas como sea necesario, escribiendo también la máscara para cada caso. </text:span><text:span text:style-name="T107">Puedes mezclar inicialmente binario y decimal para calcular los números, pero entrega las tablas únicamente</text:span><text:span text:style-name="T106"> con n.º decimales:</text:span></text:p>
      <text:p text:style-name="P102"/>
      <text:list text:style-name="L4">
        <text:list-item>
          <text:p text:style-name="P192"><text:span text:style-name="T50">150.40.0.0/18. </text:span><text:span text:style-name="T51">M</text:span><text:span text:style-name="T49">áscara de subred </text:span><text:span text:style-name="T51"><text:s/>= </text:span><text:span text:style-name="T52">255.255.</text:span><text:span text:style-name="T53">192.0</text:span></text:p>
        </text:list-item>
      </text:list>
      <text:p text:style-name="P99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table:number-rows-spanned="2" office:value-type="string">
            <text:p text:style-name="P7">N.º subred</text:p>
          </table:table-cell>
          <table:table-cell table:style-name="Tabla12.A1" table:number-rows-spanned="2" office:value-type="string">
            <text:p text:style-name="P7">Dirección de subred</text:p>
          </table:table-cell>
          <table:table-cell table:style-name="Tabla12.A1" table:number-columns-spanned="2" office:value-type="string">
            <text:p text:style-name="P4">Rang<text:span text:style-name="T88">o de IP válidas</text:span></text:p>
          </table:table-cell>
          <table:covered-table-cell/>
          <table:table-cell table:style-name="Tabla12.E1" table:number-rows-spanned="2" office:value-type="string">
            <text:p text:style-name="P7">Dirección de difusión</text:p>
          </table:table-cell>
        </table:table-row>
        <table:table-row table:style-name="Tabla12.1">
          <table:covered-table-cell table:style-name="Tabla12.A2"/>
          <table:covered-table-cell table:style-name="Tabla12.A2"/>
          <table:table-cell table:style-name="Tabla12.A2" office:value-type="string">
            <text:p text:style-name="P19">Desde</text:p>
          </table:table-cell>
          <table:table-cell table:style-name="Tabla12.A2" office:value-type="string">
            <text:p text:style-name="P19">Hasta</text:p>
          </table:table-cell>
          <table:covered-table-cell table:style-name="Tabla12.E2"/>
        </table:table-row>
        <table:table-row>
          <table:table-cell table:style-name="Tabla12.A2" office:value-type="string">
            <text:p text:style-name="P17">0</text:p>
          </table:table-cell>
          <table:table-cell table:style-name="Tabla12.A2" office:value-type="string">
            <text:p text:style-name="P22">150.40.<text:span text:style-name="T141">0.0</text:span></text:p>
          </table:table-cell>
          <table:table-cell table:style-name="Tabla12.A2" office:value-type="string">
            <text:p text:style-name="P17">150.40.<text:span text:style-name="T142">0</text:span>.1</text:p>
          </table:table-cell>
          <table:table-cell table:style-name="Tabla12.A2" office:value-type="string">
            <text:p text:style-name="P20">150.40.63.254</text:p>
          </table:table-cell>
          <table:table-cell table:style-name="Tabla12.E2" office:value-type="string">
            <text:p text:style-name="P20">150.40.63.255</text:p>
          </table:table-cell>
        </table:table-row>
        <table:table-row>
          <table:table-cell table:style-name="Tabla12.A2" office:value-type="string">
            <text:p text:style-name="P17">1</text:p>
          </table:table-cell>
          <table:table-cell table:style-name="Tabla12.A2" office:value-type="string">
            <text:p text:style-name="P19">150.40.64.0</text:p>
          </table:table-cell>
          <table:table-cell table:style-name="Tabla12.A2" office:value-type="string">
            <text:p text:style-name="P21">150.40.64.1</text:p>
          </table:table-cell>
          <table:table-cell table:style-name="Tabla12.A2" office:value-type="string">
            <text:p text:style-name="P21">150.40.127.254</text:p>
          </table:table-cell>
          <table:table-cell table:style-name="Tabla12.E2" office:value-type="string">
            <text:p text:style-name="P21">150.40.127.255</text:p>
          </table:table-cell>
        </table:table-row>
        <table:table-row>
          <table:table-cell table:style-name="Tabla12.A2" office:value-type="string">
            <text:p text:style-name="P17">2</text:p>
          </table:table-cell>
          <table:table-cell table:style-name="Tabla12.A2" office:value-type="string">
            <text:p text:style-name="P19">150.40.128.0</text:p>
          </table:table-cell>
          <table:table-cell table:style-name="Tabla12.A2" office:value-type="string">
            <text:p text:style-name="P21">150.40.128.1</text:p>
          </table:table-cell>
          <table:table-cell table:style-name="Tabla12.A2" office:value-type="string">
            <text:p text:style-name="P21">150.40.191.245</text:p>
          </table:table-cell>
          <table:table-cell table:style-name="Tabla12.E2" office:value-type="string">
            <text:p text:style-name="P21">150.40.191.255</text:p>
          </table:table-cell>
        </table:table-row>
        <table:table-row>
          <table:table-cell table:style-name="Tabla12.A2" office:value-type="string">
            <text:p text:style-name="P17">3</text:p>
          </table:table-cell>
          <table:table-cell table:style-name="Tabla12.A2" office:value-type="string">
            <text:p text:style-name="P19">150.40.192.0</text:p>
          </table:table-cell>
          <table:table-cell table:style-name="Tabla12.A2" office:value-type="string">
            <text:p text:style-name="P21">150.40.192.1</text:p>
          </table:table-cell>
          <table:table-cell table:style-name="Tabla12.A2" office:value-type="string">
            <text:p text:style-name="P21">150.40.255.254</text:p>
          </table:table-cell>
          <table:table-cell table:style-name="Tabla12.E2" office:value-type="string">
            <text:p text:style-name="P21">150.40.255.255</text:p>
          </table:table-cell>
        </table:table-row>
      </table:table>
      <text:p text:style-name="P102"/>
      <text:list text:style-name="L5">
        <text:list-item>
          <text:p text:style-name="P193"><text:span text:style-name="T50">120.0.0.0/10. </text:span><text:span text:style-name="T51">M</text:span><text:span text:style-name="T49">áscara de subred </text:span><text:span text:style-name="T51"><text:s/>= </text:span><text:span text:style-name="T54">255.192.0.0</text:span></text:p>
        </text:list-item>
      </text:list>
      <text:p text:style-name="P113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column table:style-name="Tabla6.E"/>
        <table:table-row>
          <table:table-cell table:style-name="Tabla6.A1" table:number-rows-spanned="2" office:value-type="string">
            <text:p text:style-name="P7">N.º subred</text:p>
          </table:table-cell>
          <table:table-cell table:style-name="Tabla6.A1" table:number-rows-spanned="2" office:value-type="string">
            <text:p text:style-name="P7">Dirección de subred</text:p>
          </table:table-cell>
          <table:table-cell table:style-name="Tabla6.A1" table:number-columns-spanned="2" office:value-type="string">
            <text:p text:style-name="P5">Rang<text:span text:style-name="T88">o de IP válidas</text:span></text:p>
          </table:table-cell>
          <table:covered-table-cell/>
          <table:table-cell table:style-name="Tabla6.E1" table:number-rows-spanned="2" office:value-type="string">
            <text:p text:style-name="P7">Dirección de difusión</text:p>
          </table:table-cell>
        </table:table-row>
        <table:table-row>
          <table:covered-table-cell table:style-name="Tabla6.A2"/>
          <table:covered-table-cell table:style-name="Tabla6.A2"/>
          <table:table-cell table:style-name="Tabla6.A2" office:value-type="string">
            <text:p text:style-name="P24">Desde</text:p>
          </table:table-cell>
          <table:table-cell table:style-name="Tabla6.A2" office:value-type="string">
            <text:p text:style-name="P24">Hasta</text:p>
          </table:table-cell>
          <table:covered-table-cell table:style-name="Tabla6.E2"/>
        </table:table-row>
        <table:table-row>
          <table:table-cell table:style-name="Tabla6.A2" office:value-type="string">
            <text:p text:style-name="P23">0</text:p>
          </table:table-cell>
          <table:table-cell table:style-name="Tabla6.A2" office:value-type="string">
            <text:p text:style-name="P24">120.0.0.0</text:p>
          </table:table-cell>
          <table:table-cell table:style-name="Tabla6.A2" office:value-type="string">
            <text:p text:style-name="P25">120.0.0.1</text:p>
          </table:table-cell>
          <table:table-cell table:style-name="Tabla6.A2" office:value-type="string">
            <text:p text:style-name="P25">120.63.255.254</text:p>
          </table:table-cell>
          <table:table-cell table:style-name="Tabla6.E2" office:value-type="string">
            <text:p text:style-name="P25">120.63.255.255</text:p>
          </table:table-cell>
        </table:table-row>
        <table:table-row>
          <table:table-cell table:style-name="Tabla6.A2" office:value-type="string">
            <text:p text:style-name="P23">1</text:p>
          </table:table-cell>
          <table:table-cell table:style-name="Tabla6.A2" office:value-type="string">
            <text:p text:style-name="P24">120.64.0.0</text:p>
          </table:table-cell>
          <table:table-cell table:style-name="Tabla6.A2" office:value-type="string">
            <text:p text:style-name="P25">120.64.0.1</text:p>
          </table:table-cell>
          <table:table-cell table:style-name="Tabla6.A2" office:value-type="string">
            <text:p text:style-name="P25">120.127.255.254</text:p>
          </table:table-cell>
          <table:table-cell table:style-name="Tabla6.E2" office:value-type="string">
            <text:p text:style-name="P25">120.127.255.255</text:p>
          </table:table-cell>
        </table:table-row>
        <table:table-row>
          <table:table-cell table:style-name="Tabla6.A2" office:value-type="string">
            <text:p text:style-name="P23">2</text:p>
          </table:table-cell>
          <table:table-cell table:style-name="Tabla6.A2" office:value-type="string">
            <text:p text:style-name="P24">120.128.0.0</text:p>
          </table:table-cell>
          <table:table-cell table:style-name="Tabla6.A2" office:value-type="string">
            <text:p text:style-name="P25">120.128.0.1</text:p>
          </table:table-cell>
          <table:table-cell table:style-name="Tabla6.A2" office:value-type="string">
            <text:p text:style-name="P25">120.191.255.254</text:p>
          </table:table-cell>
          <table:table-cell table:style-name="Tabla6.E2" office:value-type="string">
            <text:p text:style-name="P25">120.191.255.255</text:p>
          </table:table-cell>
        </table:table-row>
        <table:table-row>
          <table:table-cell table:style-name="Tabla6.A2" office:value-type="string">
            <text:p text:style-name="P23">3</text:p>
          </table:table-cell>
          <table:table-cell table:style-name="Tabla6.A2" office:value-type="string">
            <text:p text:style-name="P24">120.192.0.0</text:p>
          </table:table-cell>
          <table:table-cell table:style-name="Tabla6.A2" office:value-type="string">
            <text:p text:style-name="P25">120.192.0.1</text:p>
          </table:table-cell>
          <table:table-cell table:style-name="Tabla6.A2" office:value-type="string">
            <text:p text:style-name="P26">120.255.255.254</text:p>
          </table:table-cell>
          <table:table-cell table:style-name="Tabla6.E2" office:value-type="string">
            <text:p text:style-name="P26">120.255.255.255</text:p>
          </table:table-cell>
        </table:table-row>
      </table:table>
      <text:list xml:id="list3260262888" text:style-name="L6">
        <text:list-header>
          <text:p text:style-name="P160"/>
        </text:list-header>
      </text:list>
      <text:p text:style-name="P147"/>
      <text:list xml:id="list112150484637630" text:continue-numbering="true" text:style-name="L6">
        <text:list-item>
          <text:p text:style-name="P194"><text:span text:style-name="T50">174.23.0.0/19. </text:span><text:span text:style-name="T51">M</text:span><text:span text:style-name="T49">áscara de subred </text:span><text:span text:style-name="T51"><text:s/>= </text:span><text:span text:style-name="T55">255.255.224.0</text:span></text:p>
          <text:p text:style-name="P162"/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E"/>
        <table:table-row>
          <table:table-cell table:style-name="Tabla7.A1" table:number-rows-spanned="2" office:value-type="string">
            <text:p text:style-name="P7">N.º subred</text:p>
          </table:table-cell>
          <table:table-cell table:style-name="Tabla7.A1" table:number-rows-spanned="2" office:value-type="string">
            <text:p text:style-name="P7">Dirección de subred</text:p>
          </table:table-cell>
          <table:table-cell table:style-name="Tabla7.A1" table:number-columns-spanned="2" office:value-type="string">
            <text:p text:style-name="P5">Rang<text:span text:style-name="T88">o de IP válidas</text:span></text:p>
          </table:table-cell>
          <table:covered-table-cell/>
          <table:table-cell table:style-name="Tabla7.E1" table:number-rows-spanned="2" office:value-type="string">
            <text:p text:style-name="P7">Dirección de difusión</text:p>
          </table:table-cell>
        </table:table-row>
        <table:table-row>
          <table:covered-table-cell table:style-name="Tabla7.A2"/>
          <table:covered-table-cell table:style-name="Tabla7.A2"/>
          <table:table-cell table:style-name="Tabla7.A2" office:value-type="string">
            <text:p text:style-name="P27">Desde</text:p>
          </table:table-cell>
          <table:table-cell table:style-name="Tabla7.A2" office:value-type="string">
            <text:p text:style-name="P27">Hasta</text:p>
          </table:table-cell>
          <table:covered-table-cell table:style-name="Tabla7.E2"/>
        </table:table-row>
        <table:table-row>
          <table:table-cell table:style-name="Tabla7.A2" office:value-type="string">
            <text:p text:style-name="P27">0</text:p>
          </table:table-cell>
          <table:table-cell table:style-name="Tabla7.A2" office:value-type="string">
            <text:p text:style-name="P27">174.23.0.0</text:p>
          </table:table-cell>
          <table:table-cell table:style-name="Tabla7.A2" office:value-type="string">
            <text:p text:style-name="P27">174.23.0.<text:span text:style-name="T144">1</text:span></text:p>
          </table:table-cell>
          <table:table-cell table:style-name="Tabla7.A2" office:value-type="string">
            <text:p text:style-name="P29">174.23.31.254</text:p>
          </table:table-cell>
          <table:table-cell table:style-name="Tabla7.E2" office:value-type="string">
            <text:p text:style-name="P29">174.23.31.25<text:span text:style-name="T145">5</text:span></text:p>
          </table:table-cell>
        </table:table-row>
        <table:table-row>
          <table:table-cell table:style-name="Tabla7.A2" office:value-type="string">
            <text:p text:style-name="P27">1</text:p>
          </table:table-cell>
          <table:table-cell table:style-name="Tabla7.A2" office:value-type="string">
            <text:p text:style-name="P27">174.23.32.0</text:p>
          </table:table-cell>
          <table:table-cell table:style-name="Tabla7.A2" office:value-type="string">
            <text:p text:style-name="P27">174.23.32.<text:span text:style-name="T144">1</text:span></text:p>
          </table:table-cell>
          <table:table-cell table:style-name="Tabla7.A2" office:value-type="string">
            <text:p text:style-name="P29">174.23.63.254</text:p>
          </table:table-cell>
          <table:table-cell table:style-name="Tabla7.E2" office:value-type="string">
            <text:p text:style-name="P29">174.23.63.25<text:span text:style-name="T145">5</text:span></text:p>
          </table:table-cell>
        </table:table-row>
        <table:table-row>
          <table:table-cell table:style-name="Tabla7.A2" office:value-type="string">
            <text:p text:style-name="P27">2</text:p>
          </table:table-cell>
          <table:table-cell table:style-name="Tabla7.A2" office:value-type="string">
            <text:p text:style-name="P27">174.23.64.0</text:p>
          </table:table-cell>
          <table:table-cell table:style-name="Tabla7.A2" office:value-type="string">
            <text:p text:style-name="P27">174.23.64.<text:span text:style-name="T144">1</text:span></text:p>
          </table:table-cell>
          <table:table-cell table:style-name="Tabla7.A2" office:value-type="string">
            <text:p text:style-name="P29">174.23.95.254</text:p>
          </table:table-cell>
          <table:table-cell table:style-name="Tabla7.E2" office:value-type="string">
            <text:p text:style-name="P29">174.23.95.25<text:span text:style-name="T145">5</text:span></text:p>
          </table:table-cell>
        </table:table-row>
        <table:table-row>
          <table:table-cell table:style-name="Tabla7.A2" office:value-type="string">
            <text:p text:style-name="P27">3</text:p>
          </table:table-cell>
          <table:table-cell table:style-name="Tabla7.A2" office:value-type="string">
            <text:p text:style-name="P27">174.23.96.0</text:p>
          </table:table-cell>
          <table:table-cell table:style-name="Tabla7.A2" office:value-type="string">
            <text:p text:style-name="P27">174.23.96.<text:span text:style-name="T144">1</text:span></text:p>
          </table:table-cell>
          <table:table-cell table:style-name="Tabla7.A2" office:value-type="string">
            <text:p text:style-name="P29">174.23.127.254</text:p>
          </table:table-cell>
          <table:table-cell table:style-name="Tabla7.E2" office:value-type="string">
            <text:p text:style-name="P29">174.23.127.25<text:span text:style-name="T145">5</text:span></text:p>
          </table:table-cell>
        </table:table-row>
        <table:table-row>
          <table:table-cell table:style-name="Tabla7.A2" office:value-type="string">
            <text:p text:style-name="P27">4</text:p>
          </table:table-cell>
          <table:table-cell table:style-name="Tabla7.A2" office:value-type="string">
            <text:p text:style-name="P27">174.23.128.0</text:p>
          </table:table-cell>
          <table:table-cell table:style-name="Tabla7.A2" office:value-type="string">
            <text:p text:style-name="P27">174.23.128.<text:span text:style-name="T144">1</text:span></text:p>
          </table:table-cell>
          <table:table-cell table:style-name="Tabla7.A2" office:value-type="string">
            <text:p text:style-name="P29">174.23159.254</text:p>
          </table:table-cell>
          <table:table-cell table:style-name="Tabla7.E2" office:value-type="string">
            <text:p text:style-name="P29">174.23159.25<text:span text:style-name="T145">5</text:span></text:p>
          </table:table-cell>
        </table:table-row>
        <table:table-row>
          <table:table-cell table:style-name="Tabla7.A2" office:value-type="string">
            <text:p text:style-name="P27">5</text:p>
          </table:table-cell>
          <table:table-cell table:style-name="Tabla7.A2" office:value-type="string">
            <text:p text:style-name="P27">174.23.<text:span text:style-name="T144">160</text:span>.0</text:p>
          </table:table-cell>
          <table:table-cell table:style-name="Tabla7.A2" office:value-type="string">
            <text:p text:style-name="P27">174.23.<text:span text:style-name="T144">160</text:span>.<text:span text:style-name="T144">1</text:span></text:p>
          </table:table-cell>
          <table:table-cell table:style-name="Tabla7.A2" office:value-type="string">
            <text:p text:style-name="P29">174.23.191.254</text:p>
          </table:table-cell>
          <table:table-cell table:style-name="Tabla7.E2" office:value-type="string">
            <text:p text:style-name="P29">174.23.191.25<text:span text:style-name="T145">5</text:span></text:p>
          </table:table-cell>
        </table:table-row>
        <table:table-row>
          <table:table-cell table:style-name="Tabla7.A2" office:value-type="string">
            <text:p text:style-name="P27">6</text:p>
          </table:table-cell>
          <table:table-cell table:style-name="Tabla7.A2" office:value-type="string">
            <text:p text:style-name="P27">174.23.<text:span text:style-name="T144">192</text:span>.0</text:p>
          </table:table-cell>
          <table:table-cell table:style-name="Tabla7.A2" office:value-type="string">
            <text:p text:style-name="P27">174.23.<text:span text:style-name="T144">192</text:span>.<text:span text:style-name="T144">1</text:span></text:p>
          </table:table-cell>
          <table:table-cell table:style-name="Tabla7.A2" office:value-type="string">
            <text:p text:style-name="P29">174.23.223.254</text:p>
          </table:table-cell>
          <table:table-cell table:style-name="Tabla7.E2" office:value-type="string">
            <text:p text:style-name="P29">174.23.223.25<text:span text:style-name="T145">5</text:span></text:p>
          </table:table-cell>
        </table:table-row>
        <table:table-row>
          <table:table-cell table:style-name="Tabla7.A2" office:value-type="string">
            <text:p text:style-name="P28">7</text:p>
          </table:table-cell>
          <table:table-cell table:style-name="Tabla7.A2" office:value-type="string">
            <text:p text:style-name="P27">174.23.<text:span text:style-name="T144">224</text:span>.0</text:p>
          </table:table-cell>
          <table:table-cell table:style-name="Tabla7.A2" office:value-type="string">
            <text:p text:style-name="P27">174.23.<text:span text:style-name="T144">224</text:span>.<text:span text:style-name="T144">1</text:span></text:p>
          </table:table-cell>
          <table:table-cell table:style-name="Tabla7.A2" office:value-type="string">
            <text:p text:style-name="P29">174.23.255.254</text:p>
          </table:table-cell>
          <table:table-cell table:style-name="Tabla7.E2" office:value-type="string">
            <text:p text:style-name="P29">174.23.255.25<text:span text:style-name="T145">5</text:span></text:p>
          </table:table-cell>
        </table:table-row>
      </table:table>
      <text:p text:style-name="P100"/>
      <text:list text:style-name="L7">
        <text:list-item>
          <text:p text:style-name="P195"><text:span text:style-name="T50">195.4.102.0/27. </text:span><text:span text:style-name="T51">M</text:span><text:span text:style-name="T49">áscara de subred </text:span><text:span text:style-name="T51"><text:s/>= </text:span><text:span text:style-name="T56">255.255.255.224</text:span></text:p>
        </text:list-item>
      </text:list>
      <text:p text:style-name="P10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table:number-rows-spanned="2" office:value-type="string">
            <text:p text:style-name="P7">N.º subred</text:p>
          </table:table-cell>
          <table:table-cell table:style-name="Tabla8.A1" table:number-rows-spanned="2" office:value-type="string">
            <text:p text:style-name="P7">Dirección de subred</text:p>
          </table:table-cell>
          <table:table-cell table:style-name="Tabla8.A1" table:number-columns-spanned="2" office:value-type="string">
            <text:p text:style-name="P5">Rang<text:span text:style-name="T88">o de IP válidas</text:span></text:p>
          </table:table-cell>
          <table:covered-table-cell/>
          <table:table-cell table:style-name="Tabla8.E1" table:number-rows-spanned="2" office:value-type="string">
            <text:p text:style-name="P7">Dirección de difusión</text:p>
          </table:table-cell>
        </table:table-row>
        <table:table-row>
          <table:covered-table-cell table:style-name="Tabla8.A2"/>
          <table:covered-table-cell table:style-name="Tabla8.A2"/>
          <table:table-cell table:style-name="Tabla8.A2" office:value-type="string">
            <text:p text:style-name="P30">Desde</text:p>
          </table:table-cell>
          <table:table-cell table:style-name="Tabla8.A2" office:value-type="string">
            <text:p text:style-name="P30">Hasta</text:p>
          </table:table-cell>
          <table:covered-table-cell table:style-name="Tabla8.E2"/>
        </table:table-row>
        <table:table-row>
          <table:table-cell table:style-name="Tabla8.A2" office:value-type="string">
            <text:p text:style-name="P30">0</text:p>
          </table:table-cell>
          <table:table-cell table:style-name="Tabla8.A2" office:value-type="string">
            <text:p text:style-name="P30">195.4.102.0</text:p>
          </table:table-cell>
          <table:table-cell table:style-name="Tabla8.A2" office:value-type="string">
            <text:p text:style-name="P30">195.4.102.<text:span text:style-name="T146">1</text:span></text:p>
          </table:table-cell>
          <table:table-cell table:style-name="Tabla8.A2" office:value-type="string">
            <text:p text:style-name="P31">195.4.102.<text:span text:style-name="T146">30</text:span></text:p>
          </table:table-cell>
          <table:table-cell table:style-name="Tabla8.E2" office:value-type="string">
            <text:p text:style-name="P31">195.4.102.<text:span text:style-name="T146">31</text:span></text:p>
          </table:table-cell>
        </table:table-row>
        <table:table-row>
          <table:table-cell table:style-name="Tabla8.A2" office:value-type="string">
            <text:p text:style-name="P30">1</text:p>
          </table:table-cell>
          <table:table-cell table:style-name="Tabla8.A2" office:value-type="string">
            <text:p text:style-name="P30">195.4.102.<text:span text:style-name="T146">32</text:span></text:p>
          </table:table-cell>
          <table:table-cell table:style-name="Tabla8.A2" office:value-type="string">
            <text:p text:style-name="P30">195.4.102.<text:span text:style-name="T146">33</text:span></text:p>
          </table:table-cell>
          <table:table-cell table:style-name="Tabla8.A2" office:value-type="string">
            <text:p text:style-name="P31">195.4.102.<text:span text:style-name="T146">62</text:span></text:p>
          </table:table-cell>
          <table:table-cell table:style-name="Tabla8.E2" office:value-type="string">
            <text:p text:style-name="P31">195.4.102.<text:span text:style-name="T146">63</text:span></text:p>
          </table:table-cell>
        </table:table-row>
        <table:table-row>
          <table:table-cell table:style-name="Tabla8.A2" office:value-type="string">
            <text:p text:style-name="P30">2</text:p>
          </table:table-cell>
          <table:table-cell table:style-name="Tabla8.A2" office:value-type="string">
            <text:p text:style-name="P30">195.4.102.<text:span text:style-name="T146">64</text:span></text:p>
          </table:table-cell>
          <table:table-cell table:style-name="Tabla8.A2" office:value-type="string">
            <text:p text:style-name="P30">195.4.102.<text:span text:style-name="T146">65</text:span></text:p>
          </table:table-cell>
          <table:table-cell table:style-name="Tabla8.A2" office:value-type="string">
            <text:p text:style-name="P31">195.4.102.<text:span text:style-name="T146">94</text:span></text:p>
          </table:table-cell>
          <table:table-cell table:style-name="Tabla8.E2" office:value-type="string">
            <text:p text:style-name="P31">195.4.102.<text:span text:style-name="T146">95</text:span></text:p>
          </table:table-cell>
        </table:table-row>
        <table:table-row>
          <table:table-cell table:style-name="Tabla8.A2" office:value-type="string">
            <text:p text:style-name="P30">3</text:p>
          </table:table-cell>
          <table:table-cell table:style-name="Tabla8.A2" office:value-type="string">
            <text:p text:style-name="P30">195.4.102.<text:span text:style-name="T146">96</text:span></text:p>
          </table:table-cell>
          <table:table-cell table:style-name="Tabla8.A2" office:value-type="string">
            <text:p text:style-name="P30">195.4.102.<text:span text:style-name="T146">97</text:span></text:p>
          </table:table-cell>
          <table:table-cell table:style-name="Tabla8.A2" office:value-type="string">
            <text:p text:style-name="P31">195.4.102.<text:span text:style-name="T146">126</text:span></text:p>
          </table:table-cell>
          <table:table-cell table:style-name="Tabla8.E2" office:value-type="string">
            <text:p text:style-name="P31">195.4.102.<text:span text:style-name="T146">127</text:span></text:p>
          </table:table-cell>
        </table:table-row>
        <table:table-row>
          <table:table-cell table:style-name="Tabla8.A2" office:value-type="string">
            <text:p text:style-name="P30">4</text:p>
          </table:table-cell>
          <table:table-cell table:style-name="Tabla8.A2" office:value-type="string">
            <text:p text:style-name="P30">195.4.102.<text:span text:style-name="T146">128</text:span></text:p>
          </table:table-cell>
          <table:table-cell table:style-name="Tabla8.A2" office:value-type="string">
            <text:p text:style-name="P30">195.4.102.<text:span text:style-name="T146">129</text:span></text:p>
          </table:table-cell>
          <table:table-cell table:style-name="Tabla8.A2" office:value-type="string">
            <text:p text:style-name="P31">195.4.102.<text:span text:style-name="T147">158</text:span></text:p>
          </table:table-cell>
          <table:table-cell table:style-name="Tabla8.E2" office:value-type="string">
            <text:p text:style-name="P31">195.4.102.<text:span text:style-name="T147">159</text:span></text:p>
          </table:table-cell>
        </table:table-row>
        <table:table-row>
          <table:table-cell table:style-name="Tabla8.A2" office:value-type="string">
            <text:p text:style-name="P30">5</text:p>
          </table:table-cell>
          <table:table-cell table:style-name="Tabla8.A2" office:value-type="string">
            <text:p text:style-name="P30">195.4.102.<text:span text:style-name="T146">160</text:span></text:p>
          </table:table-cell>
          <table:table-cell table:style-name="Tabla8.A2" office:value-type="string">
            <text:p text:style-name="P30">195.4.102.<text:span text:style-name="T146">161</text:span></text:p>
          </table:table-cell>
          <table:table-cell table:style-name="Tabla8.A2" office:value-type="string">
            <text:p text:style-name="P31">195.4.102.<text:span text:style-name="T147">190</text:span></text:p>
          </table:table-cell>
          <table:table-cell table:style-name="Tabla8.E2" office:value-type="string">
            <text:p text:style-name="P31">195.4.102.<text:span text:style-name="T147">191</text:span></text:p>
          </table:table-cell>
        </table:table-row>
        <table:table-row>
          <table:table-cell table:style-name="Tabla8.A2" office:value-type="string">
            <text:p text:style-name="P30">6</text:p>
          </table:table-cell>
          <table:table-cell table:style-name="Tabla8.A2" office:value-type="string">
            <text:p text:style-name="P30">195.4.102.<text:span text:style-name="T146">192</text:span></text:p>
          </table:table-cell>
          <table:table-cell table:style-name="Tabla8.A2" office:value-type="string">
            <text:p text:style-name="P30">195.4.102.<text:span text:style-name="T146">193</text:span></text:p>
          </table:table-cell>
          <table:table-cell table:style-name="Tabla8.A2" office:value-type="string">
            <text:p text:style-name="P31">195.4.102.<text:span text:style-name="T147">222</text:span></text:p>
          </table:table-cell>
          <table:table-cell table:style-name="Tabla8.E2" office:value-type="string">
            <text:p text:style-name="P31">195.4.102.<text:span text:style-name="T147">223</text:span></text:p>
          </table:table-cell>
        </table:table-row>
        <table:table-row>
          <table:table-cell table:style-name="Tabla8.A2" office:value-type="string">
            <text:p text:style-name="P30">7</text:p>
          </table:table-cell>
          <table:table-cell table:style-name="Tabla8.A2" office:value-type="string">
            <text:p text:style-name="P30">195.4.102.<text:span text:style-name="T146">224</text:span></text:p>
          </table:table-cell>
          <table:table-cell table:style-name="Tabla8.A2" office:value-type="string">
            <text:p text:style-name="P30">195.4.102.<text:span text:style-name="T146">225</text:span></text:p>
          </table:table-cell>
          <table:table-cell table:style-name="Tabla8.A2" office:value-type="string">
            <text:p text:style-name="P31">195.4.102.<text:span text:style-name="T147">254</text:span></text:p>
          </table:table-cell>
          <table:table-cell table:style-name="Tabla8.E2" office:value-type="string">
            <text:p text:style-name="P31">195.4.102.<text:span text:style-name="T147">255</text:span></text:p>
          </table:table-cell>
        </table:table-row>
      </table:table>
      <text:p text:style-name="P100"/>
      <text:list text:style-name="L8">
        <text:list-item>
          <text:p text:style-name="P196"><text:soft-page-break/><text:span text:style-name="T50">77.0.0.0/11. </text:span><text:span text:style-name="T51">M</text:span><text:span text:style-name="T49">áscara de subred </text:span><text:span text:style-name="T51"><text:s/>= </text:span><text:span text:style-name="T57">255.224.0.0</text:span></text:p>
        </text:list-item>
      </text:list>
      <text:p text:style-name="P10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 table:style-name="Tabla13.1">
          <table:table-cell table:style-name="Tabla13.A1" table:number-rows-spanned="2" office:value-type="string">
            <text:p text:style-name="P7">N.º subred</text:p>
          </table:table-cell>
          <table:table-cell table:style-name="Tabla13.A1" table:number-rows-spanned="2" office:value-type="string">
            <text:p text:style-name="P7">Dirección de subred</text:p>
          </table:table-cell>
          <table:table-cell table:style-name="Tabla13.A1" table:number-columns-spanned="2" office:value-type="string">
            <text:p text:style-name="P5">Rang<text:span text:style-name="T88">o de IP válidas</text:span></text:p>
          </table:table-cell>
          <table:covered-table-cell/>
          <table:table-cell table:style-name="Tabla13.E1" table:number-rows-spanned="2" office:value-type="string">
            <text:p text:style-name="P7">Dirección de difusión</text:p>
          </table:table-cell>
        </table:table-row>
        <table:table-row table:style-name="Tabla13.1">
          <table:covered-table-cell table:style-name="Tabla13.A2"/>
          <table:covered-table-cell table:style-name="Tabla13.A2"/>
          <table:table-cell table:style-name="Tabla13.A2" office:value-type="string">
            <text:p text:style-name="P34">Desde</text:p>
          </table:table-cell>
          <table:table-cell table:style-name="Tabla13.A2" office:value-type="string">
            <text:p text:style-name="P34">Hasta</text:p>
          </table:table-cell>
          <table:covered-table-cell table:style-name="Tabla13.E2"/>
        </table:table-row>
        <table:table-row>
          <table:table-cell table:style-name="Tabla13.A2" office:value-type="string">
            <text:p text:style-name="P33">0</text:p>
          </table:table-cell>
          <table:table-cell table:style-name="Tabla13.A2" office:value-type="string">
            <text:p text:style-name="P33">77<text:span text:style-name="T148">.0.0.0</text:span></text:p>
          </table:table-cell>
          <table:table-cell table:style-name="Tabla13.A2" office:value-type="string">
            <text:p text:style-name="P34">77.0.0.1</text:p>
          </table:table-cell>
          <table:table-cell table:style-name="Tabla13.A2" office:value-type="string">
            <text:p text:style-name="P34">77.<text:span text:style-name="T184">31</text:span>.<text:span text:style-name="T149">255</text:span>.254</text:p>
          </table:table-cell>
          <table:table-cell table:style-name="Tabla13.E2" office:value-type="string">
            <text:p text:style-name="P35">77.<text:span text:style-name="T184">31</text:span>.255.255</text:p>
          </table:table-cell>
        </table:table-row>
        <table:table-row>
          <table:table-cell table:style-name="Tabla13.A2" office:value-type="string">
            <text:p text:style-name="P33">1</text:p>
          </table:table-cell>
          <table:table-cell table:style-name="Tabla13.A2" office:value-type="string">
            <text:p text:style-name="P34">77.32.0.0</text:p>
          </table:table-cell>
          <table:table-cell table:style-name="Tabla13.A2" office:value-type="string">
            <text:p text:style-name="P34">77.32.0.1</text:p>
          </table:table-cell>
          <table:table-cell table:style-name="Tabla13.A2" office:value-type="string">
            <text:p text:style-name="P34">77.<text:span text:style-name="T150">63</text:span>.<text:span text:style-name="T149">255</text:span>.254</text:p>
          </table:table-cell>
          <table:table-cell table:style-name="Tabla13.E2" office:value-type="string">
            <text:p text:style-name="P35">77.<text:span text:style-name="T150">63</text:span>.255.255</text:p>
          </table:table-cell>
        </table:table-row>
        <table:table-row>
          <table:table-cell table:style-name="Tabla13.A2" office:value-type="string">
            <text:p text:style-name="P33">2</text:p>
          </table:table-cell>
          <table:table-cell table:style-name="Tabla13.A2" office:value-type="string">
            <text:p text:style-name="P34">77.64.0.0</text:p>
          </table:table-cell>
          <table:table-cell table:style-name="Tabla13.A2" office:value-type="string">
            <text:p text:style-name="P34">77.64.0.1</text:p>
          </table:table-cell>
          <table:table-cell table:style-name="Tabla13.A2" office:value-type="string">
            <text:p text:style-name="P34">77.<text:span text:style-name="T150">95</text:span>.<text:span text:style-name="T149">255</text:span>.254</text:p>
          </table:table-cell>
          <table:table-cell table:style-name="Tabla13.E2" office:value-type="string">
            <text:p text:style-name="P35">77.<text:span text:style-name="T150">95</text:span>.255.255</text:p>
          </table:table-cell>
        </table:table-row>
        <table:table-row>
          <table:table-cell table:style-name="Tabla13.A2" office:value-type="string">
            <text:p text:style-name="P33">3</text:p>
          </table:table-cell>
          <table:table-cell table:style-name="Tabla13.A2" office:value-type="string">
            <text:p text:style-name="P34">77.96.0.0</text:p>
          </table:table-cell>
          <table:table-cell table:style-name="Tabla13.A2" office:value-type="string">
            <text:p text:style-name="P34">77.96.0.1</text:p>
          </table:table-cell>
          <table:table-cell table:style-name="Tabla13.A2" office:value-type="string">
            <text:p text:style-name="P35">77.<text:span text:style-name="T150">127</text:span>.255.254</text:p>
          </table:table-cell>
          <table:table-cell table:style-name="Tabla13.E2" office:value-type="string">
            <text:p text:style-name="P35">77.<text:span text:style-name="T150">127</text:span>.255.255</text:p>
          </table:table-cell>
        </table:table-row>
        <table:table-row>
          <table:table-cell table:style-name="Tabla13.A2" office:value-type="string">
            <text:p text:style-name="P33">4</text:p>
          </table:table-cell>
          <table:table-cell table:style-name="Tabla13.A2" office:value-type="string">
            <text:p text:style-name="P34">77.128.0.0</text:p>
          </table:table-cell>
          <table:table-cell table:style-name="Tabla13.A2" office:value-type="string">
            <text:p text:style-name="P34">77.128.0.1</text:p>
          </table:table-cell>
          <table:table-cell table:style-name="Tabla13.A2" office:value-type="string">
            <text:p text:style-name="P35">77.1<text:span text:style-name="T150">59</text:span>.255.254</text:p>
          </table:table-cell>
          <table:table-cell table:style-name="Tabla13.E2" office:value-type="string">
            <text:p text:style-name="P35">77.1<text:span text:style-name="T150">59</text:span>.255.255</text:p>
          </table:table-cell>
        </table:table-row>
        <table:table-row>
          <table:table-cell table:style-name="Tabla13.A2" office:value-type="string">
            <text:p text:style-name="P33">5</text:p>
          </table:table-cell>
          <table:table-cell table:style-name="Tabla13.A2" office:value-type="string">
            <text:p text:style-name="P34">77.160.0.0</text:p>
          </table:table-cell>
          <table:table-cell table:style-name="Tabla13.A2" office:value-type="string">
            <text:p text:style-name="P34">77.160.0.1</text:p>
          </table:table-cell>
          <table:table-cell table:style-name="Tabla13.A2" office:value-type="string">
            <text:p text:style-name="P35">77.1<text:span text:style-name="T150">91</text:span>.255.254</text:p>
          </table:table-cell>
          <table:table-cell table:style-name="Tabla13.E2" office:value-type="string">
            <text:p text:style-name="P35">77.1<text:span text:style-name="T150">91</text:span>.255.255</text:p>
          </table:table-cell>
        </table:table-row>
        <table:table-row>
          <table:table-cell table:style-name="Tabla13.A2" office:value-type="string">
            <text:p text:style-name="P33">6</text:p>
          </table:table-cell>
          <table:table-cell table:style-name="Tabla13.A2" office:value-type="string">
            <text:p text:style-name="P34">77.192.0.0</text:p>
          </table:table-cell>
          <table:table-cell table:style-name="Tabla13.A2" office:value-type="string">
            <text:p text:style-name="P34">77.192.0.1</text:p>
          </table:table-cell>
          <table:table-cell table:style-name="Tabla13.A2" office:value-type="string">
            <text:p text:style-name="P35">77.<text:span text:style-name="T150">223</text:span>.255.254</text:p>
          </table:table-cell>
          <table:table-cell table:style-name="Tabla13.E2" office:value-type="string">
            <text:p text:style-name="P35">77.<text:span text:style-name="T150">223</text:span>.255.255</text:p>
          </table:table-cell>
        </table:table-row>
        <table:table-row>
          <table:table-cell table:style-name="Tabla13.A2" office:value-type="string">
            <text:p text:style-name="P33">7</text:p>
          </table:table-cell>
          <table:table-cell table:style-name="Tabla13.A2" office:value-type="string">
            <text:p text:style-name="P34">77.224.0.0</text:p>
          </table:table-cell>
          <table:table-cell table:style-name="Tabla13.A2" office:value-type="string">
            <text:p text:style-name="P34">77.224.0.1</text:p>
          </table:table-cell>
          <table:table-cell table:style-name="Tabla13.A2" office:value-type="string">
            <text:p text:style-name="P35">77.<text:span text:style-name="T150">255</text:span>.255.254</text:p>
          </table:table-cell>
          <table:table-cell table:style-name="Tabla13.E2" office:value-type="string">
            <text:p text:style-name="P35">77.2<text:span text:style-name="T150">55</text:span>.255.255</text:p>
          </table:table-cell>
        </table:table-row>
      </table:table>
      <text:p text:style-name="P100"/>
      <text:list text:style-name="L9">
        <text:list-item>
          <text:p text:style-name="P197"><text:span text:style-name="T50">200.3.48.0</text:span><text:span text:style-name="T55">/27</text:span><text:span text:style-name="T50"> </text:span><text:span text:style-name="T49">con sólo las</text:span><text:span text:style-name="T50"> 6 </text:span><text:span text:style-name="T49">primeras subredes</text:span><text:span text:style-name="T50">. </text:span><text:span text:style-name="T51">M</text:span><text:span text:style-name="T49">áscara de subred </text:span><text:span text:style-name="T51"><text:s/>= </text:span><text:span text:style-name="T58">255.255.255.224</text:span></text:p>
        </text:list-item>
      </text:list>
      <text:p text:style-name="P10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table:number-rows-spanned="2" office:value-type="string">
            <text:p text:style-name="P7">N.º subred</text:p>
          </table:table-cell>
          <table:table-cell table:style-name="Tabla14.A1" table:number-rows-spanned="2" office:value-type="string">
            <text:p text:style-name="P7">Dirección de subred</text:p>
          </table:table-cell>
          <table:table-cell table:style-name="Tabla14.A1" table:number-columns-spanned="2" office:value-type="string">
            <text:p text:style-name="P5">Rang<text:span text:style-name="T88">o de IP válidas</text:span></text:p>
          </table:table-cell>
          <table:covered-table-cell/>
          <table:table-cell table:style-name="Tabla14.E1" table:number-rows-spanned="2" office:value-type="string">
            <text:p text:style-name="P7">Dirección de difusión</text:p>
          </table:table-cell>
        </table:table-row>
        <table:table-row table:style-name="Tabla14.1">
          <table:covered-table-cell table:style-name="Tabla14.A2"/>
          <table:covered-table-cell table:style-name="Tabla14.A2"/>
          <table:table-cell table:style-name="Tabla14.A2" office:value-type="string">
            <text:p text:style-name="P36">Desde</text:p>
          </table:table-cell>
          <table:table-cell table:style-name="Tabla14.A2" office:value-type="string">
            <text:p text:style-name="P36">Hasta</text:p>
          </table:table-cell>
          <table:covered-table-cell table:style-name="Tabla14.E2"/>
        </table:table-row>
        <table:table-row>
          <table:table-cell table:style-name="Tabla14.A2" office:value-type="string">
            <text:p text:style-name="P36">0</text:p>
          </table:table-cell>
          <table:table-cell table:style-name="Tabla14.A2" office:value-type="string">
            <text:p text:style-name="P36">200.3.48.0</text:p>
          </table:table-cell>
          <table:table-cell table:style-name="Tabla14.A2" office:value-type="string">
            <text:p text:style-name="P36">200.3.48.<text:span text:style-name="T150">1</text:span></text:p>
          </table:table-cell>
          <table:table-cell table:style-name="Tabla14.A2" office:value-type="string">
            <text:p text:style-name="P36">200.3.48.3<text:span text:style-name="T150">0</text:span></text:p>
          </table:table-cell>
          <table:table-cell table:style-name="Tabla14.E2" office:value-type="string">
            <text:p text:style-name="P36">200.3.48.31</text:p>
          </table:table-cell>
        </table:table-row>
        <table:table-row>
          <table:table-cell table:style-name="Tabla14.A2" office:value-type="string">
            <text:p text:style-name="P36">1</text:p>
          </table:table-cell>
          <table:table-cell table:style-name="Tabla14.A2" office:value-type="string">
            <text:p text:style-name="P36">200.3.48.32</text:p>
          </table:table-cell>
          <table:table-cell table:style-name="Tabla14.A2" office:value-type="string">
            <text:p text:style-name="P36">200.3.48.3<text:span text:style-name="T150">3</text:span></text:p>
          </table:table-cell>
          <table:table-cell table:style-name="Tabla14.A2" office:value-type="string">
            <text:p text:style-name="P36">200.3.48.6<text:span text:style-name="T150">2</text:span></text:p>
          </table:table-cell>
          <table:table-cell table:style-name="Tabla14.E2" office:value-type="string">
            <text:p text:style-name="P36">200.3.48.63</text:p>
          </table:table-cell>
        </table:table-row>
        <table:table-row>
          <table:table-cell table:style-name="Tabla14.A2" office:value-type="string">
            <text:p text:style-name="P36">2</text:p>
          </table:table-cell>
          <table:table-cell table:style-name="Tabla14.A2" office:value-type="string">
            <text:p text:style-name="P36">200.3.48.64</text:p>
          </table:table-cell>
          <table:table-cell table:style-name="Tabla14.A2" office:value-type="string">
            <text:p text:style-name="P36">200.3.48.6<text:span text:style-name="T150">5</text:span></text:p>
          </table:table-cell>
          <table:table-cell table:style-name="Tabla14.A2" office:value-type="string">
            <text:p text:style-name="P36">200.3.48.9<text:span text:style-name="T150">4</text:span></text:p>
          </table:table-cell>
          <table:table-cell table:style-name="Tabla14.E2" office:value-type="string">
            <text:p text:style-name="P36">200.3.48.95</text:p>
          </table:table-cell>
        </table:table-row>
        <table:table-row>
          <table:table-cell table:style-name="Tabla14.A2" office:value-type="string">
            <text:p text:style-name="P36">3</text:p>
          </table:table-cell>
          <table:table-cell table:style-name="Tabla14.A2" office:value-type="string">
            <text:p text:style-name="P36">200.3.48.96</text:p>
          </table:table-cell>
          <table:table-cell table:style-name="Tabla14.A2" office:value-type="string">
            <text:p text:style-name="P36">200.3.48.9<text:span text:style-name="T150">7</text:span></text:p>
          </table:table-cell>
          <table:table-cell table:style-name="Tabla14.A2" office:value-type="string">
            <text:p text:style-name="P36">200.3.48.12<text:span text:style-name="T150">6</text:span></text:p>
          </table:table-cell>
          <table:table-cell table:style-name="Tabla14.E2" office:value-type="string">
            <text:p text:style-name="P36">200.3.48.127</text:p>
          </table:table-cell>
        </table:table-row>
        <table:table-row>
          <table:table-cell table:style-name="Tabla14.A2" office:value-type="string">
            <text:p text:style-name="P36">4</text:p>
          </table:table-cell>
          <table:table-cell table:style-name="Tabla14.A2" office:value-type="string">
            <text:p text:style-name="P36">200.3.48.128</text:p>
          </table:table-cell>
          <table:table-cell table:style-name="Tabla14.A2" office:value-type="string">
            <text:p text:style-name="P36">200.3.48.12<text:span text:style-name="T150">9</text:span></text:p>
          </table:table-cell>
          <table:table-cell table:style-name="Tabla14.A2" office:value-type="string">
            <text:p text:style-name="P36">200.3.48.15<text:span text:style-name="T150">8</text:span></text:p>
          </table:table-cell>
          <table:table-cell table:style-name="Tabla14.E2" office:value-type="string">
            <text:p text:style-name="P36">200.3.48.159</text:p>
          </table:table-cell>
        </table:table-row>
        <table:table-row>
          <table:table-cell table:style-name="Tabla14.A2" office:value-type="string">
            <text:p text:style-name="P36">5</text:p>
          </table:table-cell>
          <table:table-cell table:style-name="Tabla14.A2" office:value-type="string">
            <text:p text:style-name="P36">200.3.48.160</text:p>
          </table:table-cell>
          <table:table-cell table:style-name="Tabla14.A2" office:value-type="string">
            <text:p text:style-name="P36">200.3.48.16<text:span text:style-name="T150">1</text:span></text:p>
          </table:table-cell>
          <table:table-cell table:style-name="Tabla14.A2" office:value-type="string">
            <text:p text:style-name="P36">200.3.48.19<text:span text:style-name="T150">0</text:span></text:p>
          </table:table-cell>
          <table:table-cell table:style-name="Tabla14.E2" office:value-type="string">
            <text:p text:style-name="P36">200.3.48.191</text:p>
          </table:table-cell>
        </table:table-row>
      </table:table>
      <text:p text:style-name="P100"/>
      <text:p text:style-name="P147"/>
      <text:list text:style-name="L10">
        <text:list-item>
          <text:p text:style-name="P198"><text:span text:style-name="T50">25.0.0.0</text:span><text:span text:style-name="T55">/10</text:span><text:span text:style-name="T50"> </text:span><text:span text:style-name="T49">con sólo las</text:span><text:span text:style-name="T50"> 3 </text:span><text:span text:style-name="T49">primeras subredes</text:span><text:span text:style-name="T50">. </text:span><text:span text:style-name="T51">M</text:span><text:span text:style-name="T49">áscara de subred </text:span><text:span text:style-name="T51"><text:s/>= </text:span><text:span text:style-name="T59">255.192.0.0</text:span></text:p>
        </text:list-item>
      </text:list>
      <text:p text:style-name="P10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 table:style-name="Tabla15.1">
          <table:table-cell table:style-name="Tabla15.A1" table:number-rows-spanned="2" office:value-type="string">
            <text:p text:style-name="P150">N.º subred</text:p>
          </table:table-cell>
          <table:table-cell table:style-name="Tabla15.A1" table:number-rows-spanned="2" office:value-type="string">
            <text:p text:style-name="P150">Dirección de subred</text:p>
          </table:table-cell>
          <table:table-cell table:style-name="Tabla15.A1" table:number-columns-spanned="2" office:value-type="string">
            <text:p text:style-name="P151">Rang<text:span text:style-name="T88">o de IP válidas</text:span></text:p>
          </table:table-cell>
          <table:covered-table-cell/>
          <table:table-cell table:style-name="Tabla15.E1" table:number-rows-spanned="2" office:value-type="string">
            <text:p text:style-name="P150">Dirección de difusión</text:p>
          </table:table-cell>
        </table:table-row>
        <table:table-row table:style-name="Tabla15.1">
          <table:covered-table-cell table:style-name="Tabla15.A2"/>
          <table:covered-table-cell table:style-name="Tabla15.A2"/>
          <table:table-cell table:style-name="Tabla15.A2" office:value-type="string">
            <text:p text:style-name="P152">Desde</text:p>
          </table:table-cell>
          <table:table-cell table:style-name="Tabla15.A2" office:value-type="string">
            <text:p text:style-name="P152">Hasta</text:p>
          </table:table-cell>
          <table:covered-table-cell table:style-name="Tabla15.E2"/>
        </table:table-row>
        <table:table-row>
          <table:table-cell table:style-name="Tabla15.A2" office:value-type="string">
            <text:p text:style-name="P152">0</text:p>
          </table:table-cell>
          <table:table-cell table:style-name="Tabla15.A2" office:value-type="string">
            <text:p text:style-name="P149">25.0.0.0</text:p>
          </table:table-cell>
          <table:table-cell table:style-name="Tabla15.A2" office:value-type="string">
            <text:p text:style-name="P148"><text:span text:style-name="T151">25.0.0.</text:span><text:span text:style-name="T153">1</text:span></text:p>
          </table:table-cell>
          <table:table-cell table:style-name="Tabla15.A2" office:value-type="string">
            <text:p text:style-name="P37">25.63.255.254</text:p>
          </table:table-cell>
          <table:table-cell table:style-name="Tabla15.E2" office:value-type="string">
            <text:p text:style-name="P37">25.63.255.255</text:p>
          </table:table-cell>
        </table:table-row>
        <table:table-row>
          <table:table-cell table:style-name="Tabla15.A2" office:value-type="string">
            <text:p text:style-name="P152">1</text:p>
          </table:table-cell>
          <table:table-cell table:style-name="Tabla15.A2" office:value-type="string">
            <text:p text:style-name="P148"><text:span text:style-name="T151">25.</text:span><text:span text:style-name="T152">64</text:span><text:span text:style-name="T151">.0.0</text:span></text:p>
          </table:table-cell>
          <table:table-cell table:style-name="Tabla15.A2" office:value-type="string">
            <text:p text:style-name="P148"><text:span text:style-name="T151">25.</text:span><text:span text:style-name="T152">64</text:span><text:span text:style-name="T151">.0.</text:span><text:span text:style-name="T153">1</text:span></text:p>
          </table:table-cell>
          <table:table-cell table:style-name="Tabla15.A2" office:value-type="string">
            <text:p text:style-name="P37">25.127.255.254</text:p>
          </table:table-cell>
          <table:table-cell table:style-name="Tabla15.E2" office:value-type="string">
            <text:p text:style-name="P37">25.127.255.255</text:p>
          </table:table-cell>
        </table:table-row>
        <table:table-row>
          <table:table-cell table:style-name="Tabla15.A2" office:value-type="string">
            <text:p text:style-name="P152">2</text:p>
          </table:table-cell>
          <table:table-cell table:style-name="Tabla15.A2" office:value-type="string">
            <text:p text:style-name="P148"><text:span text:style-name="T151">25.</text:span><text:span text:style-name="T152">128</text:span><text:span text:style-name="T151">.0.0</text:span></text:p>
          </table:table-cell>
          <table:table-cell table:style-name="Tabla15.A2" office:value-type="string">
            <text:p text:style-name="P148"><text:span text:style-name="T151">25.</text:span><text:span text:style-name="T152">128</text:span><text:span text:style-name="T151">.0.</text:span><text:span text:style-name="T153">1</text:span></text:p>
          </table:table-cell>
          <table:table-cell table:style-name="Tabla15.A2" office:value-type="string">
            <text:p text:style-name="P37">25.191.255.254</text:p>
          </table:table-cell>
          <table:table-cell table:style-name="Tabla15.E2" office:value-type="string">
            <text:p text:style-name="P37">25.191.255.255</text:p>
          </table:table-cell>
        </table:table-row>
      </table:table>
      <text:p text:style-name="P100"/>
      <text:p text:style-name="P114"><text:span text:style-name="T103">e</text:span>) Indica, para cada apartado, si las IP pertenecen a la misma subred o no: </text:p>
      <text:p text:style-name="P103"/>
      <text:list xml:id="list1917705689" text:style-name="L11">
        <text:list-item>
          <text:p text:style-name="P163">145.53.29.12 <text:span text:style-name="T89">y</text:span> 145.53.34.15, <text:span text:style-name="T89">con máscara</text:span> <text:span text:style-name="T14">255.255.192.0</text:span><text:span text:style-name="T24">/19</text:span><text:span text:style-name="T23"><text:tab/></text:span><text:span text:style-name="T124">SUBREDES DIFERENTES</text:span></text:p>
          <text:p text:style-name="P164"><text:span text:style-name="T115">Ejemplo: es de c</text:span><text:span text:style-name="T89">lase B. Red=16 bits, subred=3 bits </text:span><text:span text:style-name="T107">(ya que 19-16=3)</text:span><text:span text:style-name="T89">, host=13 bits. </text:span><text:span text:style-name="T103">Como </text:span><text:span text:style-name="T89">29 es </text:span><text:span text:style-name="T91">000</text:span><text:span text:style-name="T89">11101 y 34 es </text:span><text:span text:style-name="T91">001</text:span><text:span text:style-name="T89">00010, </text:span><text:span text:style-name="T103">pertenecen a s</text:span><text:span text:style-name="T89">ubredes diferentes.</text:span></text:p>
          <text:p text:style-name="P171"/>
        </text:list-item>
        <text:list-item>
          <text:p text:style-name="P165">145.53.29.12 <text:span text:style-name="T89">y</text:span> 145.53.34.15, <text:span text:style-name="T89">con máscara</text:span> <text:span text:style-name="T8">255.255.240.</text:span><text:span text:style-name="T21">0</text:span><text:span text:style-name="T36">/20</text:span><text:span text:style-name="T112"><text:tab/></text:span><text:span text:style-name="T123">SUBREDES DIFERENTES</text:span></text:p>
          <text:p text:style-name="P173">Es de clase B, Red=16 bits, subred=<text:span text:style-name="T165">4</text:span> bits, host=1<text:span text:style-name="T165">2</text:span> bits.<text:span text:style-name="T155"> Como </text:span><text:span text:style-name="T89">29 es </text:span><text:span text:style-name="T91">00</text:span><text:span text:style-name="T158">01</text:span><text:span text:style-name="T89">1101 y 34 es </text:span><text:span text:style-name="T91">001</text:span><text:span text:style-name="T158">0</text:span><text:span text:style-name="T89">0010, </text:span><text:span text:style-name="T103">pertenecen a s</text:span><text:span text:style-name="T89">ubredes diferentes.</text:span></text:p>
          <text:p text:style-name="P173"/>
        </text:list-item>
        <text:list-item>
          <text:p text:style-name="P166">10.7.2.15 <text:span text:style-name="T89">y</text:span> 10.38.43.59, <text:span text:style-name="T89">con máscara</text:span> <text:span text:style-name="T22">255.240.0.0</text:span><text:span text:style-name="T24">/12</text:span><text:span text:style-name="T156"><text:tab/></text:span><text:span text:style-name="T168"><text:tab/></text:span><text:span text:style-name="T123">SUBREDES DIFERENTES</text:span></text:p>
          <text:p text:style-name="P174">Es de clase A, Red = 8 bits, subred = 4 bits, host = 20 bits. Como <text:span text:style-name="T156">7 es </text:span><text:span text:style-name="T157">0000</text:span><text:span text:style-name="T156">0111 y 38 es </text:span><text:span text:style-name="T157">0010</text:span><text:span text:style-name="T156">0110, pertenecen a subredes diferentes.</text:span></text:p>
          <text:p text:style-name="P174"/>
        </text:list-item>
        <text:list-item>
          <text:p text:style-name="P166">10.7.2.15 <text:span text:style-name="T89">y</text:span> 10.38.43.59, <text:span text:style-name="T89">con máscara</text:span> <text:span text:style-name="T14">255.192.0.0</text:span><text:span text:style-name="T24">/1</text:span><text:span text:style-name="T35">0</text:span><text:span text:style-name="T156"><text:tab/></text:span><text:span text:style-name="T166"><text:tab/></text:span><text:span text:style-name="T168"><text:tab/></text:span><text:span text:style-name="T123">MISMA SUBRED</text:span></text:p>
          <text:p text:style-name="P175">Es de clase A, Red = 8 bits, subred = <text:span text:style-name="T156">2</text:span> bits, host = 2<text:span text:style-name="T156">2</text:span> bits. Como <text:span text:style-name="T156">7 es </text:span><text:span text:style-name="T157">00</text:span><text:span text:style-name="T110">00</text:span><text:span text:style-name="T156">0111 y 38 es </text:span><text:span text:style-name="T157">00</text:span><text:span text:style-name="T110">10</text:span><text:span text:style-name="T156">0110, pertenecen a la misma subred.</text:span></text:p>
          <text:p text:style-name="P175"/>
        </text:list-item>
        <text:list-item>
          <text:p text:style-name="P167"><text:span text:style-name="T77">215.134.220.99 </text:span><text:span text:style-name="T89">y</text:span><text:span text:style-name="T77"> 215.134.220.105, </text:span><text:span text:style-name="T89">con máscara</text:span><text:span text:style-name="T77"> </text:span><text:span text:style-name="T14">255.255.255.224</text:span><text:span text:style-name="T35">/27</text:span><text:span text:style-name="T166"><text:tab/></text:span><text:span text:style-name="T123">MISMA SUBRED</text:span></text:p>
          <text:p text:style-name="P176">Es de clase <text:span text:style-name="T165">C</text:span>, Red = <text:span text:style-name="T165">24</text:span> bits, subred = <text:span text:style-name="T165">3</text:span> bits, host = <text:span text:style-name="T165">5</text:span> bits. Como <text:span text:style-name="T165">99</text:span><text:span text:style-name="T156"> es </text:span><text:span text:style-name="T157">0</text:span><text:span text:style-name="T159">11</text:span><text:span text:style-name="T110">0</text:span><text:span text:style-name="T156">0</text:span><text:span text:style-name="T166">0</text:span><text:span text:style-name="T156">11 y </text:span><text:span text:style-name="T166">105</text:span><text:span text:style-name="T156"> es </text:span><text:span text:style-name="T157">0</text:span><text:span text:style-name="T159">1</text:span><text:span text:style-name="T157">1</text:span><text:span text:style-name="T110">0</text:span><text:span text:style-name="T111">1</text:span><text:span text:style-name="T166">001</text:span><text:span text:style-name="T156">, pertenecen a la misma subred.</text:span></text:p>
        </text:list-item>
      </text:list>
      <text:p text:style-name="P125"/>
      <text:p text:style-name="P125"/>
      <text:p text:style-name="P125"/>
      <text:list xml:id="list112150219342846" text:continue-numbering="true" text:style-name="L11">
        <text:list-item>
          <text:p text:style-name="P168"><text:soft-page-break/><text:span text:style-name="T77">215.134.220.99 </text:span><text:span text:style-name="T89">y</text:span><text:span text:style-name="T77"> 215.134.220.105, </text:span><text:span text:style-name="T89">con máscara</text:span><text:span text:style-name="T77"> </text:span><text:span text:style-name="T167">255.255.255.252</text:span><text:span text:style-name="T34">/30</text:span><text:span text:style-name="T113"><text:tab/></text:span><text:span text:style-name="T124">SUBREDES DIFERENTES</text:span></text:p>
          <text:p text:style-name="P179"><text:span text:style-name="T168">Es de clase </text:span><text:span text:style-name="T165">C</text:span><text:span text:style-name="T168">, Red = </text:span><text:span text:style-name="T165">24</text:span><text:span text:style-name="T168"> bits, subred = 6 bits, host = 2 bits. Como </text:span><text:span text:style-name="T165">99</text:span><text:span text:style-name="T156"> es </text:span><text:span text:style-name="T157">0</text:span><text:span text:style-name="T159">11</text:span><text:span text:style-name="T157">00</text:span><text:span text:style-name="T159">0</text:span><text:span text:style-name="T156">11 y </text:span><text:span text:style-name="T166">105</text:span><text:span text:style-name="T156"> es </text:span><text:span text:style-name="T157">0</text:span><text:span text:style-name="T159">1</text:span><text:span text:style-name="T157">10</text:span><text:span text:style-name="T159">10</text:span><text:span text:style-name="T166">01</text:span><text:span text:style-name="T156">, pertenecen a </text:span><text:span text:style-name="T168">subredes di</text:span><text:span text:style-name="T169">ferentes</text:span><text:span text:style-name="T168">.</text:span></text:p>
          <text:p text:style-name="P180"/>
        </text:list-item>
        <text:list-item>
          <text:p text:style-name="P169"><text:span text:style-name="T77">29.45.67.124 </text:span><text:span text:style-name="T89">y</text:span><text:span text:style-name="T77"> 29.138.100.49, </text:span><text:span text:style-name="T89">con máscara</text:span><text:span text:style-name="T77"> </text:span><text:span text:style-name="T13">255.255.128.0</text:span><text:span text:style-name="T35">/17</text:span><text:span text:style-name="T7"><text:tab/></text:span><text:span text:style-name="T170"><text:tab/></text:span><text:span text:style-name="T124">SUBREDES DIFERENTES</text:span></text:p>
          <text:p text:style-name="P177">Es de clase <text:span text:style-name="T169">A</text:span>, Red =<text:span text:style-name="T169"> 8</text:span> bits, subred = <text:span text:style-name="T169">9</text:span> bits, host = <text:span text:style-name="T169">1</text:span><text:span text:style-name="T165">5</text:span> bits. Como <text:span text:style-name="T170">45</text:span><text:span text:style-name="T156"> es </text:span><text:span text:style-name="T160">00101101</text:span><text:span text:style-name="T156"> y </text:span><text:span text:style-name="T166">1</text:span><text:span text:style-name="T170">38</text:span><text:span text:style-name="T156"> es </text:span><text:span text:style-name="T161">10001010</text:span><text:span text:style-name="T156">, pertenecen a la subre</text:span><text:span text:style-name="T171">des diferentes</text:span><text:span text:style-name="T156">.</text:span></text:p>
          <text:p text:style-name="P177"/>
        </text:list-item>
        <text:list-item>
          <text:p text:style-name="P170"><text:span text:style-name="T77">195.42.27.90, 195.42.27.100 </text:span><text:span text:style-name="T89">y</text:span><text:span text:style-name="T77"> 195.42.27.105, </text:span><text:span text:style-name="T89">con máscara</text:span><text:span text:style-name="T77"> </text:span><text:span text:style-name="T12">255.255.255.248</text:span><text:span text:style-name="T35">/29</text:span><text:span text:style-name="T77"><text:tab/></text:span><text:span text:style-name="T124">SUBREDES DIFERENTES</text:span></text:p>
          <text:p text:style-name="P199"><text:span text:style-name="T60">Es de clase </text:span><text:span text:style-name="T61">C</text:span><text:span text:style-name="T60">, Red = </text:span><text:span text:style-name="T61">24</text:span><text:span text:style-name="T60"> bits, subred = </text:span><text:span text:style-name="T62">5</text:span><text:span text:style-name="T60"> bits, host = </text:span><text:span text:style-name="T62">3</text:span><text:span text:style-name="T60"> bits. Como </text:span><text:span text:style-name="T61">9</text:span><text:span text:style-name="T62">0</text:span><text:span text:style-name="T63"> es </text:span><text:span text:style-name="T67">01011</text:span><text:span text:style-name="T62">010</text:span><text:span text:style-name="T64">,</text:span><text:span text:style-name="T63"> </text:span><text:span text:style-name="T65">10</text:span><text:span text:style-name="T62">0</text:span><text:span text:style-name="T63"> es </text:span><text:span text:style-name="T68">0</text:span><text:span text:style-name="T69">1</text:span><text:span text:style-name="T68">10</text:span><text:span text:style-name="T69">0</text:span><text:span text:style-name="T64">1</text:span><text:span text:style-name="T65">0</text:span><text:span text:style-name="T64">0 y 105 es </text:span><text:span text:style-name="T70">0</text:span><text:span text:style-name="T68">1101</text:span><text:span text:style-name="T63">001 pertene</text:span><text:span text:style-name="T60">cen a subre</text:span><text:span text:style-name="T66">des dife</text:span><text:span text:style-name="T60">rentes.</text:span></text:p>
          <text:p text:style-name="P178"/>
        </text:list-item>
      </text:list>
      <text:p text:style-name="P115"><text:span text:style-name="T103">f</text:span>) Indica, para cada IP, a qué subred pertenece (la 0, la 1, la 2, etc), sabiendo que se usa la máscara /27: </text:p>
      <text:p text:style-name="P126"/>
      <text:p text:style-name="P127">0 = rango desde 192.168.0.1 <text:span text:style-name="T197"><text:tab/></text:span>hasta 192.168.0.31 <text:tab/><text:span text:style-name="T197"><text:tab/></text:span>= <text:span text:style-name="T172">192.168.0.</text:span><text:span text:style-name="T102">10</text:span><text:span text:style-name="T172">, 192.168.0.</text:span><text:span text:style-name="T102">20</text:span></text:p>
      <text:p text:style-name="P127"/>
      <text:p text:style-name="P127">1 = rango desde 192.168.0.32 <text:span text:style-name="T197"><text:tab/></text:span>hasta 192.168.0.63 <text:tab/><text:span text:style-name="T197"><text:tab/></text:span>= <text:span text:style-name="T172">192.168.0.</text:span><text:span text:style-name="T102">58</text:span></text:p>
      <text:p text:style-name="P127"/>
      <text:p text:style-name="P128">2 = rango desde 192.168.0.64<text:span text:style-name="T197"><text:tab/></text:span>hasta 192.168.0.95 <text:tab/><text:span text:style-name="T197"><text:tab/></text:span>= <text:span text:style-name="T172">192.168.0.</text:span><text:span text:style-name="T102">64</text:span><text:span text:style-name="T173">, </text:span><text:span text:style-name="T172">192.168.0.</text:span><text:span text:style-name="T102">90</text:span></text:p>
      <text:p text:style-name="P128"/>
      <text:p text:style-name="P128">3 = rango desde 192.168.0.96 <text:span text:style-name="T197"><text:tab/></text:span>hasta 192.168.0.127 <text:tab/>=<text:span text:style-name="T173"> </text:span><text:span text:style-name="T172">192.168.0.</text:span><text:span text:style-name="T102">99</text:span><text:span text:style-name="T173">, </text:span><text:span text:style-name="T172">192.168.0.</text:span><text:span text:style-name="T102">107</text:span></text:p>
      <text:p text:style-name="P128"/>
      <text:p text:style-name="P128">4 = rango desde 192.168.0.128 <text:span text:style-name="T197"><text:tab/></text:span>hasta 192.168.0.159 <text:span text:style-name="T197"><text:tab/></text:span>=<text:span text:style-name="T173"> </text:span><text:span text:style-name="T172">192.168.0.</text:span><text:span text:style-name="T102">153</text:span><text:span text:style-name="T172">, 192.168.0.</text:span><text:span text:style-name="T102">159</text:span></text:p>
      <text:p text:style-name="P127"/>
      <text:p text:style-name="P118">Ejemplo: 192.168.0.10 es de clase C, luego red=<text:span text:style-name="T108">24</text:span> bits, subred=27-24=<text:span text:style-name="T96">3</text:span> bits, host=<text:span text:style-name="T100">5</text:span> bits. </text:p>
      <text:p text:style-name="P118">Por tanto, 192.168.0.10=<text:span text:style-name="T108">192.168.0</text:span>.<text:span text:style-name="T96">000</text:span><text:span text:style-name="T100">01010.</text:span><text:span text:style-name="T109"> Pertenece a la subred 000, es decir, la 0.</text:span></text:p>
      <text:p text:style-name="P122"/>
      <text:p text:style-name="P103"><text:span text:style-name="T103">g</text:span><text:span text:style-name="T89">) Indica una máscara de subred para cada apartado de manera que ambas IP pertenezcan a la misma subred: </text:span></text:p>
      <text:p text:style-name="P103"/>
      <text:list xml:id="list3508678662" text:style-name="L12">
        <text:list-item>
          <text:p text:style-name="P183"><text:span text:style-name="T107">2</text:span>0.7.5.3 <text:span text:style-name="T89">y</text:span> <text:span text:style-name="T107">2</text:span>0.4.2.9</text:p>
          <text:p text:style-name="P183"/>
        </text:list-item>
      </text:list>
      <text:p text:style-name="P118">Ejemplo: por ser de clase A, red=8 bits, subred=? bits, host=? bits</text:p>
      <text:p text:style-name="P118">No sabemos la parte de subred y host, pero se nos dice que han de pertenecer a la misma subred, por tanto, la parte de subred debe ser la misma. Si pasamos a binario:</text:p>
      <text:p text:style-name="P118"><text:soft-page-break/>20.7.5.3=20.<text:span text:style-name="T90">000001</text:span>11.00000101.00000011</text:p>
      <text:p text:style-name="P118">20.4.2.9=20.<text:span text:style-name="T90">000001</text:span>00.00000010.00001001</text:p>
      <text:p text:style-name="P118">Se ha coloreado la parte que tienen en común, es decir, 6 bits. Por tanto la máscara será /<text:span text:style-name="T118">14 (ya que </text:span>8 <text:span text:style-name="T118">(red)</text:span>+6 <text:span text:style-name="T118">(subred)</text:span>=14<text:span text:style-name="T118">).</text:span></text:p>
      <text:p text:style-name="P118"/>
      <text:list xml:id="list112148574719506" text:continue-numbering="true" text:style-name="L12">
        <text:list-item>
          <text:p text:style-name="P183">140.29.57.228 <text:span text:style-name="T89">y</text:span> 140.29.5<text:span text:style-name="T78">2</text:span>.130<text:span text:style-name="T174"> la máscara será /20 ya que Red = 16 + subred = 4<text:tab/></text:span><text:span text:style-name="T11">255.255.240.0</text:span><text:span text:style-name="T33">/20</text:span></text:p>
          <text:p text:style-name="P184">140.29.57.228<text:span text:style-name="T173"> = 140.29.</text:span><text:span text:style-name="T162">0011</text:span><text:span text:style-name="T174">1001.11100100</text:span></text:p>
          <text:p text:style-name="P184">140.29.5<text:span text:style-name="T78">2</text:span>.130<text:span text:style-name="T173"> = 140.29.</text:span><text:span text:style-name="T162">0011</text:span><text:span text:style-name="T174">0100.10000010</text:span></text:p>
          <text:p text:style-name="P184"/>
        </text:list-item>
        <text:list-item>
          <text:p text:style-name="P183">215.34.22.16 <text:span text:style-name="T89">y</text:span> 215.34.22.94<text:span text:style-name="T175"> la máscara será /25 ya que Red = 24 + subred = 1</text:span><text:span text:style-name="T176"><text:tab/></text:span><text:span text:style-name="T175"><text:tab/></text:span><text:span text:style-name="T10">255.255.255.128</text:span><text:span text:style-name="T32">/25</text:span></text:p>
          <text:p text:style-name="P185">215.34.22.16<text:span text:style-name="T175"> = 215.34.22.</text:span><text:span text:style-name="T163">0</text:span><text:span text:style-name="T175">0010000</text:span></text:p>
          <text:p text:style-name="P185">215.34.22.94<text:span text:style-name="T175"> = 215.34.22.</text:span><text:span text:style-name="T163">0</text:span><text:span text:style-name="T175">1011110</text:span></text:p>
          <text:p text:style-name="P185"/>
        </text:list-item>
        <text:list-item>
          <text:p text:style-name="P183">173.25.41.38 <text:span text:style-name="T89">y</text:span> 173.25.120.12<text:span text:style-name="T176"> la máscara será /17 ya que Red = 16 + subred = 1 <text:tab/></text:span><text:span text:style-name="T9">255.255.128.0</text:span><text:span text:style-name="T31">/17</text:span></text:p>
          <text:p text:style-name="P185">173.25.41.38<text:span text:style-name="T175"> </text:span><text:span text:style-name="T176"><text:s text:c="2"/></text:span><text:span text:style-name="T175">= 173.25.</text:span><text:span text:style-name="T164">0</text:span><text:span text:style-name="T176">0101001.00100110</text:span></text:p>
          <text:p text:style-name="P185">173.25.120.12<text:span text:style-name="T176"> = 173.25.</text:span><text:span text:style-name="T164">0</text:span><text:span text:style-name="T176">1111000.00001100</text:span></text:p>
          <text:p text:style-name="P185"/>
        </text:list-item>
        <text:list-item>
          <text:p text:style-name="P183">92.15.113.26 <text:span text:style-name="T89">y</text:span> 92.24.0.28<text:span text:style-name="T176"> la máscara será /11 ya que Red = 8 + subred = 3<text:tab/><text:tab/></text:span><text:span text:style-name="T9">255.224.0.0</text:span><text:span text:style-name="T30">/11</text:span></text:p>
          <text:p text:style-name="P186">92.15.113.26<text:span text:style-name="T176"> <text:s/>= 92.</text:span><text:span text:style-name="T164">000</text:span><text:span text:style-name="T176">01111.01110001.00011010</text:span></text:p>
          <text:p text:style-name="P186">92.24.0.28<text:span text:style-name="T176"> <text:s text:c="5"/>= 92.</text:span><text:span text:style-name="T164">000</text:span><text:span text:style-name="T176">11000.00000000.00011100</text:span></text:p>
        </text:list-item>
      </text:list>
      <text:p text:style-name="P115"/>
      <text:p text:style-name="P115"><text:span text:style-name="T103">h</text:span>) En la red 192.168.1.0 necesitas crear tantas subredes como puedas, de manera que cada subred tenga 30 equipos como máximo. Indica la máscara que usarías para conseguirlo, así como cuántas subredes crearías.</text:p>
      <text:p text:style-name="P155">La máscara será /27</text:p>
      <text:p text:style-name="P153">Necesitaremos <text:span text:style-name="T183">5 bits para el host para poder tener 30 equipos en cada subred así que para la subred podremos ponerle 3 bits a las subredes y podremos crear 8 subredes de máximo.</text:span></text:p>
      <text:p text:style-name="P119"/>
      <text:p text:style-name="P104"/>
      <text:p text:style-name="P115"><text:span text:style-name="T103">i</text:span>) Las subredes del apartado anterior crecen y ahora han de soportar <text:span text:style-name="T103">hasta </text:span>50 equipos en cada subred. Indica la nueva máscara que usarías.</text:p>
      <text:p text:style-name="P155">La máscara será /26</text:p>
      <text:p text:style-name="P154">Necesitaremos <text:span text:style-name="T183">6 bits para el host para poder tener 50 equipos en cada subred así que para la subred podremos ponerle 2 bits a las subredes y podremos crear 4 subredes de máximo.</text:span></text:p>
      <text:p text:style-name="P105"/>
      <text:p text:style-name="P106"/>
      <text:p text:style-name="P106"><text:soft-page-break/><text:span text:style-name="T103">j</text:span><text:span text:style-name="T89">) Supongamos que en una empresa (red 10.0.0.0) se quieren crear 3 subredes (planta baja, primer piso y segundo piso). ¿Qué máscara usarías? Indica el reparto de IP de cada subred en una tabla como las del </text:span><text:span text:style-name="T103">ejercicio</text:span><text:span text:style-name="T89"> </text:span><text:span text:style-name="T103">2d</text:span><text:span text:style-name="T89">.</text:span></text:p>
      <text:p text:style-name="P10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table:number-rows-spanned="2" office:value-type="string">
            <text:p text:style-name="P10">N.º subred</text:p>
          </table:table-cell>
          <table:table-cell table:style-name="Tabla4.A1" table:number-rows-spanned="2" office:value-type="string">
            <text:p text:style-name="P10">Dirección de subred</text:p>
          </table:table-cell>
          <table:table-cell table:style-name="Tabla4.A1" table:number-columns-spanned="2" office:value-type="string">
            <text:p text:style-name="P6">Rang<text:span text:style-name="T88">o de IP válidas</text:span></text:p>
          </table:table-cell>
          <table:covered-table-cell/>
          <table:table-cell table:style-name="Tabla4.E1" table:number-rows-spanned="2" office:value-type="string">
            <text:p text:style-name="P10">Dirección de difusión</text:p>
          </table:table-cell>
        </table:table-row>
        <table:table-row>
          <table:covered-table-cell table:style-name="Tabla4.A2"/>
          <table:covered-table-cell table:style-name="Tabla4.A2"/>
          <table:table-cell table:style-name="Tabla4.A2" office:value-type="string">
            <text:p text:style-name="P32">Desde</text:p>
          </table:table-cell>
          <table:table-cell table:style-name="Tabla4.A2" office:value-type="string">
            <text:p text:style-name="P32">Hasta</text:p>
          </table:table-cell>
          <table:covered-table-cell table:style-name="Tabla4.E2"/>
        </table:table-row>
        <table:table-row>
          <table:table-cell table:style-name="Tabla4.A2" office:value-type="string">
            <text:p text:style-name="P32">0</text:p>
          </table:table-cell>
          <table:table-cell table:style-name="Tabla4.A2" office:value-type="string">
            <text:p text:style-name="P38">10.0.0.0</text:p>
          </table:table-cell>
          <table:table-cell table:style-name="Tabla4.A2" office:value-type="string">
            <text:p text:style-name="P38">10.0.0.1</text:p>
          </table:table-cell>
          <table:table-cell table:style-name="Tabla4.A2" office:value-type="string">
            <text:p text:style-name="P38">10.63.255.254</text:p>
          </table:table-cell>
          <table:table-cell table:style-name="Tabla4.E2" office:value-type="string">
            <text:p text:style-name="P38">10.63.255.255</text:p>
          </table:table-cell>
        </table:table-row>
        <table:table-row>
          <table:table-cell table:style-name="Tabla4.A2" office:value-type="string">
            <text:p text:style-name="P32">1</text:p>
          </table:table-cell>
          <table:table-cell table:style-name="Tabla4.A2" office:value-type="string">
            <text:p text:style-name="P38">10.64.0.0</text:p>
          </table:table-cell>
          <table:table-cell table:style-name="Tabla4.A2" office:value-type="string">
            <text:p text:style-name="P38">10.64.0.1</text:p>
          </table:table-cell>
          <table:table-cell table:style-name="Tabla4.A2" office:value-type="string">
            <text:p text:style-name="P38">10.127.255.254</text:p>
          </table:table-cell>
          <table:table-cell table:style-name="Tabla4.E2" office:value-type="string">
            <text:p text:style-name="P38">10.127.255.255</text:p>
          </table:table-cell>
        </table:table-row>
        <table:table-row>
          <table:table-cell table:style-name="Tabla4.A2" office:value-type="string">
            <text:p text:style-name="P32">2</text:p>
          </table:table-cell>
          <table:table-cell table:style-name="Tabla4.A2" office:value-type="string">
            <text:p text:style-name="P38">10.128.0.0</text:p>
          </table:table-cell>
          <table:table-cell table:style-name="Tabla4.A2" office:value-type="string">
            <text:p text:style-name="P38">10.128.0.1</text:p>
          </table:table-cell>
          <table:table-cell table:style-name="Tabla4.A2" office:value-type="string">
            <text:p text:style-name="P38">10.191.255.254</text:p>
          </table:table-cell>
          <table:table-cell table:style-name="Tabla4.E2" office:value-type="string">
            <text:p text:style-name="P38">10.191.255.255</text:p>
          </table:table-cell>
        </table:table-row>
      </table:table>
      <text:p text:style-name="P101"/>
      <text:p text:style-name="P129">La máscara será <text:span text:style-name="T15">255.192.0.0</text:span><text:span text:style-name="T24">/10</text:span></text:p>
      <text:p text:style-name="P116"/>
      <text:p text:style-name="P115"><text:span text:style-name="T115">k</text:span>) Dada la red 170.20.0.0/19, clasifica estas IP como <text:span text:style-name="T181">válidas</text:span>, <text:span text:style-name="T177">broadcast</text:span> o direcciones de <text:span text:style-name="T179">subred</text:span>:</text:p>
      <text:p text:style-name="P115"/>
      <text:p text:style-name="P120"><text:span text:style-name="T181">170.20.</text:span><text:span text:style-name="T182">96.7</text:span><text:span text:style-name="T114">, </text:span><text:span text:style-name="T181">170.20.</text:span><text:span text:style-name="T182">154.254</text:span><text:span text:style-name="T114">, </text:span><text:span text:style-name="T182">170.20.191.254</text:span><text:span text:style-name="T79">, </text:span><text:span text:style-name="T180">170.20.96.0</text:span><text:span text:style-name="T79">, </text:span><text:span text:style-name="T182">170.20.97.0</text:span><text:span text:style-name="T114">, </text:span><text:span text:style-name="T182">170.20.38.255</text:span><text:span text:style-name="T79">, </text:span><text:span text:style-name="T178">170.20.159.255</text:span><text:span text:style-name="T79">, </text:span><text:span text:style-name="T182">170.20.192.1</text:span><text:span text:style-name="T114">, </text:span><text:span text:style-name="T182">170.20.125.0</text:span></text:p>
      <text:p text:style-name="P120"/>
      <text:p text:style-name="P118"><text:span text:style-name="T1">Pista:</text:span> recuerda que dirección de broadcast es aquella que tiene <text:span text:style-name="T37">toda</text:span> la parte de host a 1 y dirección de subred es aquella que tiene <text:span text:style-name="T37">toda</text:span> la parte de host a 0. El resto son IP válidas para equipos.</text:p>
      <text:p text:style-name="P104"/>
      <text:p text:style-name="P107"><text:span text:style-name="T115">l</text:span><text:span text:style-name="T89">) Indica la máscara de subred CIDR más apropiada para cada una de estas situaciones (siempre que sea posible encontrar una)</text:span>:</text:p>
      <text:p text:style-name="P107"/>
      <text:list xml:id="list15657755" text:style-name="L13">
        <text:list-item>
          <text:p text:style-name="P172">Queremos 4 subredes con 40 equipos cada una usando IP de clase C. Máscara: <text:s/><text:span text:style-name="T16">255.255.255.192</text:span><text:span text:style-name="T25">/26</text:span></text:p>
        </text:list-item>
      </text:list>
      <text:p text:style-name="P115"/>
      <text:p text:style-name="P121">Ejemplo: es de clase C (por tanto, 24 bits para red), hay 4 subredes (por tanto, necesitamos 2 bits para subred para poder hacer las 4 combinaciones diferentes). El resto serían 32-24-2=6 bits. Con 6 bits podemos hacer hasta 2<text:span text:style-name="T83">6</text:span>=64 combinaciones, luego sí que es posible que quepan 40 equipos. La máscara sería /26.</text:p>
      <text:p text:style-name="P121"/>
      <text:p text:style-name="P121"/>
      <text:p text:style-name="P121"/>
      <text:list xml:id="list112150629477784" text:continue-numbering="true" text:style-name="L13">
        <text:list-item>
          <text:p text:style-name="P172">Queremos 10 subredes con 400 equipos cada una usando IP de clase B. Máscara: <text:span text:style-name="T17">255.255.240.0</text:span><text:span text:style-name="T26">/20</text:span></text:p>
          <text:p text:style-name="P187">Necesitaremos 4 bits para las subredes por lo tanto nos quedarán <text:span text:style-name="T185">12 bits para el host.</text:span></text:p>
          <text:p text:style-name="P187"/>
        </text:list-item>
        <text:list-item>
          <text:p text:style-name="P200"><text:soft-page-break/><text:span text:style-name="T71">Queremos 6 subredes con 50 equipos cada una usando IP de clase C. Máscara: </text:span><text:span text:style-name="T127">No es posible</text:span><text:span text:style-name="T72"> ya que si usamos 3 bits para subredes nos quedarán 5 bits para host y con 5 bits (2</text:span><text:span text:style-name="T84">5</text:span><text:span text:style-name="T186">-2)</text:span><text:span text:style-name="T72"> para host solamente podremos poner 30 equipos por subred.</text:span></text:p>
          <text:p text:style-name="P200"/>
        </text:list-item>
        <text:list-item>
          <text:p text:style-name="P172">Queremos 20 subredes con 200 equipos cada una usando IP de clase A. Máscara: <text:s/><text:span text:style-name="T18">255.248.0.0</text:span><text:span text:style-name="T27">/13</text:span></text:p>
          <text:p text:style-name="P188">Necesitaremos <text:span text:style-name="T193">5</text:span> bits para las subredes por lo tanto nos quedarán <text:span text:style-name="T193">19</text:span><text:span text:style-name="T185"> </text:span><text:span text:style-name="T154">(2</text:span><text:span text:style-name="T85">19</text:span><text:span text:style-name="T187">-2)</text:span><text:span text:style-name="T188"> </text:span><text:span text:style-name="T185">bits para el host.</text:span></text:p>
          <text:p text:style-name="P189"/>
        </text:list-item>
        <text:list-item>
          <text:p text:style-name="P172">Queremos 7 subredes con 30 equipos cada una usando IP de clase B. Máscara: <text:s/><text:span text:style-name="T18">255.255.</text:span><text:span text:style-name="T19">224.0</text:span><text:span text:style-name="T28">/19</text:span></text:p>
          <text:p text:style-name="P188">Necesitaremos <text:span text:style-name="T194">3</text:span> bits para las subredes por lo tanto nos quedarán <text:span text:style-name="T194">13</text:span><text:span text:style-name="T195"> </text:span><text:span text:style-name="T154">(2</text:span><text:span text:style-name="T85">13</text:span><text:span text:style-name="T187">-2)</text:span><text:span text:style-name="T185"> bits para el host.</text:span></text:p>
          <text:p text:style-name="P190"/>
        </text:list-item>
        <text:list-item>
          <text:p text:style-name="P172">Queremos 4 subredes con 500 equipos cada una usando IP de clase A. Máscara: <text:s/><text:span text:style-name="T19">255.192.0.0</text:span><text:span text:style-name="T28">/10</text:span></text:p>
          <text:p text:style-name="P188">Necesitaremos <text:span text:style-name="T194">2</text:span> bits para las subredes por lo tanto nos quedarán <text:span text:style-name="T195">22 </text:span><text:span text:style-name="T154">(2</text:span><text:span text:style-name="T85">22</text:span><text:span text:style-name="T187">-</text:span><text:span text:style-name="T189">2</text:span><text:span text:style-name="T187">)</text:span><text:span text:style-name="T185"> bits para el host.</text:span></text:p>
          <text:p text:style-name="P190"/>
        </text:list-item>
        <text:list-item>
          <text:p text:style-name="P172">Queremos 4 subredes con 52 equipos cada una usando IP de clase C. Máscara: <text:s/><text:span text:style-name="T20">255.255.255.192</text:span><text:span text:style-name="T29">/26</text:span></text:p>
          <text:p text:style-name="P191">Necesitaremos <text:span text:style-name="T194">2</text:span> bits para las subredes por lo tanto nos quedarán <text:span text:style-name="T196">6</text:span><text:span text:style-name="T195"> </text:span><text:span text:style-name="T198">(2</text:span><text:span text:style-name="T86">6</text:span><text:span text:style-name="T190">-2</text:span><text:span text:style-name="T191">=</text:span><text:span text:style-name="T192">62</text:span><text:span text:style-name="T190">)</text:span><text:span text:style-name="T185"> bits para el host.</text:span></text:p>
          <text:p text:style-name="P191"/>
        </text:list-item>
        <text:list-item>
          <text:p text:style-name="P172">Queremos 15 subredes con 40 equipos cada una usando IP de clase A. Máscara: <text:s/><text:span text:style-name="T20">255.240.0.0</text:span><text:span text:style-name="T29">/12</text:span></text:p>
          <text:p text:style-name="P191">Necesitaremos <text:span text:style-name="T196">4</text:span> bits para las subredes por lo tanto nos quedarán <text:span text:style-name="T196">20</text:span><text:span text:style-name="T195"> </text:span><text:span text:style-name="T198">(2</text:span><text:span text:style-name="T86">20</text:span><text:span text:style-name="T190">-2)</text:span><text:span text:style-name="T185"> bits para el host.</text:span></text:p>
        </text:list-item>
      </text:list>
      <text:p text:style-name="P105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13:21.736000000</meta:creation-date>
    <dc:date>2023-03-16T11:21:47.678297073</dc:date>
    <meta:editing-duration>PT11H8M40S</meta:editing-duration>
    <meta:editing-cycles>98</meta:editing-cycles>
    <meta:generator>LibreOffice/7.5.0.3$Linux_X86_64 LibreOffice_project/50$Build-3</meta:generator>
    <meta:document-statistic meta:table-count="16" meta:image-count="0" meta:object-count="0" meta:page-count="14" meta:paragraph-count="774" meta:word-count="2651" meta:character-count="17146" meta:non-whitespace-character-count="15246"/>
  </office:meta>
</office:document-meta>
</file>